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C00000026A642F673.png" manifest:media-type="image/png"/>
  <manifest:file-entry manifest:full-path="Pictures/10000001000000180000001C80C97143.png" manifest:media-type="image/png"/>
  <manifest:file-entry manifest:full-path="Pictures/100000010000002D000000260B1F7447.png" manifest:media-type="image/png"/>
  <manifest:file-entry manifest:full-path="Pictures/100000010000001900000019A16B9B03.png" manifest:media-type="image/png"/>
  <manifest:file-entry manifest:full-path="Pictures/100000010000002D000000256A99B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>
      <loext:graphic-properties draw:fill="solid" draw:fill-color="#1f2225" draw:opacity="7%"/>
      <style:paragraph-properties fo:text-align="center"/>
    </style:style>
    <style:style style:name="P3" style:family="paragraph" style:parent-style-name="Text_20_body">
      <style:paragraph-properties fo:margin-left="0in" fo:margin-right="0in"/>
      <style:text-properties fo:font-size="10pt" style:font-size-asian="10pt"/>
    </style:style>
    <style:style style:name="P4" style:family="paragraph" style:parent-style-name="Text_20_body">
      <style:paragraph-properties fo:margin-left="0in" fo:margin-right="0in" fo:margin-top="0.0035in" fo:margin-bottom="0in" style:contextual-spacing="false"/>
      <style:text-properties fo:font-size="7.5pt" style:font-size-asian="7.5pt"/>
    </style:style>
    <style:style style:name="P5" style:family="paragraph">
      <loext:graphic-properties draw:fill="solid" draw:fill-color="#ff8686" draw:opacity="35%"/>
      <style:paragraph-properties fo:text-align="center"/>
      <style:text-properties fo:font-size="11pt"/>
    </style:style>
    <style:style style:name="P6" style:family="paragraph">
      <style:paragraph-properties fo:text-align="start"/>
      <style:text-properties style:font-name="Trebuchet MS" fo:font-size="11pt"/>
    </style:style>
    <style:style style:name="P7" style:family="paragraph">
      <loext:graphic-properties draw:fill="none" draw:fill-color="#ffffff"/>
      <style:paragraph-properties fo:text-align="start"/>
      <style:text-properties style:font-name="Trebuchet MS" fo:font-size="11pt"/>
    </style:style>
    <style:style style:name="P8" style:family="paragraph" style:parent-style-name="Text_20_body">
      <style:paragraph-properties fo:margin-left="0in" fo:margin-right="0in" fo:margin-top="0.002in" fo:margin-bottom="0in" style:contextual-spacing="false"/>
      <style:text-properties fo:font-size="14pt" style:font-size-asian="14pt"/>
    </style:style>
    <style:style style:name="P9" style:family="paragraph" style:parent-style-name="List_20_Paragraph" style:list-style-name="WWNum1">
      <style:paragraph-properties fo:margin-left="0.3417in" fo:margin-right="0in" fo:margin-top="0.0756in" fo:margin-bottom="0in" style:contextual-spacing="false" fo:line-height="100%" fo:text-align="start" style:justify-single-word="false" fo:text-indent="-0.239in" style:auto-text-indent="false">
        <style:tab-stops>
          <style:tab-stop style:position="0.3425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.0035in" fo:margin-bottom="0in" style:contextual-spacing="false"/>
      <style:text-properties fo:font-size="12.5pt" style:font-size-asian="12.5pt"/>
    </style:style>
    <style:style style:name="P11" style:family="paragraph" style:parent-style-name="List_20_Paragraph" style:list-style-name="WWNum1">
      <style:paragraph-properties fo:margin-left="0.5756in" fo:margin-right="0in" fo:margin-top="0.0992in" fo:margin-bottom="0in" style:contextual-spacing="false" fo:line-height="100%" fo:text-align="start" style:justify-single-word="false" fo:text-indent="-0.2429in" style:auto-text-indent="false">
        <style:tab-stops>
          <style:tab-stop style:position="0.5764in"/>
        </style:tab-stops>
      </style:paragraph-properties>
    </style:style>
    <style:style style:name="P12" style:family="paragraph" style:parent-style-name="Text_20_body">
      <style:paragraph-properties fo:margin-left="0in" fo:margin-right="0in" fo:margin-top="0.0047in" fo:margin-bottom="0in" style:contextual-spacing="false"/>
      <style:text-properties fo:font-size="10.5pt" style:font-size-asian="10.5pt"/>
    </style:style>
    <style:style style:name="P13" style:family="paragraph" style:parent-style-name="Text_20_body">
      <style:paragraph-properties fo:margin-top="0.0756in" fo:margin-bottom="0in" style:contextual-spacing="false"/>
    </style:style>
    <style:style style:name="P14" style:family="paragraph" style:parent-style-name="List_20_Paragraph" style:list-style-name="WWNum1">
      <style:paragraph-properties fo:margin-left="0.5756in" fo:margin-right="0in" fo:margin-top="0.0992in" fo:margin-bottom="0in" style:contextual-spacing="false" fo:line-height="100%" fo:text-align="start" style:justify-single-word="false" fo:text-indent="-0.2299in" style:auto-text-indent="false">
        <style:tab-stops>
          <style:tab-stop style:position="0.5764in"/>
        </style:tab-stops>
      </style:paragraph-properties>
    </style:style>
    <style:style style:name="P15" style:family="paragraph" style:parent-style-name="Text_20_body">
      <style:paragraph-properties fo:margin-left="0.1083in" fo:margin-right="4.6575in" fo:margin-top="0.1189in" fo:margin-bottom="0in" style:contextual-spacing="false" style:line-height-at-least="0.2846in"/>
    </style:style>
    <style:style style:name="P16" style:family="paragraph" style:parent-style-name="List_20_Paragraph" style:list-style-name="WWNum1">
      <style:paragraph-properties fo:margin-left="0.5756in" fo:margin-right="0in" fo:margin-top="0.102in" fo:margin-bottom="0in" style:contextual-spacing="false" fo:line-height="100%" fo:text-align="start" style:justify-single-word="false" fo:text-indent="-0.2429in" style:auto-text-indent="false">
        <style:tab-stops>
          <style:tab-stop style:position="0.5764in"/>
        </style:tab-stops>
      </style:paragraph-properties>
    </style:style>
    <style:style style:name="P17" style:family="paragraph" style:parent-style-name="Text_20_body">
      <style:paragraph-properties fo:margin-left="0in" fo:margin-right="0in"/>
      <style:text-properties fo:font-size="15.5pt" style:font-size-asian="15.5pt"/>
    </style:style>
    <style:style style:name="P18" style:family="paragraph" style:parent-style-name="Text_20_body">
      <style:paragraph-properties fo:margin-top="0.1346in" fo:margin-bottom="0in" style:contextual-spacing="false"/>
    </style:style>
    <style:style style:name="P19" style:family="paragraph" style:parent-style-name="List_20_Paragraph" style:list-style-name="WWNum1">
      <style:paragraph-properties fo:margin-left="0.5756in" fo:margin-right="0in" fo:margin-top="0.0992in" fo:margin-bottom="0in" style:contextual-spacing="false" fo:line-height="100%" fo:text-align="start" style:justify-single-word="false" fo:text-indent="-0.239in" style:auto-text-indent="false">
        <style:tab-stops>
          <style:tab-stop style:position="0.5764in"/>
        </style:tab-stops>
      </style:paragraph-properties>
    </style:style>
    <style:style style:name="P20" style:family="paragraph" style:parent-style-name="Text_20_body">
      <style:paragraph-properties fo:margin-top="0.1339in" fo:margin-bottom="0in" style:contextual-spacing="false"/>
    </style:style>
    <style:style style:name="P21" style:family="paragraph" style:parent-style-name="List_20_Paragraph" style:list-style-name="WWNum1">
      <style:paragraph-properties fo:margin-left="0.5756in" fo:margin-right="0in" fo:margin-top="0.0992in" fo:margin-bottom="0in" style:contextual-spacing="false" fo:line-height="100%" fo:text-align="start" style:justify-single-word="false" fo:text-indent="-0.2701in" style:auto-text-indent="false">
        <style:tab-stops>
          <style:tab-stop style:position="0.5764in"/>
        </style:tab-stops>
      </style:paragraph-properties>
    </style:style>
    <style:style style:name="P22" style:family="paragraph" style:parent-style-name="Text_20_body">
      <style:paragraph-properties fo:margin-top="0.0008in" fo:margin-bottom="0in" style:contextual-spacing="false"/>
    </style:style>
    <style:style style:name="P23" style:family="paragraph" style:parent-style-name="List_20_Paragraph" style:list-style-name="WWNum1">
      <style:paragraph-properties fo:margin-left="0.5756in" fo:margin-right="0in" fo:margin-top="0.0992in" fo:margin-bottom="0in" style:contextual-spacing="false" fo:line-height="100%" fo:text-align="start" style:justify-single-word="false" fo:text-indent="-0.261in" style:auto-text-indent="false">
        <style:tab-stops>
          <style:tab-stop style:position="0.5764in"/>
        </style:tab-stops>
      </style:paragraph-properties>
    </style:style>
    <style:style style:name="P24" style:family="paragraph" style:parent-style-name="Text_20_body">
      <style:paragraph-properties fo:margin-left="0in" fo:margin-right="0in" fo:margin-top="0.0008in" fo:margin-bottom="0in" style:contextual-spacing="false"/>
      <style:text-properties fo:font-size="15.5pt" style:font-size-asian="15.5pt"/>
    </style:style>
    <style:style style:name="P25" style:family="paragraph" style:parent-style-name="Text_20_body" style:master-page-name="Converted1">
      <style:paragraph-properties fo:margin-left="0.1083in" fo:margin-right="0.022in" fo:margin-top="0.0634in" fo:margin-bottom="0in" style:contextual-spacing="false" fo:line-height="138%" style:page-number="auto"/>
    </style:style>
    <style:style style:name="P26" style:family="paragraph" style:parent-style-name="Text_20_body">
      <style:paragraph-properties fo:margin-left="0in" fo:margin-right="0in" fo:margin-top="0.0047in" fo:margin-bottom="0in" style:contextual-spacing="false"/>
      <style:text-properties fo:font-size="9pt" style:font-size-asian="9pt"/>
    </style:style>
    <style:style style:name="P27" style:family="paragraph">
      <loext:graphic-properties draw:fill="none"/>
      <style:paragraph-properties fo:text-align="start"/>
      <style:text-properties style:font-name="Trebuchet MS" fo:font-size="11pt"/>
    </style:style>
    <style:style style:name="P28" style:family="paragraph" style:parent-style-name="List_20_Paragraph" style:list-style-name="WWNum2">
      <style:paragraph-properties fo:margin-left="0.3417in" fo:margin-right="0in" fo:margin-top="0.0756in" fo:margin-bottom="0in" style:contextual-spacing="false" fo:line-height="100%" fo:text-align="start" style:justify-single-word="false" fo:text-indent="-0.2299in" style:auto-text-indent="false">
        <style:tab-stops>
          <style:tab-stop style:position="0.3425in"/>
        </style:tab-stops>
      </style:paragraph-properties>
    </style:style>
    <style:style style:name="P29" style:family="paragraph" style:parent-style-name="List_20_Paragraph" style:list-style-name="WWNum2">
      <style:paragraph-properties fo:margin-left="0.5756in" fo:margin-right="0in" fo:margin-top="0.0992in" fo:margin-bottom="0in" style:contextual-spacing="false" fo:line-height="100%" fo:text-align="start" style:justify-single-word="false" fo:text-indent="-0.239in" style:auto-text-indent="false">
        <style:tab-stops>
          <style:tab-stop style:position="0.5764in"/>
        </style:tab-stops>
      </style:paragraph-properties>
    </style:style>
    <style:style style:name="P30" style:family="paragraph" style:parent-style-name="List_20_Paragraph" style:list-style-name="WWNum2">
      <style:paragraph-properties fo:margin-left="0.5756in" fo:margin-right="0in" fo:margin-top="0.0992in" fo:margin-bottom="0in" style:contextual-spacing="false" fo:line-height="100%" fo:text-align="start" style:justify-single-word="false" fo:text-indent="-0.2429in" style:auto-text-indent="false">
        <style:tab-stops>
          <style:tab-stop style:position="0.5764in"/>
        </style:tab-stops>
      </style:paragraph-properties>
    </style:style>
    <style:style style:name="P31" style:family="paragraph" style:parent-style-name="List_20_Paragraph" style:list-style-name="WWNum2">
      <style:paragraph-properties fo:margin-left="0.0992in" fo:margin-right="2.5555in" fo:margin-top="0.0992in" fo:margin-bottom="0in" style:contextual-spacing="false" fo:line-height="163%" fo:text-align="start" style:justify-single-word="false" fo:text-indent="0.2382in" style:auto-text-indent="false">
        <style:tab-stops>
          <style:tab-stop style:position="0.5764in"/>
        </style:tab-stops>
      </style:paragraph-properties>
    </style:style>
    <style:style style:name="P32" style:family="paragraph" style:parent-style-name="Text_20_body">
      <style:paragraph-properties fo:margin-top="0.1075in" fo:margin-bottom="0in" style:contextual-spacing="false"/>
    </style:style>
    <style:style style:name="P33" style:family="paragraph" style:parent-style-name="List_20_Paragraph" style:list-style-name="WWNum2">
      <style:paragraph-properties fo:margin-left="0.5756in" fo:margin-right="0in" fo:margin-top="0.0992in" fo:margin-bottom="0in" style:contextual-spacing="false" fo:line-height="100%" fo:text-align="start" style:justify-single-word="false" fo:text-indent="-0.2299in" style:auto-text-indent="false">
        <style:tab-stops>
          <style:tab-stop style:position="0.5764in"/>
        </style:tab-stops>
      </style:paragraph-properties>
    </style:style>
    <style:style style:name="P34" style:family="paragraph" style:parent-style-name="Text_20_body">
      <style:paragraph-properties fo:margin-left="0.1083in" fo:margin-right="5.1898in" fo:line-height="188%"/>
    </style:style>
    <style:style style:name="P35" style:family="paragraph" style:parent-style-name="Text_20_body">
      <style:paragraph-properties fo:margin-left="0.1083in" fo:margin-right="4.5689in" fo:line-height="188%"/>
    </style:style>
    <style:style style:name="P36" style:family="paragraph" style:parent-style-name="Text_20_body">
      <style:paragraph-properties fo:line-height="0.1508in"/>
    </style:style>
    <style:style style:name="P37" style:family="paragraph" style:parent-style-name="Text_20_body" style:master-page-name="Converted2">
      <style:paragraph-properties fo:margin-top="0.0634in" fo:margin-bottom="0in" style:contextual-spacing="false" style:page-number="auto"/>
    </style:style>
    <style:style style:name="P38" style:family="paragraph" style:parent-style-name="List_20_Paragraph" style:list-style-name="WWNum2">
      <style:paragraph-properties fo:margin-left="0.1083in" fo:margin-right="3.6008in" fo:margin-top="0.0992in" fo:margin-bottom="0in" style:contextual-spacing="false" fo:line-height="263%" fo:text-align="start" style:justify-single-word="false" fo:text-indent="0.1972in" style:auto-text-indent="false">
        <style:tab-stops>
          <style:tab-stop style:position="0.5764in"/>
        </style:tab-stops>
      </style:paragraph-properties>
    </style:style>
    <style:style style:name="P39" style:family="paragraph" style:parent-style-name="Text_20_body">
      <style:paragraph-properties fo:margin-left="0in" fo:margin-right="0in" fo:margin-top="0.0063in" fo:margin-bottom="0in" style:contextual-spacing="false"/>
      <style:text-properties fo:font-size="7.5pt" style:font-size-asian="7.5pt"/>
    </style:style>
    <style:style style:name="P40" style:family="paragraph" style:parent-style-name="List_20_Paragraph" style:list-style-name="WWNum3">
      <style:paragraph-properties fo:margin-left="0.1083in" fo:margin-right="3.2528in" fo:margin-top="0.0339in" fo:margin-bottom="0in" style:contextual-spacing="false" fo:line-height="0.3583in" fo:text-align="start" style:justify-single-word="false" fo:text-indent="0.0043in" style:auto-text-indent="false">
        <style:tab-stops>
          <style:tab-stop style:position="0.3425in"/>
        </style:tab-stops>
      </style:paragraph-properties>
    </style:style>
    <style:style style:name="P41" style:family="paragraph" style:parent-style-name="List_20_Paragraph" style:list-style-name="WWNum3">
      <style:paragraph-properties fo:margin-left="0.5756in" fo:margin-right="0in" fo:margin-top="0.0571in" fo:margin-bottom="0in" style:contextual-spacing="false" fo:line-height="100%" fo:text-align="start" style:justify-single-word="false" fo:text-indent="-0.239in" style:auto-text-indent="false">
        <style:tab-stops>
          <style:tab-stop style:position="0.5764in"/>
        </style:tab-stops>
      </style:paragraph-properties>
    </style:style>
    <style:style style:name="P42" style:family="paragraph" style:parent-style-name="List_20_Paragraph" style:list-style-name="WWNum3">
      <style:paragraph-properties fo:margin-left="0.5756in" fo:margin-right="0in" fo:margin-top="0.0992in" fo:margin-bottom="0in" style:contextual-spacing="false" fo:line-height="100%" fo:text-align="start" style:justify-single-word="false" fo:text-indent="-0.239in" style:auto-text-indent="false">
        <style:tab-stops>
          <style:tab-stop style:position="0.5764in"/>
        </style:tab-stops>
      </style:paragraph-properties>
    </style:style>
    <style:style style:name="P43" style:family="paragraph" style:parent-style-name="List_20_Paragraph" style:list-style-name="WWNum3">
      <style:paragraph-properties fo:margin-left="0.5756in" fo:margin-right="0in" fo:margin-top="0.0992in" fo:margin-bottom="0in" style:contextual-spacing="false" fo:line-height="100%" fo:text-align="start" style:justify-single-word="false" fo:text-indent="-0.2429in" style:auto-text-indent="false">
        <style:tab-stops>
          <style:tab-stop style:position="0.5764in"/>
        </style:tab-stops>
      </style:paragraph-properties>
    </style:style>
    <style:style style:name="P44" style:family="paragraph" style:parent-style-name="Text_20_body">
      <style:paragraph-properties fo:margin-left="0.1083in" fo:margin-right="5.489in" fo:line-height="188%"/>
    </style:style>
    <style:style style:name="P45" style:family="paragraph" style:parent-style-name="Text_20_body">
      <style:paragraph-properties fo:line-height="0.152in"/>
    </style:style>
    <style:style style:name="P46" style:family="paragraph" style:parent-style-name="Text_20_body">
      <style:paragraph-properties fo:margin-top="0.1346in" fo:margin-bottom="0in" style:contextual-spacing="false">
        <style:tab-stops>
          <style:tab-stop style:position="0.7835in"/>
        </style:tab-stops>
      </style:paragraph-properties>
    </style:style>
    <style:style style:name="P47" style:family="paragraph">
      <loext:graphic-properties draw:fill="solid" draw:fill-color="#ffffff"/>
      <style:paragraph-properties fo:text-align="center"/>
      <style:text-properties fo:font-size="11pt"/>
    </style:style>
    <style:style style:name="P48" style:family="paragraph" style:parent-style-name="Text_20_body">
      <style:paragraph-properties fo:margin-left="0.1083in" fo:margin-right="4.6902in" fo:margin-top="0.0756in" fo:margin-bottom="0in" style:contextual-spacing="false" fo:line-height="188%"/>
    </style:style>
    <style:style style:name="P49" style:family="paragraph" style:parent-style-name="Text_20_body">
      <style:paragraph-properties fo:margin-left="0.1083in" fo:margin-right="4.7272in" fo:margin-top="0.0764in" fo:margin-bottom="0in" style:contextual-spacing="false" fo:line-height="188%"/>
    </style:style>
    <style:style style:name="P50" style:family="paragraph" style:parent-style-name="List_20_Paragraph" style:list-style-name="WWNum3">
      <style:paragraph-properties fo:margin-left="0.5756in" fo:margin-right="0.0764in" fo:margin-top="0.0984in" fo:margin-bottom="0in" style:contextual-spacing="false" fo:line-height="128%" fo:text-align="start" style:justify-single-word="false" fo:text-indent="-0.2291in" style:auto-text-indent="false">
        <style:tab-stops>
          <style:tab-stop style:position="0.5764in"/>
        </style:tab-stops>
      </style:paragraph-properties>
    </style:style>
    <style:style style:name="P51" style:family="paragraph" style:parent-style-name="Text_20_body">
      <style:paragraph-properties fo:margin-left="0in" fo:margin-right="0in" fo:margin-top="0.0043in" fo:margin-bottom="0in" style:contextual-spacing="false"/>
      <style:text-properties fo:font-size="8pt" style:font-size-asian="8pt"/>
    </style:style>
    <style:style style:name="P52" style:family="paragraph" style:parent-style-name="Text_20_body">
      <style:paragraph-properties fo:margin-left="0.1083in" fo:margin-right="4.6957in" fo:margin-top="0.0764in" fo:margin-bottom="0in" style:contextual-spacing="false" fo:line-height="188%"/>
    </style:style>
    <style:style style:name="P53" style:family="paragraph" style:parent-style-name="List_20_Paragraph" style:list-style-name="WWNum3">
      <style:paragraph-properties fo:margin-left="0.5756in" fo:margin-right="0in" fo:margin-top="0.0984in" fo:margin-bottom="0in" style:contextual-spacing="false" fo:line-height="100%" fo:text-align="start" style:justify-single-word="false" fo:text-indent="-0.2429in" style:auto-text-indent="false">
        <style:tab-stops>
          <style:tab-stop style:position="0.5764in"/>
        </style:tab-stops>
      </style:paragraph-properties>
    </style:style>
    <style:style style:name="P54" style:family="paragraph" style:parent-style-name="Text_20_body" style:master-page-name="Converted3">
      <style:paragraph-properties fo:margin-top="0.0634in" fo:margin-bottom="0in" style:contextual-spacing="false" style:page-number="auto"/>
    </style:style>
    <style:style style:name="P55" style:family="paragraph" style:parent-style-name="Text_20_body">
      <style:paragraph-properties fo:margin-left="0.1083in" fo:margin-right="4.7457in" fo:margin-top="0.1189in" fo:margin-bottom="0in" style:contextual-spacing="false" style:line-height-at-least="0.2846in"/>
    </style:style>
    <style:style style:name="P56" style:family="paragraph" style:parent-style-name="List_20_Paragraph" style:list-style-name="WWNum3">
      <style:paragraph-properties fo:margin-left="0.5756in" fo:margin-right="0in" fo:margin-top="0.102in" fo:margin-bottom="0in" style:contextual-spacing="false" fo:line-height="100%" fo:text-align="start" style:justify-single-word="false" fo:text-indent="-0.2701in" style:auto-text-indent="false">
        <style:tab-stops>
          <style:tab-stop style:position="0.5764in"/>
        </style:tab-stops>
      </style:paragraph-properties>
    </style:style>
    <style:style style:name="P57" style:family="paragraph" style:parent-style-name="Text_20_body">
      <style:paragraph-properties fo:margin-left="0.1083in" fo:margin-right="4.7992in" fo:margin-top="0.1189in" fo:margin-bottom="0in" style:contextual-spacing="false" style:line-height-at-least="0.2846in"/>
    </style:style>
    <style:style style:name="P58" style:family="paragraph" style:parent-style-name="List_20_Paragraph" style:list-style-name="WWNum3">
      <style:paragraph-properties fo:margin-left="0.5756in" fo:margin-right="0.2154in" fo:margin-top="0.1016in" fo:margin-bottom="0in" style:contextual-spacing="false" fo:line-height="128%" fo:text-align="start" style:justify-single-word="false" fo:text-indent="-0.261in" style:auto-text-indent="false">
        <style:tab-stops>
          <style:tab-stop style:position="0.5764in"/>
        </style:tab-stops>
      </style:paragraph-properties>
    </style:style>
    <style:style style:name="P59" style:family="paragraph" style:parent-style-name="Text_20_body">
      <style:paragraph-properties fo:margin-left="0in" fo:margin-right="0in" fo:margin-top="0.0075in" fo:margin-bottom="0in" style:contextual-spacing="false"/>
      <style:text-properties fo:font-size="12.5pt" style:font-size-asian="12.5pt"/>
    </style:style>
    <style:style style:name="P60" style:family="paragraph" style:parent-style-name="Text_20_body">
      <style:paragraph-properties fo:margin-left="0.1083in" fo:margin-right="6.1165in" fo:line-height="188%"/>
    </style:style>
    <style:style style:name="P61" style:family="paragraph" style:parent-style-name="Text_20_body">
      <style:paragraph-properties fo:margin-left="0.1083in" fo:margin-right="4.7965in" fo:line-height="188%"/>
    </style:style>
    <style:style style:name="P62" style:family="paragraph" style:parent-style-name="Text_20_body">
      <style:paragraph-properties fo:margin-top="0.1307in" fo:margin-bottom="0in" style:contextual-spacing="false"/>
    </style:style>
    <style:style style:name="P63" style:family="paragraph" style:parent-style-name="Text_20_body">
      <style:paragraph-properties fo:margin-left="0in" fo:margin-right="0in" fo:margin-top="0.0063in" fo:margin-bottom="0in" style:contextual-spacing="false"/>
      <style:text-properties fo:font-size="13pt" style:font-size-asian="13pt"/>
    </style:style>
    <style:style style:name="P64" style:family="paragraph" style:parent-style-name="List_20_Paragraph" style:list-style-name="WWNum4">
      <style:paragraph-properties fo:margin-left="0.1083in" fo:margin-right="3.2728in" fo:margin-top="0.0339in" fo:margin-bottom="0in" style:contextual-spacing="false" fo:line-height="0.3583in" fo:text-align="start" style:justify-single-word="false" fo:text-indent="0.0043in" style:auto-text-indent="false">
        <style:tab-stops>
          <style:tab-stop style:position="0.3425in"/>
        </style:tab-stops>
      </style:paragraph-properties>
    </style:style>
    <style:style style:name="P65" style:family="paragraph" style:parent-style-name="Text_20_body">
      <style:paragraph-properties fo:margin-left="0.1083in" fo:margin-right="5.489in" fo:margin-top="0.0917in" fo:margin-bottom="0in" style:contextual-spacing="false" fo:line-height="188%"/>
    </style:style>
    <style:style style:name="P66" style:family="paragraph" style:parent-style-name="Text_20_body">
      <style:paragraph-properties fo:margin-left="0.1083in" fo:margin-right="3.9992in" fo:line-height="188%"/>
    </style:style>
    <style:style style:name="P67" style:family="paragraph" style:parent-style-name="Text_20_body">
      <style:paragraph-properties fo:margin-left="0.1083in" fo:margin-right="2.5756in" fo:line-height="204%"/>
    </style:style>
    <style:style style:name="P68" style:family="paragraph" style:parent-style-name="Text_20_body">
      <style:paragraph-properties fo:line-height="0.1272in"/>
    </style:style>
    <style:style style:name="P69" style:family="paragraph" style:parent-style-name="Text_20_body">
      <style:paragraph-properties fo:margin-top="0.1319in" fo:margin-bottom="0in" style:contextual-spacing="false"/>
    </style:style>
    <style:style style:name="P70" style:family="paragraph" style:parent-style-name="Text_20_body" style:master-page-name="Converted4">
      <style:paragraph-properties fo:margin-left="0.1083in" fo:margin-right="2.5756in" fo:margin-top="0.0634in" fo:margin-bottom="0in" style:contextual-spacing="false" fo:line-height="204%" style:page-number="auto"/>
    </style:style>
    <style:style style:name="P71" style:family="paragraph" style:parent-style-name="List_20_Paragraph" style:list-style-name="WWNum4">
      <style:paragraph-properties fo:margin-left="0.5756in" fo:margin-right="0in" fo:margin-top="0.0992in" fo:margin-bottom="0in" style:contextual-spacing="false" fo:line-height="100%" fo:text-align="start" style:justify-single-word="false" fo:text-indent="-0.239in" style:auto-text-indent="false">
        <style:tab-stops>
          <style:tab-stop style:position="0.5764in"/>
        </style:tab-stops>
      </style:paragraph-properties>
    </style:style>
    <style:style style:name="P72" style:family="paragraph" style:parent-style-name="Text_20_body">
      <style:paragraph-properties fo:margin-left="0.1083in" fo:margin-right="2.5756in" fo:margin-top="0.0756in" fo:margin-bottom="0in" style:contextual-spacing="false" fo:line-height="204%"/>
    </style:style>
    <style:style style:name="P73" style:family="paragraph" style:parent-style-name="Text_20_body">
      <style:paragraph-properties fo:margin-left="0.1083in" fo:margin-right="2.7in" fo:margin-top="0.0756in" fo:margin-bottom="0in" style:contextual-spacing="false" fo:line-height="204%"/>
    </style:style>
    <style:style style:name="P74" style:family="paragraph" style:parent-style-name="List_20_Paragraph" style:list-style-name="WWNum4">
      <style:paragraph-properties fo:margin-left="0.5756in" fo:margin-right="0in" fo:margin-top="0.0992in" fo:margin-bottom="0in" style:contextual-spacing="false" fo:line-height="100%" fo:text-align="start" style:justify-single-word="false" fo:text-indent="-0.2429in" style:auto-text-indent="false">
        <style:tab-stops>
          <style:tab-stop style:position="0.5764in"/>
        </style:tab-stops>
      </style:paragraph-properties>
    </style:style>
    <style:style style:name="P75" style:family="paragraph" style:parent-style-name="Text_20_body">
      <style:paragraph-properties fo:margin-left="0.1083in" fo:margin-right="2.2382in" fo:margin-top="0.0008in" fo:margin-bottom="0in" style:contextual-spacing="false" fo:line-height="204%"/>
    </style:style>
    <style:style style:name="P76" style:family="paragraph" style:parent-style-name="Text_20_body">
      <style:paragraph-properties fo:margin-left="0.1083in" fo:margin-right="4.3984in" fo:margin-top="0.1339in" fo:margin-bottom="0in" style:contextual-spacing="false" fo:line-height="188%"/>
    </style:style>
    <style:style style:name="P77" style:family="paragraph" style:parent-style-name="Text_20_body">
      <style:paragraph-properties fo:margin-left="0.1083in" fo:margin-right="5.552in" fo:line-height="188%"/>
    </style:style>
    <style:style style:name="P78" style:family="paragraph" style:parent-style-name="List_20_Paragraph" style:list-style-name="WWNum4">
      <style:paragraph-properties fo:margin-left="0.5756in" fo:margin-right="0in" fo:margin-top="0.098in" fo:margin-bottom="0in" style:contextual-spacing="false" fo:line-height="100%" fo:text-align="start" style:justify-single-word="false" fo:text-indent="-0.239in" style:auto-text-indent="false">
        <style:tab-stops>
          <style:tab-stop style:position="0.5764in"/>
        </style:tab-stops>
      </style:paragraph-properties>
    </style:style>
    <style:style style:name="P79" style:family="paragraph" style:parent-style-name="Text_20_body">
      <style:paragraph-properties fo:margin-left="0.1083in" fo:margin-right="1.6717in" fo:line-height="204%"/>
    </style:style>
    <style:style style:name="P80" style:family="paragraph" style:parent-style-name="Text_20_body">
      <style:paragraph-properties fo:margin-left="0.1083in" fo:margin-right="4.3984in" fo:margin-top="0.0028in" fo:margin-bottom="0in" style:contextual-spacing="false" style:line-height-at-least="0.2846in"/>
    </style:style>
    <style:style style:name="P81" style:family="paragraph" style:parent-style-name="List_20_Paragraph" style:list-style-name="WWNum4">
      <style:paragraph-properties fo:margin-left="0.5756in" fo:margin-right="0in" fo:margin-top="0.102in" fo:margin-bottom="0in" style:contextual-spacing="false" fo:line-height="100%" fo:text-align="start" style:justify-single-word="false" fo:text-indent="-0.2429in" style:auto-text-indent="false">
        <style:tab-stops>
          <style:tab-stop style:position="0.5764in"/>
        </style:tab-stops>
      </style:paragraph-properties>
    </style:style>
    <style:style style:name="P82" style:family="paragraph" style:parent-style-name="Text_20_body" style:master-page-name="Converted5">
      <style:paragraph-properties fo:margin-left="0.1083in" fo:margin-right="3.7528in" fo:margin-top="0.0634in" fo:margin-bottom="0in" style:contextual-spacing="false" fo:line-height="188%" style:page-number="auto"/>
    </style:style>
    <style:style style:name="P83" style:family="paragraph" style:parent-style-name="Text_20_body">
      <style:paragraph-properties fo:margin-left="0.1083in" fo:margin-right="5.2591in" fo:line-height="188%"/>
    </style:style>
    <style:style style:name="P84" style:family="paragraph" style:parent-style-name="List_20_Paragraph" style:list-style-name="WWNum4">
      <style:paragraph-properties fo:margin-left="0.5756in" fo:margin-right="0in" fo:margin-top="0.098in" fo:margin-bottom="0in" style:contextual-spacing="false" fo:line-height="100%" fo:text-align="start" style:justify-single-word="false" fo:text-indent="-0.2299in" style:auto-text-indent="false">
        <style:tab-stops>
          <style:tab-stop style:position="0.5764in"/>
        </style:tab-stops>
      </style:paragraph-properties>
    </style:style>
    <style:style style:name="P85" style:family="paragraph" style:parent-style-name="Text_20_body">
      <style:paragraph-properties fo:margin-left="0.1083in" fo:margin-right="4.002in" fo:margin-top="0.0756in" fo:margin-bottom="0in" style:contextual-spacing="false" fo:line-height="188%"/>
    </style:style>
    <style:style style:name="P86" style:family="paragraph" style:parent-style-name="Text_20_body">
      <style:paragraph-properties fo:line-height="0.1516in"/>
    </style:style>
    <style:style style:name="P87" style:family="paragraph" style:parent-style-name="List_20_Paragraph" style:list-style-name="WWNum4">
      <style:paragraph-properties fo:margin-left="0.5756in" fo:margin-right="0in" fo:margin-top="0.098in" fo:margin-bottom="0in" style:contextual-spacing="false" fo:line-height="100%" fo:text-align="start" style:justify-single-word="false" fo:text-indent="-0.2429in" style:auto-text-indent="false">
        <style:tab-stops>
          <style:tab-stop style:position="0.5764in"/>
        </style:tab-stops>
      </style:paragraph-properties>
    </style:style>
    <style:style style:name="P88" style:family="paragraph" style:parent-style-name="Text_20_body">
      <style:paragraph-properties fo:margin-left="0.1083in" fo:margin-right="4.0417in" fo:line-height="188%"/>
    </style:style>
    <style:style style:name="P89" style:family="paragraph" style:parent-style-name="Text_20_body">
      <style:paragraph-properties fo:margin-left="0.1083in" fo:margin-right="3.5209in" fo:line-height="188%"/>
    </style:style>
    <style:style style:name="P90" style:family="paragraph" style:parent-style-name="List_20_Paragraph" style:list-style-name="WWNum4">
      <style:paragraph-properties fo:margin-left="0.5756in" fo:margin-right="0in" fo:margin-top="0.0945in" fo:margin-bottom="0in" style:contextual-spacing="false" fo:line-height="100%" fo:text-align="start" style:justify-single-word="false" fo:text-indent="-0.239in" style:auto-text-indent="false">
        <style:tab-stops>
          <style:tab-stop style:position="0.5764in"/>
        </style:tab-stops>
      </style:paragraph-properties>
    </style:style>
    <style:style style:name="P91" style:family="paragraph" style:parent-style-name="Text_20_body">
      <style:paragraph-properties fo:margin-left="0.1083in" fo:margin-right="4.2902in" fo:line-height="188%"/>
    </style:style>
    <style:style style:name="P92" style:family="paragraph" style:parent-style-name="List_20_Paragraph" style:list-style-name="WWNum4" style:master-page-name="Converted6">
      <style:paragraph-properties fo:margin-left="0.5756in" fo:margin-right="0in" fo:margin-top="0.0638in" fo:margin-bottom="0in" style:contextual-spacing="false" fo:line-height="100%" fo:text-align="start" style:justify-single-word="false" fo:text-indent="-0.2701in" style:auto-text-indent="false" style:page-number="auto">
        <style:tab-stops>
          <style:tab-stop style:position="0.5764in"/>
        </style:tab-stops>
      </style:paragraph-properties>
    </style:style>
    <style:style style:name="P93" style:family="paragraph" style:parent-style-name="Text_20_body">
      <style:paragraph-properties fo:margin-left="0.1083in" fo:margin-right="3.5209in" fo:margin-top="0.0764in" fo:margin-bottom="0in" style:contextual-spacing="false" fo:line-height="188%"/>
    </style:style>
    <style:style style:name="P94" style:family="paragraph" style:parent-style-name="Text_20_body">
      <style:paragraph-properties fo:margin-left="0.1083in" fo:margin-right="5.222in" fo:line-height="188%"/>
    </style:style>
    <style:style style:name="P95" style:family="paragraph" style:parent-style-name="Text_20_body">
      <style:paragraph-properties fo:margin-left="0in" fo:margin-right="0in" fo:margin-top="0.0071in" fo:margin-bottom="0in" style:contextual-spacing="false"/>
      <style:text-properties fo:font-size="13.5pt" style:font-size-asian="13.5pt"/>
    </style:style>
    <style:style style:name="P96" style:family="paragraph" style:parent-style-name="Text_20_body">
      <style:paragraph-properties fo:margin-left="0in" fo:margin-right="0in" fo:margin-top="0.0028in" fo:margin-bottom="0in" style:contextual-spacing="false"/>
      <style:text-properties fo:font-size="14.5pt" style:font-size-asian="14.5pt"/>
    </style:style>
    <style:style style:name="P97" style:family="paragraph" style:parent-style-name="List_20_Paragraph" style:list-style-name="WWNum5">
      <style:paragraph-properties fo:margin-left="0.3417in" fo:margin-right="0in" fo:margin-top="0.0756in" fo:margin-bottom="0in" style:contextual-spacing="false" fo:line-height="100%" fo:text-align="start" style:justify-single-word="false" fo:text-indent="-0.2299in" style:auto-text-indent="false">
        <style:tab-stops>
          <style:tab-stop style:position="0.3425in"/>
        </style:tab-stops>
      </style:paragraph-properties>
    </style:style>
    <style:style style:name="P98" style:family="paragraph" style:parent-style-name="List_20_Paragraph" style:list-style-name="WWNum5">
      <style:paragraph-properties fo:margin-left="0.5756in" fo:margin-right="0in" fo:margin-top="0.0992in" fo:margin-bottom="0in" style:contextual-spacing="false" fo:line-height="100%" fo:text-align="start" style:justify-single-word="false" fo:text-indent="-0.239in" style:auto-text-indent="false">
        <style:tab-stops>
          <style:tab-stop style:position="0.5764in"/>
        </style:tab-stops>
      </style:paragraph-properties>
    </style:style>
    <style:style style:name="P99" style:family="paragraph" style:parent-style-name="List_20_Paragraph" style:list-style-name="WWNum5">
      <style:paragraph-properties fo:margin-left="0.5756in" fo:margin-right="0in" fo:margin-top="0.0984in" fo:margin-bottom="0in" style:contextual-spacing="false" fo:line-height="100%" fo:text-align="start" style:justify-single-word="false" fo:text-indent="-0.239in" style:auto-text-indent="false">
        <style:tab-stops>
          <style:tab-stop style:position="0.5764in"/>
        </style:tab-stops>
      </style:paragraph-properties>
    </style:style>
    <style:style style:name="P100" style:family="paragraph" style:parent-style-name="Text_20_body">
      <style:paragraph-properties fo:margin-left="0.1083in" fo:margin-right="5.3811in" fo:line-height="188%"/>
    </style:style>
    <style:style style:name="P101" style:family="paragraph" style:parent-style-name="List_20_Paragraph" style:list-style-name="WWNum5">
      <style:paragraph-properties fo:margin-left="0.5756in" fo:margin-right="0in" fo:margin-top="0.0992in" fo:margin-bottom="0in" style:contextual-spacing="false" fo:line-height="100%" fo:text-align="start" style:justify-single-word="false" fo:text-indent="-0.2429in" style:auto-text-indent="false">
        <style:tab-stops>
          <style:tab-stop style:position="0.5764in"/>
        </style:tab-stops>
      </style:paragraph-properties>
    </style:style>
    <style:style style:name="P102" style:family="paragraph" style:parent-style-name="Text_20_body">
      <style:paragraph-properties fo:margin-left="0.1083in" fo:margin-right="5.5516in" fo:line-height="188%"/>
    </style:style>
    <style:style style:name="P103" style:family="paragraph" style:parent-style-name="Text_20_body" style:master-page-name="Converted7">
      <style:paragraph-properties fo:margin-top="0.0634in" fo:margin-bottom="0in" style:contextual-spacing="false" style:page-number="auto"/>
    </style:style>
    <style:style style:name="P104" style:family="paragraph" style:parent-style-name="Text_20_body">
      <style:paragraph-properties fo:margin-left="0.1083in" fo:margin-right="4.3799in" fo:margin-top="0.1189in" fo:margin-bottom="0in" style:contextual-spacing="false" style:line-height-at-least="0.2846in"/>
    </style:style>
    <style:style style:name="P105" style:family="paragraph" style:parent-style-name="List_20_Paragraph" style:list-style-name="WWNum5">
      <style:paragraph-properties fo:margin-left="0.5756in" fo:margin-right="0in" fo:margin-top="0.102in" fo:margin-bottom="0in" style:contextual-spacing="false" fo:line-height="100%" fo:text-align="start" style:justify-single-word="false" fo:text-indent="-0.2299in" style:auto-text-indent="false">
        <style:tab-stops>
          <style:tab-stop style:position="0.5764in"/>
        </style:tab-stops>
      </style:paragraph-properties>
    </style:style>
    <style:style style:name="P106" style:family="paragraph" style:parent-style-name="Text_20_body">
      <style:paragraph-properties fo:margin-left="0.1083in" fo:margin-right="4.122in" fo:line-height="188%"/>
    </style:style>
    <style:style style:name="P107" style:family="paragraph" style:parent-style-name="Text_20_body">
      <style:paragraph-properties fo:margin-left="0.1083in" fo:margin-right="5.3764in" fo:margin-top="0.0008in" fo:margin-bottom="0in" style:contextual-spacing="false" fo:line-height="138%"/>
    </style:style>
    <style:style style:name="P108" style:family="paragraph" style:parent-style-name="Text_20_body">
      <style:paragraph-properties fo:margin-left="0.1083in" fo:margin-right="5.661in" fo:margin-top="0.0791in" fo:margin-bottom="0in" style:contextual-spacing="false" fo:line-height="138%"/>
    </style:style>
    <style:style style:name="P109" style:family="paragraph" style:parent-style-name="Text_20_body">
      <style:paragraph-properties fo:margin-left="0.1083in" fo:margin-right="4.7311in" fo:margin-top="0.0772in" fo:margin-bottom="0in" style:contextual-spacing="false" fo:line-height="188%"/>
    </style:style>
    <style:style style:name="P110" style:family="paragraph" style:parent-style-name="Text_20_body">
      <style:paragraph-properties fo:margin-left="0.1083in" fo:margin-right="4.7189in" fo:margin-top="0.0602in" fo:margin-bottom="0in" style:contextual-spacing="false" fo:line-height="138%"/>
    </style:style>
    <style:style style:name="T1" style:family="text">
      <style:text-properties fo:color="#1f2225" loext:opacity="100%" fo:letter-spacing="-0.0043in" style:text-scale="115%"/>
    </style:style>
    <style:style style:name="T2" style:family="text">
      <style:text-properties fo:color="#1f2225" loext:opacity="100%" fo:letter-spacing="0.0146in" style:text-scale="115%"/>
    </style:style>
    <style:style style:name="T3" style:family="text">
      <style:text-properties fo:color="#1f2225" loext:opacity="100%" fo:letter-spacing="-0.0035in" officeooo:rsid="000790a3" style:text-scale="115%"/>
    </style:style>
    <style:style style:name="T4" style:family="text">
      <style:text-properties fo:color="#1f2225" loext:opacity="100%" fo:letter-spacing="-0.0264in" style:text-scale="115%"/>
    </style:style>
    <style:style style:name="T5" style:family="text">
      <style:text-properties fo:color="#000000" loext:opacity="100%" style:text-outline="false" style:text-line-through-style="none" style:text-line-through-type="none" style:font-name="Trebuchet MS1" fo:font-size="13pt" fo:letter-spacing="-0.0035in" fo:font-style="normal" fo:text-shadow="none" style:text-underline-style="none" fo:font-weight="normal" style:font-size-asian="13pt" style:font-style-asian="normal" style:font-weight-asian="normal" style:font-size-complex="13pt" style:text-emphasize="none" style:text-scale="115%"/>
    </style:style>
    <style:style style:name="T6" style:family="text">
      <style:text-properties fo:color="#1f2225" loext:opacity="100%" fo:letter-spacing="-0.0035in" style:text-scale="115%"/>
    </style:style>
    <style:style style:name="T7" style:family="text">
      <style:text-properties fo:font-size="10pt" style:font-size-asian="10pt"/>
    </style:style>
    <style:style style:name="T8" style:family="text">
      <style:text-properties fo:font-size="7.5pt" style:font-size-asian="7.5pt"/>
    </style:style>
    <style:style style:name="T9" style:family="text">
      <style:text-properties fo:color="#141618" loext:opacity="100%" fo:font-size="9.5pt" fo:letter-spacing="-0.0012in"/>
    </style:style>
    <style:style style:name="T10" style:family="text">
      <style:text-properties fo:color="#141618" loext:opacity="100%" fo:font-size="9.5pt" fo:letter-spacing="-0.0083in"/>
    </style:style>
    <style:style style:name="T11" style:family="text">
      <style:text-properties fo:color="#141618" loext:opacity="100%" fo:font-size="9.5pt" fo:letter-spacing="-0.0008in"/>
    </style:style>
    <style:style style:name="T12" style:family="text">
      <style:text-properties fo:font-size="14pt" style:font-size-asian="14pt"/>
    </style:style>
    <style:style style:name="T13" style:family="text">
      <style:text-properties fo:font-size="9.5pt" style:font-size-asian="9.5pt"/>
    </style:style>
    <style:style style:name="T14" style:family="text">
      <style:text-properties fo:color="#1f2225" loext:opacity="100%" fo:font-size="9.5pt" fo:letter-spacing="-0.0016in" style:font-size-asian="9.5pt" style:text-scale="105%"/>
    </style:style>
    <style:style style:name="T15" style:family="text">
      <style:text-properties fo:color="#1f2225" loext:opacity="100%" fo:font-size="9.5pt" fo:letter-spacing="-0.0091in" style:font-size-asian="9.5pt" style:text-scale="105%"/>
    </style:style>
    <style:style style:name="T16" style:family="text">
      <style:text-properties fo:color="#1f2225" loext:opacity="100%" fo:font-size="9.5pt" fo:letter-spacing="-0.0008in" style:font-size-asian="9.5pt" style:text-scale="105%"/>
    </style:style>
    <style:style style:name="T17" style:family="text">
      <style:text-properties fo:color="#1f2225" loext:opacity="100%" fo:font-size="9.5pt" fo:letter-spacing="-0.0083in" style:font-size-asian="9.5pt" style:text-scale="105%"/>
    </style:style>
    <style:style style:name="T18" style:family="text">
      <style:text-properties fo:font-size="12.5pt" style:font-size-asian="12.5pt"/>
    </style:style>
    <style:style style:name="T19" style:family="text">
      <style:text-properties fo:color="#1f2225" loext:opacity="100%" style:text-scale="105%"/>
    </style:style>
    <style:style style:name="T20" style:family="text">
      <style:text-properties fo:color="#1f2225" loext:opacity="100%" fo:letter-spacing="-0.0075in" style:text-scale="105%"/>
    </style:style>
    <style:style style:name="T21" style:family="text">
      <style:text-properties fo:color="#1f2225" loext:opacity="100%" fo:font-size="9.5pt" fo:letter-spacing="-0.002in" style:font-size-asian="9.5pt" style:text-scale="110%"/>
    </style:style>
    <style:style style:name="T22" style:family="text">
      <style:text-properties fo:color="#1f2225" loext:opacity="100%" fo:font-size="9.5pt" fo:letter-spacing="-0.0102in" style:font-size-asian="9.5pt" style:text-scale="110%"/>
    </style:style>
    <style:style style:name="T23" style:family="text">
      <style:text-properties fo:color="#1f2225" loext:opacity="100%" fo:font-size="9.5pt" fo:letter-spacing="-0.0098in" style:font-size-asian="9.5pt" style:text-scale="110%"/>
    </style:style>
    <style:style style:name="T24" style:family="text">
      <style:text-properties fo:color="#1f2225" loext:opacity="100%" fo:font-size="9.5pt" fo:letter-spacing="0.0319in" style:font-size-asian="9.5pt" style:text-scale="110%"/>
    </style:style>
    <style:style style:name="T25" style:family="text">
      <style:text-properties fo:color="#1f2225" loext:opacity="100%" fo:font-size="9.5pt" fo:letter-spacing="-0.0016in" style:font-size-asian="9.5pt" style:text-scale="110%"/>
    </style:style>
    <style:style style:name="T26" style:family="text">
      <style:text-properties fo:font-size="10.5pt" style:font-size-asian="10.5pt"/>
    </style:style>
    <style:style style:name="T27" style:family="text">
      <style:text-properties fo:color="#1f2225" loext:opacity="100%" style:text-scale="110%"/>
    </style:style>
    <style:style style:name="T28" style:family="text">
      <style:text-properties fo:color="#1f2225" loext:opacity="100%" fo:letter-spacing="0.0244in" style:text-scale="110%"/>
    </style:style>
    <style:style style:name="T29" style:family="text">
      <style:text-properties fo:color="#1f2225" loext:opacity="100%" fo:font-size="9pt" style:font-size-asian="9pt" style:text-scale="110%"/>
    </style:style>
    <style:style style:name="T30" style:family="text">
      <style:text-properties fo:color="#1f2225" loext:opacity="100%" fo:font-size="9pt" fo:letter-spacing="-0.0063in" style:font-size-asian="9pt" style:text-scale="110%"/>
    </style:style>
    <style:style style:name="T31" style:family="text">
      <style:text-properties fo:color="#1f2225" loext:opacity="100%" fo:letter-spacing="-0.0102in" style:text-scale="110%"/>
    </style:style>
    <style:style style:name="T32" style:family="text">
      <style:text-properties fo:color="#1f2225" loext:opacity="100%" fo:letter-spacing="-0.011in" style:text-scale="110%"/>
    </style:style>
    <style:style style:name="T33" style:family="text">
      <style:text-properties fo:color="#1f2225" loext:opacity="100%" fo:font-size="9.5pt" style:font-size-asian="9.5pt" style:text-scale="105%"/>
    </style:style>
    <style:style style:name="T34" style:family="text">
      <style:text-properties fo:color="#1f2225" loext:opacity="100%" fo:font-size="9.5pt" fo:letter-spacing="-0.0071in" style:font-size-asian="9.5pt" style:text-scale="105%"/>
    </style:style>
    <style:style style:name="T35" style:family="text">
      <style:text-properties fo:color="#1f2225" loext:opacity="100%" fo:font-size="9.5pt" fo:letter-spacing="-0.0063in" style:font-size-asian="9.5pt" style:text-scale="105%"/>
    </style:style>
    <style:style style:name="T36" style:family="text">
      <style:text-properties fo:color="#1f2225" loext:opacity="100%" fo:letter-spacing="-0.0008in" style:text-scale="110%"/>
    </style:style>
    <style:style style:name="T37" style:family="text">
      <style:text-properties fo:color="#1f2225" loext:opacity="100%" fo:letter-spacing="-0.0098in" style:text-scale="110%"/>
    </style:style>
    <style:style style:name="T38" style:family="text">
      <style:text-properties fo:color="#1f2225" loext:opacity="100%" fo:letter-spacing="-0.0417in" style:text-scale="110%"/>
    </style:style>
    <style:style style:name="T39" style:family="text">
      <style:text-properties fo:color="#1f2225" loext:opacity="100%" fo:letter-spacing="-0.0028in" style:text-scale="106%"/>
    </style:style>
    <style:style style:name="T40" style:family="text">
      <style:text-properties fo:color="#1f2225" loext:opacity="100%" fo:letter-spacing="-0.0043in" style:text-scale="106%"/>
    </style:style>
    <style:style style:name="T41" style:family="text">
      <style:text-properties fo:color="#1f2225" loext:opacity="100%" style:text-scale="106%"/>
    </style:style>
    <style:style style:name="T42" style:family="text">
      <style:text-properties fo:color="#1f2225" loext:opacity="100%" fo:letter-spacing="-0.0063in"/>
    </style:style>
    <style:style style:name="T43" style:family="text">
      <style:text-properties fo:color="#1f2225" loext:opacity="100%" fo:letter-spacing="-0.0028in" style:text-scale="122%"/>
    </style:style>
    <style:style style:name="T44" style:family="text">
      <style:text-properties fo:color="#1f2225" loext:opacity="100%" fo:letter-spacing="-0.0028in" style:text-scale="98%"/>
    </style:style>
    <style:style style:name="T45" style:family="text">
      <style:text-properties fo:color="#1f2225" loext:opacity="100%" fo:letter-spacing="-0.0028in" style:text-scale="111%"/>
    </style:style>
    <style:style style:name="T46" style:family="text">
      <style:text-properties fo:color="#1f2225" loext:opacity="100%" style:text-scale="117%"/>
    </style:style>
    <style:style style:name="T47" style:family="text">
      <style:text-properties fo:color="#1f2225" loext:opacity="100%" style:text-scale="122%"/>
    </style:style>
    <style:style style:name="T48" style:family="text">
      <style:text-properties fo:color="#1f2225" loext:opacity="100%" fo:letter-spacing="-0.0028in" style:text-scale="189%"/>
    </style:style>
    <style:style style:name="T49" style:family="text">
      <style:text-properties fo:color="#1f2225" loext:opacity="100%" fo:letter-spacing="-0.0055in" style:text-scale="114%"/>
    </style:style>
    <style:style style:name="T50" style:family="text">
      <style:text-properties fo:color="#1f2225" loext:opacity="100%" fo:letter-spacing="-0.0028in" style:text-scale="112%"/>
    </style:style>
    <style:style style:name="T51" style:family="text">
      <style:text-properties fo:color="#1f2225" loext:opacity="100%" fo:letter-spacing="-0.0028in" style:text-scale="127%"/>
    </style:style>
    <style:style style:name="T52" style:family="text">
      <style:text-properties fo:color="#1f2225" loext:opacity="100%" style:text-scale="82%"/>
    </style:style>
    <style:style style:name="T53" style:family="text">
      <style:text-properties fo:color="#1f2225" loext:opacity="100%" fo:font-size="9.5pt" fo:letter-spacing="-0.0098in" style:font-size-asian="9.5pt" style:text-scale="105%"/>
    </style:style>
    <style:style style:name="T54" style:family="text">
      <style:text-properties fo:font-size="15.5pt" style:font-size-asian="15.5pt"/>
    </style:style>
    <style:style style:name="T55" style:family="text">
      <style:text-properties fo:color="#1f2225" loext:opacity="100%" fo:letter-spacing="-0.002in" style:text-scale="110%"/>
    </style:style>
    <style:style style:name="T56" style:family="text">
      <style:text-properties fo:color="#1f2225" loext:opacity="100%" fo:letter-spacing="-0.0016in" style:text-scale="110%"/>
    </style:style>
    <style:style style:name="T57" style:family="text">
      <style:text-properties fo:color="#1f2225" loext:opacity="100%" fo:letter-spacing="-0.0091in" style:text-scale="110%"/>
    </style:style>
    <style:style style:name="T58" style:family="text">
      <style:text-properties fo:color="#1f2225" loext:opacity="100%" fo:letter-spacing="-0.0063in" style:text-scale="114%"/>
    </style:style>
    <style:style style:name="T59" style:family="text">
      <style:text-properties fo:color="#1f2225" loext:opacity="100%" fo:letter-spacing="-0.0028in" style:text-scale="118%"/>
    </style:style>
    <style:style style:name="T60" style:family="text">
      <style:text-properties fo:color="#1f2225" loext:opacity="100%" fo:letter-spacing="-0.0028in" style:text-scale="125%"/>
    </style:style>
    <style:style style:name="T61" style:family="text">
      <style:text-properties fo:color="#1f2225" loext:opacity="100%" fo:letter-spacing="-0.0028in" style:text-scale="115%"/>
    </style:style>
    <style:style style:name="T62" style:family="text">
      <style:text-properties fo:color="#1f2225" loext:opacity="100%" fo:letter-spacing="-0.002in" style:text-scale="100%"/>
    </style:style>
    <style:style style:name="T63" style:family="text">
      <style:text-properties fo:color="#1f2225" loext:opacity="100%" style:text-scale="100%"/>
    </style:style>
    <style:style style:name="T64" style:family="text">
      <style:text-properties fo:color="#1f2225" loext:opacity="100%" fo:letter-spacing="-0.002in" style:text-scale="101%"/>
    </style:style>
    <style:style style:name="T65" style:family="text">
      <style:text-properties fo:color="#1f2225" loext:opacity="100%" style:text-scale="101%"/>
    </style:style>
    <style:style style:name="T66" style:family="text">
      <style:text-properties fo:color="#1f2225" loext:opacity="100%" fo:letter-spacing="-0.0047in" style:text-scale="116%"/>
    </style:style>
    <style:style style:name="T67" style:family="text">
      <style:text-properties fo:color="#1f2225" loext:opacity="100%" fo:letter-spacing="-0.0028in" style:text-scale="107%"/>
    </style:style>
    <style:style style:name="T68" style:family="text">
      <style:text-properties fo:color="#1f2225" loext:opacity="100%" fo:letter-spacing="-0.0028in" style:text-scale="100%"/>
    </style:style>
    <style:style style:name="T69" style:family="text">
      <style:text-properties fo:color="#1f2225" loext:opacity="100%" fo:letter-spacing="-0.002in" style:text-scale="128%"/>
    </style:style>
    <style:style style:name="T70" style:family="text">
      <style:text-properties fo:color="#1f2225" loext:opacity="100%" fo:letter-spacing="-0.0146in" style:text-scale="128%"/>
    </style:style>
    <style:style style:name="T71" style:family="text">
      <style:text-properties fo:color="#1f2225" loext:opacity="100%" fo:letter-spacing="-0.0146in" style:text-scale="82%"/>
    </style:style>
    <style:style style:name="T72" style:family="text">
      <style:text-properties fo:color="#1f2225" loext:opacity="100%" fo:letter-spacing="-0.0134in" style:text-scale="189%"/>
    </style:style>
    <style:style style:name="T73" style:family="text">
      <style:text-properties fo:color="#1f2225" loext:opacity="100%" fo:letter-spacing="-0.0063in" style:text-scale="116%"/>
    </style:style>
    <style:style style:name="T74" style:family="text">
      <style:text-properties fo:color="#1f2225" loext:opacity="100%" fo:letter-spacing="-0.002in" style:text-scale="114%"/>
    </style:style>
    <style:style style:name="T75" style:family="text">
      <style:text-properties fo:color="#1f2225" loext:opacity="100%" fo:letter-spacing="-0.0028in" style:text-scale="114%"/>
    </style:style>
    <style:style style:name="T76" style:family="text">
      <style:text-properties fo:color="#1f2225" loext:opacity="100%" fo:letter-spacing="-0.0008in" style:text-scale="105%"/>
    </style:style>
    <style:style style:name="T77" style:family="text">
      <style:text-properties fo:color="#1f2225" loext:opacity="100%" fo:letter-spacing="-0.0098in" style:text-scale="105%"/>
    </style:style>
    <style:style style:name="T78" style:family="text">
      <style:text-properties fo:color="#1f2225" loext:opacity="100%"/>
    </style:style>
    <style:style style:name="T79" style:family="text">
      <style:text-properties fo:color="#1f2225" loext:opacity="100%" fo:letter-spacing="-0.0063in" style:text-scale="105%"/>
    </style:style>
    <style:style style:name="T80" style:family="text">
      <style:text-properties fo:color="#1f2225" loext:opacity="100%" fo:letter-spacing="-0.0055in" style:text-scale="105%"/>
    </style:style>
    <style:style style:name="T81" style:family="text">
      <style:text-properties fo:color="#1f2225" loext:opacity="100%" fo:letter-spacing="-0.0016in" style:text-scale="105%"/>
    </style:style>
    <style:style style:name="T82" style:family="text">
      <style:text-properties fo:color="#1f2225" loext:opacity="100%" fo:letter-spacing="-0.0091in" style:text-scale="105%"/>
    </style:style>
    <style:style style:name="T83" style:family="text">
      <style:text-properties fo:color="#1f2225" loext:opacity="100%" fo:font-size="9.5pt" fo:letter-spacing="-0.0102in" style:font-size-asian="9.5pt" style:text-scale="105%"/>
    </style:style>
    <style:style style:name="T84" style:family="text">
      <style:text-properties fo:color="#1f2225" loext:opacity="100%" fo:letter-spacing="-0.002in" style:text-scale="86%"/>
    </style:style>
    <style:style style:name="T85" style:family="text">
      <style:text-properties fo:color="#1f2225" loext:opacity="100%" fo:letter-spacing="-0.0083in" style:text-scale="105%"/>
    </style:style>
    <style:style style:name="T86" style:family="text">
      <style:text-properties fo:color="#1f2225" loext:opacity="100%" fo:font-size="9.5pt" fo:letter-spacing="-0.0008in" style:font-size-asian="9.5pt" style:text-scale="110%"/>
    </style:style>
    <style:style style:name="T87" style:family="text">
      <style:text-properties fo:color="#1f2225" loext:opacity="100%" fo:letter-spacing="-0.0028in" style:text-scale="110%"/>
    </style:style>
    <style:style style:name="T88" style:family="text">
      <style:text-properties fo:color="#1f2225" loext:opacity="100%" style:text-scale="93%"/>
    </style:style>
    <style:style style:name="T89" style:family="text">
      <style:text-properties fo:color="#1f2225" loext:opacity="100%" fo:letter-spacing="-0.002in" style:text-scale="117%"/>
    </style:style>
    <style:style style:name="T90" style:family="text">
      <style:text-properties fo:color="#1f2225" loext:opacity="100%" fo:letter-spacing="-0.0028in" style:text-scale="117%"/>
    </style:style>
    <style:style style:name="T91" style:family="text">
      <style:text-properties fo:color="#1f2225" loext:opacity="100%" fo:letter-spacing="-0.002in" style:text-scale="120%"/>
    </style:style>
    <style:style style:name="T92" style:family="text">
      <style:text-properties fo:color="#1f2225" loext:opacity="100%" fo:letter-spacing="-0.0028in" style:text-scale="120%"/>
    </style:style>
    <style:style style:name="T93" style:family="text">
      <style:text-properties fo:color="#1f2225" loext:opacity="100%" fo:letter-spacing="-0.0028in" style:text-scale="113%"/>
    </style:style>
    <style:style style:name="T94" style:family="text">
      <style:text-properties fo:color="#1f2225" loext:opacity="100%" fo:letter-spacing="-0.002in" style:text-scale="113%"/>
    </style:style>
    <style:style style:name="T95" style:family="text">
      <style:text-properties fo:color="#1f2225" loext:opacity="100%" style:text-scale="113%"/>
    </style:style>
    <style:style style:name="T96" style:family="text">
      <style:text-properties fo:color="#1f2225" loext:opacity="100%" fo:letter-spacing="-0.0028in" style:text-scale="150%"/>
    </style:style>
    <style:style style:name="T97" style:family="text">
      <style:text-properties fo:color="#1f2225" loext:opacity="100%" fo:letter-spacing="-0.0091in" style:text-scale="115%"/>
    </style:style>
    <style:style style:name="T98" style:family="text">
      <style:text-properties fo:color="#1f2225" loext:opacity="100%" fo:letter-spacing="-0.002in" style:text-scale="122%"/>
    </style:style>
    <style:style style:name="T99" style:family="text">
      <style:text-properties fo:color="#1f2225" loext:opacity="100%" fo:letter-spacing="-0.0154in" style:text-scale="122%"/>
    </style:style>
    <style:style style:name="T100" style:family="text">
      <style:text-properties fo:color="#1f2225" loext:opacity="100%" fo:letter-spacing="-0.0028in" style:text-scale="131%"/>
    </style:style>
    <style:style style:name="T101" style:family="text">
      <style:text-properties fo:color="#1f2225" loext:opacity="100%" fo:letter-spacing="-0.0028in" style:text-scale="90%"/>
    </style:style>
    <style:style style:name="T102" style:family="text">
      <style:text-properties fo:color="#1f2225" loext:opacity="100%" fo:letter-spacing="-0.002in" style:text-scale="99%"/>
    </style:style>
    <style:style style:name="T103" style:family="text">
      <style:text-properties fo:color="#1f2225" loext:opacity="100%" fo:letter-spacing="-0.0028in" style:text-scale="99%"/>
    </style:style>
    <style:style style:name="T104" style:family="text">
      <style:text-properties fo:color="#1f2225" loext:opacity="100%" fo:letter-spacing="-0.0028in" style:text-scale="87%"/>
    </style:style>
    <style:style style:name="T105" style:family="text">
      <style:text-properties fo:color="#1f2225" loext:opacity="100%" fo:letter-spacing="-0.002in" style:text-scale="107%"/>
    </style:style>
    <style:style style:name="T106" style:family="text">
      <style:text-properties fo:color="#1f2225" loext:opacity="100%" fo:letter-spacing="-0.0134in" style:text-scale="113%"/>
    </style:style>
    <style:style style:name="T107" style:family="text">
      <style:text-properties fo:color="#1f2225" loext:opacity="100%" fo:letter-spacing="-0.0028in" style:text-scale="59%"/>
    </style:style>
    <style:style style:name="T108" style:family="text">
      <style:text-properties fo:font-size="9pt" style:font-size-asian="9pt"/>
    </style:style>
    <style:style style:name="T109" style:family="text">
      <style:text-properties fo:color="#141618" loext:opacity="100%" fo:font-size="9.5pt" fo:letter-spacing="-0.0071in"/>
    </style:style>
    <style:style style:name="T110" style:family="text">
      <style:text-properties fo:color="#1f2225" loext:opacity="100%" fo:font-size="9.5pt" style:font-size-asian="9.5pt"/>
    </style:style>
    <style:style style:name="T111" style:family="text">
      <style:text-properties fo:color="#1f2225" loext:opacity="100%" fo:font-size="9.5pt" fo:letter-spacing="-0.0035in" style:font-size-asian="9.5pt"/>
    </style:style>
    <style:style style:name="T112" style:family="text">
      <style:text-properties fo:color="#1f2225" loext:opacity="100%" fo:font-size="9.5pt" fo:letter-spacing="-0.0028in" style:font-size-asian="9.5pt"/>
    </style:style>
    <style:style style:name="T113" style:family="text">
      <style:text-properties fo:color="#1f2225" loext:opacity="100%" fo:letter-spacing="-0.0047in" style:text-scale="105%"/>
    </style:style>
    <style:style style:name="T114" style:family="text">
      <style:text-properties fo:color="#1f2225" loext:opacity="100%" fo:font-size="9.5pt" fo:letter-spacing="-0.0075in" style:font-size-asian="9.5pt" style:text-scale="105%"/>
    </style:style>
    <style:style style:name="T115" style:family="text">
      <style:text-properties fo:color="#1f2225" loext:opacity="100%" fo:letter-spacing="-0.0071in" style:text-scale="105%"/>
    </style:style>
    <style:style style:name="T116" style:family="text">
      <style:text-properties fo:color="#1f2225" loext:opacity="100%" fo:font-size="9.5pt" fo:letter-spacing="-0.002in" style:font-size-asian="9.5pt" style:text-scale="105%"/>
    </style:style>
    <style:style style:name="T117" style:family="text">
      <style:text-properties fo:color="#1f2225" loext:opacity="100%" fo:font-size="9.5pt" fo:letter-spacing="-0.0028in" style:font-size-asian="9.5pt" style:text-scale="97%"/>
    </style:style>
    <style:style style:name="T118" style:family="text">
      <style:text-properties fo:color="#1f2225" loext:opacity="100%" style:font-name="Times New Roman" fo:font-size="9.5pt" fo:letter-spacing="-0.0028in" style:font-size-asian="9.5pt" style:text-scale="97%"/>
    </style:style>
    <style:style style:name="T119" style:family="text">
      <style:text-properties fo:color="#1f2225" loext:opacity="100%" style:font-name="Times New Roman" fo:font-size="9.5pt" fo:letter-spacing="-0.0016in" style:font-size-asian="9.5pt" style:text-scale="97%"/>
    </style:style>
    <style:style style:name="T120" style:family="text">
      <style:text-properties fo:color="#1f2225" loext:opacity="100%" fo:letter-spacing="-0.0043in" style:text-scale="100%"/>
    </style:style>
    <style:style style:name="T121" style:family="text">
      <style:text-properties fo:color="#1f2225" loext:opacity="100%" fo:letter-spacing="-0.002in" style:text-scale="104%"/>
    </style:style>
    <style:style style:name="T122" style:family="text">
      <style:text-properties fo:color="#1f2225" loext:opacity="100%" fo:letter-spacing="-0.0028in" style:text-scale="104%"/>
    </style:style>
    <style:style style:name="T123" style:family="text">
      <style:text-properties fo:color="#1f2225" loext:opacity="100%" fo:letter-spacing="-0.002in" style:text-scale="106%"/>
    </style:style>
    <style:style style:name="T124" style:family="text">
      <style:text-properties fo:color="#1f2225" loext:opacity="100%" fo:letter-spacing="-0.0146in" style:text-scale="189%"/>
    </style:style>
    <style:style style:name="T125" style:family="text">
      <style:text-properties fo:color="#1f2225" loext:opacity="100%" style:text-scale="107%"/>
    </style:style>
    <style:style style:name="T126" style:family="text">
      <style:text-properties fo:color="#1f2225" loext:opacity="100%" fo:letter-spacing="-0.0028in" style:text-scale="108%"/>
    </style:style>
    <style:style style:name="T127" style:family="text">
      <style:text-properties fo:color="#1f2225" loext:opacity="100%" fo:font-size="9.5pt" fo:letter-spacing="-0.0028in" style:font-size-asian="9.5pt" style:text-scale="105%"/>
    </style:style>
    <style:style style:name="T128" style:family="text">
      <style:text-properties fo:color="#1f2225" loext:opacity="100%" fo:font-size="9.5pt" fo:letter-spacing="-0.0055in" style:font-size-asian="9.5pt" style:text-scale="105%"/>
    </style:style>
    <style:style style:name="T129" style:family="text">
      <style:text-properties fo:color="#1f2225" loext:opacity="100%" fo:letter-spacing="-0.0102in" style:text-scale="105%"/>
    </style:style>
    <style:style style:name="T130" style:family="text">
      <style:text-properties fo:color="#1f2225" loext:opacity="100%" fo:letter-spacing="-0.0043in" style:text-scale="105%"/>
    </style:style>
    <style:style style:name="T131" style:family="text">
      <style:text-properties fo:color="#1f2225" loext:opacity="100%" fo:letter-spacing="-0.0035in" style:text-scale="105%"/>
    </style:style>
    <style:style style:name="T132" style:family="text">
      <style:text-properties fo:color="#1f2225" loext:opacity="100%" fo:letter-spacing="-0.0028in" style:text-scale="109%"/>
    </style:style>
    <style:style style:name="T133" style:family="text">
      <style:text-properties fo:color="#1f2225" loext:opacity="100%" fo:letter-spacing="-0.0047in" style:text-scale="109%"/>
    </style:style>
    <style:style style:name="T134" style:family="text">
      <style:text-properties fo:color="#1f2225" loext:opacity="100%" fo:letter-spacing="-0.002in" style:text-scale="116%"/>
    </style:style>
    <style:style style:name="T135" style:family="text">
      <style:text-properties fo:color="#1f2225" loext:opacity="100%" fo:letter-spacing="-0.0028in" style:text-scale="116%"/>
    </style:style>
    <style:style style:name="T136" style:family="text">
      <style:text-properties fo:color="#1f2225" loext:opacity="100%" fo:letter-spacing="-0.0398in" style:text-scale="105%"/>
    </style:style>
    <style:style style:name="T137" style:family="text">
      <style:text-properties fo:color="#1f2225" loext:opacity="100%" fo:letter-spacing="-0.002in" style:text-scale="115%"/>
    </style:style>
    <style:style style:name="T138" style:family="text">
      <style:text-properties fo:color="#1f2225" loext:opacity="100%" fo:letter-spacing="-0.0126in" style:text-scale="115%"/>
    </style:style>
    <style:style style:name="T139" style:family="text">
      <style:text-properties fo:color="#1f2225" loext:opacity="100%" fo:letter-spacing="-0.0016in" style:text-scale="115%"/>
    </style:style>
    <style:style style:name="T140" style:family="text">
      <style:text-properties fo:color="#1f2225" loext:opacity="100%" fo:letter-spacing="-0.0083in" style:text-scale="110%"/>
    </style:style>
    <style:style style:name="T141" style:family="text">
      <style:text-properties fo:color="#1f2225" loext:opacity="100%" fo:font-size="9.5pt" fo:letter-spacing="-0.0398in" style:font-size-asian="9.5pt" style:text-scale="105%"/>
    </style:style>
    <style:style style:name="T142" style:family="text">
      <style:text-properties fo:color="#141618" loext:opacity="100%" fo:font-size="9.5pt" fo:letter-spacing="-0.0004in"/>
    </style:style>
    <style:style style:name="T143" style:family="text">
      <style:text-properties fo:color="#141618" loext:opacity="100%" fo:font-size="9.5pt"/>
    </style:style>
    <style:style style:name="T144" style:family="text">
      <style:text-properties fo:color="#1f2225" loext:opacity="100%" fo:font-size="9.5pt" fo:letter-spacing="-0.0035in" style:font-size-asian="9.5pt" style:text-scale="105%"/>
    </style:style>
    <style:style style:name="T145" style:family="text">
      <style:text-properties fo:color="#1f2225" loext:opacity="100%" fo:font-size="9pt"/>
    </style:style>
    <style:style style:name="T146" style:family="text">
      <style:text-properties fo:color="#1f2225" loext:opacity="100%" style:text-scale="115%"/>
    </style:style>
    <style:style style:name="T147" style:family="text">
      <style:text-properties fo:color="#1f2225" loext:opacity="100%" fo:font-size="9pt" style:font-size-asian="9pt" style:text-scale="105%"/>
    </style:style>
    <style:style style:name="T148" style:family="text">
      <style:text-properties fo:color="#1f2225" loext:opacity="100%" fo:letter-spacing="-0.0402in" style:text-scale="105%"/>
    </style:style>
    <style:style style:name="T149" style:family="text">
      <style:text-properties fo:color="#1f2225" loext:opacity="100%" fo:letter-spacing="-0.0047in"/>
    </style:style>
    <style:style style:name="T150" style:family="text">
      <style:text-properties fo:color="#1f2225" loext:opacity="100%" fo:letter-spacing="-0.0409in" style:text-scale="105%"/>
    </style:style>
    <style:style style:name="T151" style:family="text">
      <style:text-properties fo:color="#1f2225" loext:opacity="100%" fo:font-size="9.5pt" fo:letter-spacing="-0.0402in" style:font-size-asian="9.5pt" style:text-scale="105%"/>
    </style:style>
    <style:style style:name="T152" style:family="text">
      <style:text-properties fo:font-size="8pt" style:font-size-asian="8pt"/>
    </style:style>
    <style:style style:name="T153" style:family="text">
      <style:text-properties fo:color="#1f2225" loext:opacity="100%" fo:letter-spacing="0.0244in" style:text-scale="105%"/>
    </style:style>
    <style:style style:name="T154" style:family="text">
      <style:text-properties fo:color="#1f2225" loext:opacity="100%" fo:font-size="9pt" fo:letter-spacing="-0.0063in" style:font-size-asian="9pt" style:text-scale="105%"/>
    </style:style>
    <style:style style:name="T155" style:family="text">
      <style:text-properties fo:color="#1f2225" loext:opacity="100%" fo:letter-spacing="-0.0043in"/>
    </style:style>
    <style:style style:name="T156" style:family="text">
      <style:text-properties fo:color="#1f2225" loext:opacity="100%" fo:letter-spacing="-0.0374in"/>
    </style:style>
    <style:style style:name="T157" style:family="text">
      <style:text-properties fo:color="#1f2225" loext:opacity="100%" fo:letter-spacing="-0.0055in"/>
    </style:style>
    <style:style style:name="T158" style:family="text">
      <style:text-properties fo:color="#1f2225" loext:opacity="100%" fo:letter-spacing="0.0008in" style:text-scale="105%"/>
    </style:style>
    <style:style style:name="T159" style:family="text">
      <style:text-properties fo:color="#1f2225" loext:opacity="100%" fo:font-size="9.5pt" style:font-size-asian="9.5pt" style:text-scale="110%"/>
    </style:style>
    <style:style style:name="T160" style:family="text">
      <style:text-properties fo:font-size="13pt" style:font-size-asian="13pt"/>
    </style:style>
    <style:style style:name="T161" style:family="text">
      <style:text-properties fo:color="#141618" loext:opacity="100%" fo:font-size="9.5pt" fo:letter-spacing="-0.0091in"/>
    </style:style>
    <style:style style:name="T162" style:family="text">
      <style:text-properties fo:color="#1f2225" loext:opacity="100%" fo:font-size="9pt" fo:letter-spacing="-0.0055in" style:font-size-asian="9pt" style:text-scale="105%"/>
    </style:style>
    <style:style style:name="T163" style:family="text">
      <style:text-properties fo:color="#1f2225" loext:opacity="100%" fo:font-size="9pt" fo:letter-spacing="0.0327in" style:font-size-asian="9pt" style:text-scale="105%"/>
    </style:style>
    <style:style style:name="T164" style:family="text">
      <style:text-properties fo:color="#1f2225" loext:opacity="100%" fo:font-size="9pt" fo:letter-spacing="-0.0035in" style:font-size-asian="9pt" style:text-scale="105%"/>
    </style:style>
    <style:style style:name="T165" style:family="text">
      <style:text-properties fo:color="#1f2225" loext:opacity="100%" fo:font-size="9pt" fo:letter-spacing="-0.0047in" style:font-size-asian="9pt" style:text-scale="105%"/>
    </style:style>
    <style:style style:name="T166" style:family="text">
      <style:text-properties fo:color="#1f2225" loext:opacity="100%" fo:font-size="9pt" fo:letter-spacing="0.0291in" style:font-size-asian="9pt" style:text-scale="110%"/>
    </style:style>
    <style:style style:name="T167" style:family="text">
      <style:text-properties fo:color="#1f2225" loext:opacity="100%" fo:font-size="9pt" fo:letter-spacing="0.0319in" style:font-size-asian="9pt" style:text-scale="105%"/>
    </style:style>
    <style:style style:name="T168" style:family="text">
      <style:text-properties fo:color="#1f2225" loext:opacity="100%" fo:font-size="9pt" fo:letter-spacing="-0.0043in" style:font-size-asian="9pt" style:text-scale="105%"/>
    </style:style>
    <style:style style:name="T169" style:family="text">
      <style:text-properties fo:color="#1f2225" loext:opacity="100%" fo:font-size="9pt" fo:letter-spacing="-0.0016in" style:font-size-asian="9pt" style:text-scale="105%"/>
    </style:style>
    <style:style style:name="T170" style:family="text">
      <style:text-properties fo:color="#1f2225" loext:opacity="100%" fo:font-size="9pt" fo:letter-spacing="0.0307in" style:font-size-asian="9pt" style:text-scale="105%"/>
    </style:style>
    <style:style style:name="T171" style:family="text">
      <style:text-properties fo:color="#1f2225" loext:opacity="100%" fo:letter-spacing="-0.0008in"/>
    </style:style>
    <style:style style:name="T172" style:family="text">
      <style:text-properties fo:color="#1f2225" loext:opacity="100%" fo:font-size="9pt" style:font-size-asian="9pt"/>
    </style:style>
    <style:style style:name="T173" style:family="text">
      <style:text-properties fo:color="#1f2225" loext:opacity="100%" fo:font-size="9pt" fo:letter-spacing="0.0043in" style:font-size-asian="9pt"/>
    </style:style>
    <style:style style:name="T174" style:family="text">
      <style:text-properties fo:color="#1f2225" loext:opacity="100%" fo:font-size="9pt" fo:letter-spacing="0.0346in" style:font-size-asian="9pt"/>
    </style:style>
    <style:style style:name="T175" style:family="text">
      <style:text-properties fo:color="#1f2225" loext:opacity="100%" fo:font-size="9pt" fo:letter-spacing="-0.0016in" style:font-size-asian="9pt"/>
    </style:style>
    <style:style style:name="T176" style:family="text">
      <style:text-properties fo:color="#1f2225" loext:opacity="100%" fo:letter-spacing="-0.0028in" style:text-scale="105%"/>
    </style:style>
    <style:style style:name="T177" style:family="text">
      <style:text-properties fo:color="#1f2225" loext:opacity="100%" fo:letter-spacing="-0.002in" style:text-scale="105%"/>
    </style:style>
    <style:style style:name="T178" style:family="text">
      <style:text-properties fo:color="#1f2225" loext:opacity="100%" fo:font-size="9pt" fo:letter-spacing="-0.0008in" style:font-size-asian="9pt" style:text-scale="105%"/>
    </style:style>
    <style:style style:name="T179" style:family="text">
      <style:text-properties fo:color="#1f2225" loext:opacity="100%" fo:font-size="9pt" fo:letter-spacing="0.0283in" style:font-size-asian="9pt" style:text-scale="105%"/>
    </style:style>
    <style:style style:name="T180" style:family="text">
      <style:text-properties fo:color="#1f2225" loext:opacity="100%" fo:letter-spacing="-0.0035in"/>
    </style:style>
    <style:style style:name="T181" style:family="text">
      <style:text-properties fo:color="#1f2225" loext:opacity="100%" fo:font-size="9pt" fo:letter-spacing="0.002in" style:font-size-asian="9pt"/>
    </style:style>
    <style:style style:name="T182" style:family="text">
      <style:text-properties fo:color="#1f2225" loext:opacity="100%" fo:font-size="9pt" fo:letter-spacing="0.0008in" style:font-size-asian="9pt"/>
    </style:style>
    <style:style style:name="T183" style:family="text">
      <style:text-properties fo:color="#1f2225" loext:opacity="100%" fo:letter-spacing="-0.0382in"/>
    </style:style>
    <style:style style:name="T184" style:family="text">
      <style:text-properties fo:color="#1f2225" loext:opacity="100%" fo:letter-spacing="0.0008in"/>
    </style:style>
    <style:style style:name="T185" style:family="text">
      <style:text-properties fo:color="#1f2225" loext:opacity="100%" fo:letter-spacing="0.0035in"/>
    </style:style>
    <style:style style:name="T186" style:family="text">
      <style:text-properties fo:color="#1f2225" loext:opacity="100%" fo:letter-spacing="0.0008in" style:text-scale="110%"/>
    </style:style>
    <style:style style:name="T187" style:family="text">
      <style:text-properties fo:color="#1f2225" loext:opacity="100%" fo:letter-spacing="0.0043in"/>
    </style:style>
    <style:style style:name="T188" style:family="text">
      <style:text-properties fo:color="#1f2225" loext:opacity="100%" fo:letter-spacing="0.002in"/>
    </style:style>
    <style:style style:name="T189" style:family="text">
      <style:text-properties fo:color="#1f2225" loext:opacity="100%" fo:letter-spacing="0.0028in"/>
    </style:style>
    <style:style style:name="T190" style:family="text">
      <style:text-properties fo:color="#1f2225" loext:opacity="100%" fo:letter-spacing="-0.0047in" style:text-scale="108%"/>
    </style:style>
    <style:style style:name="T191" style:family="text">
      <style:text-properties fo:color="#1f2225" loext:opacity="100%" fo:letter-spacing="-0.0126in" style:text-scale="100%"/>
    </style:style>
    <style:style style:name="T192" style:family="text">
      <style:text-properties fo:color="#1f2225" loext:opacity="100%" fo:letter-spacing="-0.0028in" style:text-scale="68%"/>
    </style:style>
    <style:style style:name="T193" style:family="text">
      <style:text-properties fo:color="#1f2225" loext:opacity="100%" fo:letter-spacing="-0.0028in" style:text-scale="82%"/>
    </style:style>
    <style:style style:name="T194" style:family="text">
      <style:text-properties fo:color="#1f2225" loext:opacity="100%" fo:letter-spacing="-0.002in" style:text-scale="109%"/>
    </style:style>
    <style:style style:name="T195" style:family="text">
      <style:text-properties fo:color="#1f2225" loext:opacity="100%" fo:letter-spacing="-0.0043in" style:text-scale="109%"/>
    </style:style>
    <style:style style:name="T196" style:family="text">
      <style:text-properties fo:color="#1f2225" loext:opacity="100%" fo:letter-spacing="-0.002in" style:text-scale="119%"/>
    </style:style>
    <style:style style:name="T197" style:family="text">
      <style:text-properties fo:color="#1f2225" loext:opacity="100%" fo:letter-spacing="-0.0154in" style:text-scale="119%"/>
    </style:style>
    <style:style style:name="T198" style:family="text">
      <style:text-properties fo:color="#1f2225" loext:opacity="100%" fo:letter-spacing="-0.002in" style:text-scale="112%"/>
    </style:style>
    <style:style style:name="T199" style:family="text">
      <style:text-properties fo:color="#1f2225" loext:opacity="100%" fo:letter-spacing="-0.0154in" style:text-scale="150%"/>
    </style:style>
    <style:style style:name="T200" style:family="text">
      <style:text-properties fo:color="#1f2225" loext:opacity="100%" fo:letter-spacing="-0.0035in" style:text-scale="111%"/>
    </style:style>
    <style:style style:name="T201" style:family="text">
      <style:text-properties fo:color="#1f2225" loext:opacity="100%" fo:letter-spacing="-0.0016in" style:text-scale="100%"/>
    </style:style>
    <style:style style:name="T202" style:family="text">
      <style:text-properties fo:color="#1f2225" loext:opacity="100%" fo:letter-spacing="-0.0035in" style:text-scale="93%"/>
    </style:style>
    <style:style style:name="T203" style:family="text">
      <style:text-properties fo:color="#1f2225" loext:opacity="100%" fo:letter-spacing="-0.0028in" style:text-scale="140%"/>
    </style:style>
    <style:style style:name="T204" style:family="text">
      <style:text-properties fo:color="#1f2225" loext:opacity="100%" style:text-scale="140%"/>
    </style:style>
    <style:style style:name="T205" style:family="text">
      <style:text-properties fo:color="#1f2225" loext:opacity="100%" fo:font-size="9pt" style:font-size-asian="9pt" style:text-scale="120%"/>
    </style:style>
    <style:style style:name="T206" style:family="text">
      <style:text-properties fo:color="#1f2225" loext:opacity="100%" fo:font-size="9pt" fo:letter-spacing="0.0283in" style:font-size-asian="9pt" style:text-scale="120%"/>
    </style:style>
    <style:style style:name="T207" style:family="text">
      <style:text-properties fo:color="#1f2225" loext:opacity="100%" fo:font-size="9pt" fo:letter-spacing="-0.0091in" style:font-size-asian="9pt" style:text-scale="120%"/>
    </style:style>
    <style:style style:name="T208" style:family="text">
      <style:text-properties fo:color="#1f2225" loext:opacity="100%" fo:font-size="9pt" fo:letter-spacing="0.0291in" style:font-size-asian="9pt" style:text-scale="105%"/>
    </style:style>
    <style:style style:name="T209" style:family="text">
      <style:text-properties fo:color="#1f2225" loext:opacity="100%" fo:font-size="9pt" fo:letter-spacing="0.0008in" style:font-size-asian="9pt" style:text-scale="105%"/>
    </style:style>
    <style:style style:name="T210" style:family="text">
      <style:text-properties fo:color="#1f2225" loext:opacity="100%" fo:font-size="9pt" fo:letter-spacing="-0.0008in" style:font-size-asian="9pt" style:text-scale="110%"/>
    </style:style>
    <style:style style:name="T211" style:family="text">
      <style:text-properties fo:color="#1f2225" loext:opacity="100%" fo:font-size="9pt" fo:letter-spacing="0.0307in" style:font-size-asian="9pt" style:text-scale="110%"/>
    </style:style>
    <style:style style:name="T212" style:family="text">
      <style:text-properties fo:color="#1f2225" loext:opacity="100%" fo:font-size="9pt" fo:letter-spacing="0.0311in" style:font-size-asian="9pt" style:text-scale="105%"/>
    </style:style>
    <style:style style:name="T213" style:family="text">
      <style:text-properties fo:color="#1f2225" loext:opacity="100%" fo:font-size="9pt" fo:letter-spacing="0.0028in" style:font-size-asian="9pt" style:text-scale="105%"/>
    </style:style>
    <style:style style:name="T214" style:family="text">
      <style:text-properties fo:color="#1f2225" loext:opacity="100%" fo:font-size="9pt" style:font-size-asian="9pt" style:text-scale="115%"/>
    </style:style>
    <style:style style:name="T215" style:family="text">
      <style:text-properties fo:color="#1f2225" loext:opacity="100%" fo:font-size="9pt" fo:letter-spacing="0.0382in" style:font-size-asian="9pt" style:text-scale="115%"/>
    </style:style>
    <style:style style:name="T216" style:family="text">
      <style:text-properties fo:color="#1f2225" loext:opacity="100%" fo:letter-spacing="-0.0071in"/>
    </style:style>
    <style:style style:name="T217" style:family="text">
      <style:text-properties fo:color="#1f2225" loext:opacity="100%" fo:font-size="9pt" fo:letter-spacing="-0.0028in" style:font-size-asian="9pt" style:text-scale="105%"/>
    </style:style>
    <style:style style:name="T218" style:family="text">
      <style:text-properties fo:color="#1f2225" loext:opacity="100%" fo:font-size="9pt" fo:letter-spacing="0.0299in" style:font-size-asian="9pt" style:text-scale="105%"/>
    </style:style>
    <style:style style:name="T219" style:family="text">
      <style:text-properties fo:font-size="13.5pt" style:font-size-asian="13.5pt"/>
    </style:style>
    <style:style style:name="T220" style:family="text">
      <style:text-properties fo:font-size="14.5pt" style:font-size-asian="14.5pt"/>
    </style:style>
    <style:style style:name="T221" style:family="text">
      <style:text-properties fo:color="#1f2225" loext:opacity="100%" fo:letter-spacing="-0.002in" style:text-scale="103%"/>
    </style:style>
    <style:style style:name="T222" style:family="text">
      <style:text-properties fo:color="#1f2225" loext:opacity="100%" fo:letter-spacing="-0.0028in" style:text-scale="103%"/>
    </style:style>
    <style:style style:name="T223" style:family="text">
      <style:text-properties fo:color="#1f2225" loext:opacity="100%" fo:letter-spacing="-0.002in"/>
    </style:style>
    <style:style style:name="T224" style:family="text">
      <style:text-properties fo:color="#1f2225" loext:opacity="100%" fo:letter-spacing="-0.0161in" style:text-scale="111%"/>
    </style:style>
    <style:style style:name="T225" style:family="text">
      <style:text-properties fo:color="#1f2225" loext:opacity="100%" fo:letter-spacing="-0.0028in" style:text-scale="119%"/>
    </style:style>
    <style:style style:name="T226" style:family="text">
      <style:text-properties fo:color="#1f2225" loext:opacity="100%" fo:letter-spacing="-0.0043in" style:text-scale="113%"/>
    </style:style>
    <style:style style:name="T227" style:family="text">
      <style:text-properties fo:color="#1f2225" loext:opacity="100%" fo:font-size="9pt" fo:letter-spacing="-0.0016in" style:font-size-asian="9pt" style:text-scale="110%"/>
    </style:style>
    <style:style style:name="T228" style:family="text">
      <style:text-properties fo:color="#1f2225" loext:opacity="100%" fo:font-size="9pt" fo:letter-spacing="0.0299in" style:font-size-asian="9pt" style:text-scale="110%"/>
    </style:style>
    <style:style style:name="T229" style:family="text">
      <style:text-properties fo:color="#1f2225" loext:opacity="100%" fo:letter-spacing="0.0264in" style:text-scale="110%"/>
    </style:style>
    <style:style style:name="T230" style:family="text">
      <style:text-properties fo:color="#1f2225" loext:opacity="100%" fo:font-size="9pt" fo:letter-spacing="-0.0055in" style:font-size-asian="9pt" style:text-scale="110%"/>
    </style:style>
    <style:style style:name="T231" style:family="text">
      <style:text-properties fo:color="#1f2225" loext:opacity="100%" style:text-scale="120%"/>
    </style:style>
    <style:style style:name="T232" style:family="text">
      <style:text-properties fo:color="#1f2225" loext:opacity="100%" fo:letter-spacing="-0.0075in" style:text-scale="110%"/>
    </style:style>
    <style:style style:name="T233" style:family="text">
      <style:text-properties fo:color="#1f2225" loext:opacity="100%" fo:letter-spacing="-0.0071in" style:text-scale="110%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1f2225" draw:opacity="7%" draw:textarea-horizontal-align="center" draw:textarea-vertical-align="top" draw:auto-grow-height="false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.1252in" fo:margin-right="0.1252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ff8686" draw:opacity="35%" draw:textarea-horizontal-align="center" draw:textarea-vertical-align="top" draw:auto-grow-height="false" fo:wrap-option="wrap" loext:decorative="false" style:run-through="background"/>
    </style:style>
    <style:style style:name="gr4" style:family="graphic">
      <style:graphic-properties draw:stroke="none" svg:stroke-width="0in" draw:fill="none" draw:fill-color="#ffffff" loext:fill-use-slide-background="false" draw:textarea-vertical-align="top" draw:auto-grow-height="false" fo:min-height="0.198in" fo:padding-top="0in" fo:padding-bottom="0in" fo:padding-left="0in" fo:padding-right="0in" fo:wrap-option="wrap" loext:decorative="false" style:run-through="background"/>
      <style:paragraph-properties style:writing-mode="lr-tb"/>
    </style:style>
    <style:style style:name="gr5" style:family="graphic">
      <style:graphic-properties style:writing-mode="lr-tb" loext:decorative="false" fo:margin-left="0.1252in" fo:margin-right="0.1252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in" draw:fill="none" loext:fill-use-slide-background="false" draw:textarea-vertical-align="top" draw:auto-grow-height="false" fo:min-height="0.198in" fo:min-width="0.7098in" fo:padding-top="0in" fo:padding-bottom="0in" fo:padding-left="0in" fo:padding-right="0in" fo:wrap-option="wrap" loext:decorative="false" style:run-through="background"/>
      <style:paragraph-properties style:writing-mode="lr-tb"/>
    </style:style>
    <style:style style:name="gr7" style:family="graphic">
      <style:graphic-properties draw:stroke="none" svg:stroke-width="0in" draw:fill="none" loext:fill-use-slide-background="false" draw:textarea-vertical-align="top" draw:auto-grow-height="false" fo:min-height="0.198in" fo:min-width="0.7457in" fo:padding-top="0in" fo:padding-bottom="0in" fo:padding-left="0in" fo:padding-right="0in" fo:wrap-option="wrap" loext:decorative="false" style:run-through="background"/>
      <style:paragraph-properties style:writing-mode="lr-tb"/>
    </style:style>
    <style:style style:name="gr8" style:family="graphic">
      <style:graphic-properties style:writing-mode="lr-tb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in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style style:name="gr10" style:family="graphic">
      <style:graphic-properties draw:stroke="none" svg:stroke-width="0in" draw:fill="none" loext:fill-use-slide-background="false" draw:textarea-vertical-align="top" draw:auto-grow-height="false" fo:min-height="0.198in" fo:min-width="0.2339in" fo:padding-top="0in" fo:padding-bottom="0in" fo:padding-left="0in" fo:padding-right="0in" fo:wrap-option="wrap" loext:decorative="false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draw:rect text:anchor-type="char" draw:z-index="69" draw:style-name="gr1" draw:text-style-name="P2" svg:width="6.565in" svg:height="0.0094in" svg:x="0.8492in" svg:y="0.4236in"><text:p/></draw:rect><text:span text:style-name="T1">Exercise</text:span><text:span text:style-name="T2"> </text:span><text:span text:style-name="T3">Aditya Kalhane</text:span><text:span text:style-name="T4"> </text:span><text:span text:style-name="T5">240840320011</text:span></text:p>
        <text:p text:style-name="Standard"><text:span text:style-name="T6"/></text:p>
        <text:p text:style-name="P3" loext:marker-style-name="T7"/>
        <text:p text:style-name="P4" loext:marker-style-name="T8"><draw:g text:anchor-type="char" draw:z-index="62" draw:style-name="gr2"><draw:polygon draw:style-name="gr3" draw:text-style-name="P5" svg:width="1.0854in" svg:height="0.1969in" svg:x="0.8075in" svg:y="0.1512in" svg:viewBox="0 0 2758 501" draw:points="2668,0 90,0 55,7 26,26 7,55 0,90 0,409 7,447 26,475 55,494 90,501 2668,501 2704,494 2732,475 2751,447 2758,409 2758,90 2751,55 2732,26 2704,7"><text:p/></draw:polygon><draw:frame draw:style-name="gr4" draw:text-style-name="P7" svg:width="1.087in" svg:height="0.198in" svg:x="0.8075in" svg:y="0.1516in"><draw:text-box><text:p text:style-name="P6"><text:span text:style-name="T9">exercise</text:span><text:span text:style-name="T10"> </text:span><text:span text:style-name="T11">1</text:span><text:span text:style-name="T10"> </text:span><text:span text:style-name="T11">and</text:span><text:span text:style-name="T10"> </text:span><text:span text:style-name="T11">2</text:span></text:p></draw:text-box></draw:frame></draw:g></text:p>
        <text:p text:style-name="P8" loext:marker-style-name="T12"/>
        <text:list text:style-name="WWNum1">
          <text:list-item>
            <text:p text:style-name="P9" loext:marker-style-name="T13"><text:span text:style-name="T14">Display</text:span><text:span text:style-name="T15"> </text:span><text:span text:style-name="T14">all</text:span><text:span text:style-name="T15"> </text:span><text:span text:style-name="T14">the</text:span><text:span text:style-name="T15"> </text:span><text:span text:style-name="T14">data</text:span><text:span text:style-name="T15"> </text:span><text:span text:style-name="T16">from</text:span><text:span text:style-name="T15"> </text:span><text:span text:style-name="T16">the</text:span><text:span text:style-name="T15"> </text:span><text:span text:style-name="T16">S</text:span><text:span text:style-name="T17"> </text:span><text:span text:style-name="T16">table.</text:span></text:p>
          </text:list-item>
        </text:list>
        <text:p text:style-name="P10" loext:marker-style-name="T18"/>
        <text:p text:style-name="Text_20_body"><text:span text:style-name="T19">select</text:span><text:span text:style-name="T20"> </text:span><text:span text:style-name="T19">*</text:span><text:span text:style-name="T20"> </text:span><text:span text:style-name="T19">from</text:span><text:span text:style-name="T20"> </text:span><text:span text:style-name="T19">s;</text:span></text:p>
        <text:list text:continue-numbering="true" text:style-name="WWNum1">
          <text:list-item>
            <text:p text:style-name="P11" loext:marker-style-name="T13"><draw:frame draw:style-name="fr1" draw:name="image2.png" text:anchor-type="char" svg:x="2.4083in" svg:y="0.1256in" svg:width="0.0835in" svg:height="0.0972in" draw:z-index="0"><draw:image xlink:href="Pictures/10000001000000180000001C80C97143.png" xlink:type="simple" xlink:show="embed" xlink:actuate="onLoad" draw:mime-type="image/png"/></draw:frame><text:span text:style-name="T21">Display</text:span><text:span text:style-name="T22"> </text:span><text:span text:style-name="T21">only</text:span><text:span text:style-name="T22"> </text:span><text:span text:style-name="T21">the</text:span><text:span text:style-name="T23"> </text:span><text:span text:style-name="T21">S</text:span><text:span text:style-name="T24"> </text:span><text:span text:style-name="T21">and</text:span><text:span text:style-name="T22"> </text:span><text:span text:style-name="T21">SNAME</text:span><text:span text:style-name="T22"> </text:span><text:span text:style-name="T21">fields</text:span><text:span text:style-name="T23"> </text:span><text:span text:style-name="T25">from</text:span><text:span text:style-name="T22"> </text:span><text:span text:style-name="T25">the</text:span><text:span text:style-name="T22"> </text:span><text:span text:style-name="T25">S</text:span><text:span text:style-name="T23"> </text:span><text:span text:style-name="T25">table.</text:span></text:p>
          </text:list-item>
        </text:list>
        <text:p text:style-name="P12" loext:marker-style-name="T26"/>
        <text:p text:style-name="P13"><draw:frame draw:style-name="fr1" draw:name="image3.png" text:anchor-type="char" svg:x="1.2484in" svg:y="0.0583in" svg:width="0.2335in" svg:height="0.198in" draw:z-index="1"><draw:image xlink:href="Pictures/100000010000002D000000260B1F7447.png" xlink:type="simple" xlink:show="embed" xlink:actuate="onLoad" draw:mime-type="image/png"/></draw:frame><text:span text:style-name="T27">select</text:span><text:span text:style-name="T28"> </text:span><text:span text:style-name="T29">S#</text:span><text:span text:style-name="T30"> </text:span><text:span text:style-name="T27">,</text:span><text:span text:style-name="T31"> </text:span><text:span text:style-name="T27">SNAME</text:span><text:span text:style-name="T32"> </text:span><text:span text:style-name="T27">from</text:span><text:span text:style-name="T31"> </text:span><text:span text:style-name="T27">s;</text:span></text:p>
        <text:list text:continue-numbering="true" text:style-name="WWNum1">
          <text:list-item>
            <text:p text:style-name="P14" loext:marker-style-name="T13"><text:span text:style-name="T33">Display</text:span><text:span text:style-name="T34"> </text:span><text:span text:style-name="T33">the</text:span><text:span text:style-name="T34"> </text:span><text:span text:style-name="T33">PNAME</text:span><text:span text:style-name="T35"> </text:span><text:span text:style-name="T33">and</text:span><text:span text:style-name="T34"> </text:span><text:span text:style-name="T33">COLOR</text:span><text:span text:style-name="T35"> </text:span><text:span text:style-name="T33">from</text:span><text:span text:style-name="T34"> </text:span><text:span text:style-name="T33">the</text:span><text:span text:style-name="T35"> </text:span><text:span text:style-name="T33">P</text:span><text:span text:style-name="T34"> </text:span><text:span text:style-name="T33">table</text:span><text:span text:style-name="T35"> </text:span><text:span text:style-name="T33">for</text:span><text:span text:style-name="T34"> </text:span><text:span text:style-name="T33">the</text:span><text:span text:style-name="T35"> </text:span><text:span text:style-name="T33">CITY=”London”.</text:span></text:p>
          </text:list-item>
        </text:list>
        <text:p text:style-name="P15"><text:span text:style-name="T36">select</text:span><text:span text:style-name="T31"> </text:span><text:span text:style-name="T36">PNAME,</text:span><text:span text:style-name="T31"> </text:span><text:span text:style-name="T36">COLOR</text:span><text:span text:style-name="T37"> </text:span><text:span text:style-name="T36">from</text:span><text:span text:style-name="T31"> </text:span><text:span text:style-name="T36">p</text:span><text:span text:style-name="T38"> </text:span><text:span text:style-name="T39">whe</text:span><text:span text:style-name="T40">r</text:span><text:span text:style-name="T41">e</text:span><text:span text:style-name="T42"> </text:span><text:span text:style-name="T43">C</text:span><text:span text:style-name="T44">I</text:span><text:span text:style-name="T45">T</text:span><text:span text:style-name="T46">Y</text:span><text:span text:style-name="T42"> </text:span><text:span text:style-name="T47">=</text:span><text:span text:style-name="T42"> </text:span><text:span text:style-name="T48">'</text:span><text:span text:style-name="T49">L</text:span><text:span text:style-name="T50">o</text:span><text:span text:style-name="T45">ndo</text:span><text:span text:style-name="T51">n'</text:span><text:span text:style-name="T52">;</text:span></text:p>
        <text:list text:continue-numbering="true" text:style-name="WWNum1">
          <text:list-item>
            <text:p text:style-name="P16" loext:marker-style-name="T13"><text:span text:style-name="T33">Display</text:span><text:span text:style-name="T53"> </text:span><text:span text:style-name="T33">all</text:span><text:span text:style-name="T15"> </text:span><text:span text:style-name="T33">the</text:span><text:span text:style-name="T53"> </text:span><text:span text:style-name="T33">Suppliers</text:span><text:span text:style-name="T15"> </text:span><text:span text:style-name="T33">from</text:span><text:span text:style-name="T53"> </text:span><text:span text:style-name="T33">London.</text:span></text:p>
          </text:list-item>
        </text:list>
        <text:p text:style-name="P17" loext:marker-style-name="T54"/>
        <text:p text:style-name="Text_20_body"><text:span text:style-name="T55">select</text:span><text:span text:style-name="T37"> </text:span><text:span text:style-name="T56">*</text:span><text:span text:style-name="T37"> </text:span><text:span text:style-name="T56">from</text:span><text:span text:style-name="T57"> </text:span><text:span text:style-name="T56">s</text:span></text:p>
        <text:p text:style-name="P18"><text:span text:style-name="T39">whe</text:span><text:span text:style-name="T40">r</text:span><text:span text:style-name="T41">e</text:span><text:span text:style-name="T42"> </text:span><text:span text:style-name="T43">C</text:span><text:span text:style-name="T44">I</text:span><text:span text:style-name="T45">T</text:span><text:span text:style-name="T46">Y</text:span><text:span text:style-name="T42"> </text:span><text:span text:style-name="T47">=</text:span><text:span text:style-name="T42"> </text:span><text:span text:style-name="T48">'</text:span><text:span text:style-name="T58">L</text:span><text:span text:style-name="T59">OND</text:span><text:span text:style-name="T60">ON'</text:span><text:span text:style-name="T52">;</text:span></text:p>
        <text:list text:continue-numbering="true" text:style-name="WWNum1">
          <text:list-item>
            <text:p text:style-name="P19" loext:marker-style-name="T13"><text:span text:style-name="T33">Display</text:span><text:span text:style-name="T53"> </text:span><text:span text:style-name="T33">all</text:span><text:span text:style-name="T15"> </text:span><text:span text:style-name="T33">the</text:span><text:span text:style-name="T15"> </text:span><text:span text:style-name="T33">Suppliers</text:span><text:span text:style-name="T15"> </text:span><text:span text:style-name="T33">from</text:span><text:span text:style-name="T15"> </text:span><text:span text:style-name="T33">Paris</text:span><text:span text:style-name="T15"> </text:span><text:span text:style-name="T33">or</text:span><text:span text:style-name="T53"> </text:span><text:span text:style-name="T33">Athens.</text:span></text:p>
          </text:list-item>
        </text:list>
        <text:p text:style-name="P17" loext:marker-style-name="T54"/>
        <text:p text:style-name="Text_20_body"><text:span text:style-name="T55">select</text:span><text:span text:style-name="T37"> </text:span><text:span text:style-name="T56">*</text:span><text:span text:style-name="T37"> </text:span><text:span text:style-name="T56">from</text:span><text:span text:style-name="T57"> </text:span><text:span text:style-name="T56">s</text:span></text:p>
        <text:p text:style-name="P20"><text:span text:style-name="T39">whe</text:span><text:span text:style-name="T40">r</text:span><text:span text:style-name="T41">e</text:span><text:span text:style-name="T42"> </text:span><text:span text:style-name="T61">c</text:span><text:span text:style-name="T62">it</text:span><text:span text:style-name="T63">y</text:span><text:span text:style-name="T42"> </text:span><text:span text:style-name="T64">i</text:span><text:span text:style-name="T65">n</text:span><text:span text:style-name="T42"> </text:span><text:span text:style-name="T39">(</text:span><text:span text:style-name="T48">'</text:span><text:span text:style-name="T66">P</text:span><text:span text:style-name="T67">a</text:span><text:span text:style-name="T68">r</text:span><text:span text:style-name="T69">is</text:span><text:span text:style-name="T70">'</text:span><text:span text:style-name="T71">,</text:span><text:span text:style-name="T72">'</text:span><text:span text:style-name="T73">A</text:span><text:span text:style-name="T74">thens</text:span><text:span text:style-name="T75">'</text:span><text:span text:style-name="T39">)</text:span><text:span text:style-name="T52">;</text:span></text:p>
        <text:list text:continue-numbering="true" text:style-name="WWNum1">
          <text:list-item>
            <text:p text:style-name="P21" loext:marker-style-name="T13"><text:span text:style-name="T14">Display</text:span><text:span text:style-name="T53"> </text:span><text:span text:style-name="T16">all</text:span><text:span text:style-name="T15"> </text:span><text:span text:style-name="T16">the</text:span><text:span text:style-name="T15"> </text:span><text:span text:style-name="T16">Projects</text:span><text:span text:style-name="T15"> </text:span><text:span text:style-name="T16">in</text:span><text:span text:style-name="T15"> </text:span><text:span text:style-name="T16">Athens.</text:span></text:p>
          </text:list-item>
        </text:list>
        <text:p text:style-name="P17" loext:marker-style-name="T54"/>
        <text:p text:style-name="P22"><text:span text:style-name="T76">select</text:span><text:span text:style-name="T77"> </text:span><text:span text:style-name="T19">*</text:span><text:span text:style-name="T77"> </text:span><text:span text:style-name="T19">from</text:span><text:span text:style-name="T77"> </text:span><text:span text:style-name="T78">j</text:span></text:p>
        <text:p text:style-name="P20"><text:span text:style-name="T39">whe</text:span><text:span text:style-name="T40">r</text:span><text:span text:style-name="T41">e</text:span><text:span text:style-name="T42"> </text:span><text:span text:style-name="T61">c</text:span><text:span text:style-name="T62">it</text:span><text:span text:style-name="T63">y</text:span><text:span text:style-name="T42"> </text:span><text:span text:style-name="T47">=</text:span><text:span text:style-name="T42"> </text:span><text:span text:style-name="T72">'</text:span><text:span text:style-name="T73">A</text:span><text:span text:style-name="T74">thens</text:span><text:span text:style-name="T75">'</text:span><text:span text:style-name="T52">;</text:span></text:p>
        <text:list text:continue-numbering="true" text:style-name="WWNum1">
          <text:list-item>
            <text:p text:style-name="P23" loext:marker-style-name="T13"><text:span text:style-name="T16">Display</text:span><text:span text:style-name="T53"> </text:span><text:span text:style-name="T16">all</text:span><text:span text:style-name="T53"> </text:span><text:span text:style-name="T16">the</text:span><text:span text:style-name="T53"> </text:span><text:span text:style-name="T16">Partnames</text:span><text:span text:style-name="T53"> </text:span><text:span text:style-name="T16">with</text:span><text:span text:style-name="T53"> </text:span><text:span text:style-name="T16">the</text:span><text:span text:style-name="T53"> </text:span><text:span text:style-name="T16">weight</text:span><text:span text:style-name="T53"> </text:span><text:span text:style-name="T16">between</text:span><text:span text:style-name="T15"> </text:span><text:span text:style-name="T16">12</text:span><text:span text:style-name="T53"> </text:span><text:span text:style-name="T16">and</text:span><text:span text:style-name="T53"> </text:span><text:span text:style-name="T16">14</text:span><text:span text:style-name="T53"> </text:span><text:span text:style-name="T16">(inclusive</text:span><text:span text:style-name="T53"> </text:span><text:span text:style-name="T16">of</text:span><text:span text:style-name="T53"> </text:span><text:span text:style-name="T16">both).</text:span></text:p>
          </text:list-item>
        </text:list>
        <text:p text:style-name="P17" loext:marker-style-name="T54"/>
        <text:p text:style-name="Text_20_body"><text:span text:style-name="T19">select</text:span><text:span text:style-name="T79"> </text:span><text:span text:style-name="T19">*</text:span><text:span text:style-name="T79"> </text:span><text:span text:style-name="T19">from</text:span><text:span text:style-name="T80"> </text:span><text:span text:style-name="T19">p</text:span></text:p>
        <text:p text:style-name="P20"><text:span text:style-name="T81">where</text:span><text:span text:style-name="T82"> </text:span><text:span text:style-name="T81">weight</text:span><text:span text:style-name="T82"> </text:span><text:span text:style-name="T81">between</text:span><text:span text:style-name="T82"> </text:span><text:span text:style-name="T81">12</text:span><text:span text:style-name="T82"> </text:span><text:span text:style-name="T81">and</text:span><text:span text:style-name="T82"> </text:span><text:span text:style-name="T76">14;</text:span></text:p>
        <text:list text:continue-numbering="true" text:style-name="WWNum1">
          <text:list-item>
            <text:p text:style-name="P21" loext:marker-style-name="T13"><text:span text:style-name="T33">Display</text:span><text:span text:style-name="T83"> </text:span><text:span text:style-name="T33">all</text:span><text:span text:style-name="T53"> </text:span><text:span text:style-name="T33">the</text:span><text:span text:style-name="T83"> </text:span><text:span text:style-name="T33">Suppliers</text:span><text:span text:style-name="T53"> </text:span><text:span text:style-name="T33">with</text:span><text:span text:style-name="T83"> </text:span><text:span text:style-name="T33">a</text:span><text:span text:style-name="T53"> </text:span><text:span text:style-name="T33">Status</text:span><text:span text:style-name="T53"> </text:span><text:span text:style-name="T33">greater</text:span><text:span text:style-name="T83"> </text:span><text:span text:style-name="T33">than</text:span><text:span text:style-name="T53"> </text:span><text:span text:style-name="T33">or</text:span><text:span text:style-name="T83"> </text:span><text:span text:style-name="T33">equal</text:span><text:span text:style-name="T53"> </text:span><text:span text:style-name="T33">to</text:span><text:span text:style-name="T83"> </text:span><text:span text:style-name="T33">20.</text:span></text:p>
          </text:list-item>
        </text:list>
        <text:p text:style-name="P17" loext:marker-style-name="T54"/>
        <text:p text:style-name="P22"><text:span text:style-name="T55">select</text:span><text:span text:style-name="T37"> </text:span><text:span text:style-name="T56">*</text:span><text:span text:style-name="T37"> </text:span><text:span text:style-name="T56">from</text:span><text:span text:style-name="T57"> </text:span><text:span text:style-name="T56">s</text:span></text:p>
        <text:p text:style-name="P20"><text:span text:style-name="T55">where</text:span><text:span text:style-name="T31"> </text:span><text:span text:style-name="T56">STATUS</text:span><text:span text:style-name="T37"> </text:span><text:span text:style-name="T56">&gt;=</text:span><text:span text:style-name="T37"> </text:span><text:span text:style-name="T56">18;</text:span></text:p>
        <text:list text:continue-numbering="true" text:style-name="WWNum1">
          <text:list-item>
            <text:p text:style-name="P21" loext:marker-style-name="T13"><text:span text:style-name="T33">Display</text:span><text:span text:style-name="T15"> </text:span><text:span text:style-name="T33">all</text:span><text:span text:style-name="T15"> </text:span><text:span text:style-name="T33">the</text:span><text:span text:style-name="T15"> </text:span><text:span text:style-name="T33">Suppliers</text:span><text:span text:style-name="T15"> </text:span><text:span text:style-name="T33">except</text:span><text:span text:style-name="T17"> </text:span><text:span text:style-name="T33">the</text:span><text:span text:style-name="T15"> </text:span><text:span text:style-name="T33">Suppliers</text:span><text:span text:style-name="T15"> </text:span><text:span text:style-name="T33">from</text:span><text:span text:style-name="T15"> </text:span><text:span text:style-name="T33">London.</text:span></text:p>
          </text:list-item>
        </text:list>
        <text:p text:style-name="P17" loext:marker-style-name="T54"/>
        <text:p text:style-name="Text_20_body"><text:span text:style-name="T55">select</text:span><text:span text:style-name="T37"> </text:span><text:span text:style-name="T56">*</text:span><text:span text:style-name="T37"> </text:span><text:span text:style-name="T56">from</text:span><text:span text:style-name="T57"> </text:span><text:span text:style-name="T56">s</text:span></text:p>
        <text:p text:style-name="P20"><text:span text:style-name="T39">whe</text:span><text:span text:style-name="T40">r</text:span><text:span text:style-name="T41">e</text:span><text:span text:style-name="T42"> </text:span><text:span text:style-name="T43">C</text:span><text:span text:style-name="T44">I</text:span><text:span text:style-name="T45">T</text:span><text:span text:style-name="T46">Y</text:span><text:span text:style-name="T42"> </text:span><text:span text:style-name="T84">!</text:span><text:span text:style-name="T47">=</text:span><text:span text:style-name="T42"> </text:span><text:span text:style-name="T48">'</text:span><text:span text:style-name="T49">L</text:span><text:span text:style-name="T50">o</text:span><text:span text:style-name="T45">ndo</text:span><text:span text:style-name="T51">n'</text:span><text:span text:style-name="T52">;</text:span></text:p>
        <text:list text:continue-numbering="true" text:style-name="WWNum1">
          <text:list-item>
            <text:p text:style-name="P21" loext:marker-style-name="T13"><text:span text:style-name="T33">Display</text:span><text:span text:style-name="T53"> </text:span><text:span text:style-name="T33">only</text:span><text:span text:style-name="T53"> </text:span><text:span text:style-name="T33">the</text:span><text:span text:style-name="T53"> </text:span><text:span text:style-name="T33">Cities</text:span><text:span text:style-name="T53"> </text:span><text:span text:style-name="T33">from</text:span><text:span text:style-name="T15"> </text:span><text:span text:style-name="T33">where</text:span><text:span text:style-name="T53"> </text:span><text:span text:style-name="T33">the</text:span><text:span text:style-name="T53"> </text:span><text:span text:style-name="T33">Suppliers</text:span><text:span text:style-name="T53"> </text:span><text:span text:style-name="T33">come</text:span><text:span text:style-name="T53"> </text:span><text:span text:style-name="T33">from.</text:span></text:p>
          </text:list-item>
        </text:list>
        <text:p text:style-name="P24" loext:marker-style-name="T54"/>
        <text:p text:style-name="Text_20_body"><text:span text:style-name="T19">select</text:span><text:span text:style-name="T82"> </text:span><text:span text:style-name="T19">distinct</text:span><text:span text:style-name="T85"> </text:span><text:span text:style-name="T19">CITY</text:span><text:span text:style-name="T82"> </text:span><text:span text:style-name="T19">from</text:span><text:span text:style-name="T85"> </text:span><text:span text:style-name="T19">s;</text:span></text:p>
        <text:list text:continue-numbering="true" text:style-name="WWNum1">
          <text:list-item>
            <text:p text:style-name="P21" loext:marker-style-name="T13"><text:span text:style-name="T25">Assuming</text:span><text:span text:style-name="T22"> </text:span><text:span text:style-name="T25">that</text:span><text:span text:style-name="T22"> </text:span><text:span text:style-name="T25">the</text:span><text:span text:style-name="T23"> </text:span><text:span text:style-name="T25">Part</text:span><text:span text:style-name="T22"> </text:span><text:span text:style-name="T25">Weight</text:span><text:span text:style-name="T23"> </text:span><text:span text:style-name="T25">is</text:span><text:span text:style-name="T22"> </text:span><text:span text:style-name="T25">in</text:span><text:span text:style-name="T22"> </text:span><text:span text:style-name="T25">GRAMS,</text:span><text:span text:style-name="T23"> </text:span><text:span text:style-name="T25">display</text:span><text:span text:style-name="T22"> </text:span><text:span text:style-name="T25">the</text:span><text:span text:style-name="T23"> </text:span><text:span text:style-name="T86">same</text:span><text:span text:style-name="T22"> </text:span><text:span text:style-name="T86">in</text:span><text:span text:style-name="T23"> </text:span><text:span text:style-name="T86">MILLIGRAMS</text:span><text:span text:style-name="T22"> </text:span><text:span text:style-name="T86">and</text:span><text:span text:style-name="T22"> </text:span><text:span text:style-name="T86">KILOGRAMS.</text:span></text:p>
          </text:list-item>
        </text:list>
      </text:section>
      <text:p text:style-name="P25"><text:span text:style-name="T87">sel</text:span><text:span text:style-name="T55">e</text:span><text:span text:style-name="T56">c</text:span><text:span text:style-name="T88">t</text:span><text:span text:style-name="T42"> </text:span><text:span text:style-name="T89">PN</text:span><text:span text:style-name="T90">A</text:span><text:span text:style-name="T91">M</text:span><text:span text:style-name="T92">E</text:span><text:span text:style-name="T52">,</text:span><text:span text:style-name="T42"> </text:span><text:span text:style-name="T61">W</text:span><text:span text:style-name="T93">E</text:span><text:span text:style-name="T44">I</text:span><text:span text:style-name="T50">G</text:span><text:span text:style-name="T94">H</text:span><text:span text:style-name="T95">T</text:span><text:span text:style-name="T42"> </text:span><text:span text:style-name="T96">"</text:span><text:span text:style-name="T97">W</text:span><text:span text:style-name="T39">eigh</text:span><text:span text:style-name="T41">t</text:span><text:span text:style-name="T42"> </text:span><text:span text:style-name="T64">i</text:span><text:span text:style-name="T65">n</text:span><text:span text:style-name="T42"> </text:span><text:span text:style-name="T93">gr</text:span><text:span text:style-name="T67">a</text:span><text:span text:style-name="T98">ms</text:span><text:span text:style-name="T99">"</text:span><text:span text:style-name="T52">,</text:span><text:span text:style-name="T42"> </text:span><text:span text:style-name="T61">W</text:span><text:span text:style-name="T93">E</text:span><text:span text:style-name="T44">I</text:span><text:span text:style-name="T50">G</text:span><text:span text:style-name="T94">H</text:span><text:span text:style-name="T93">T</text:span><text:span text:style-name="T100">*</text:span><text:span text:style-name="T101">1</text:span><text:span text:style-name="T43">00</text:span><text:span text:style-name="T47">0</text:span><text:span text:style-name="T42"> </text:span><text:span text:style-name="T96">"</text:span><text:span text:style-name="T97">W</text:span><text:span text:style-name="T39">eigh</text:span><text:span text:style-name="T41">t</text:span><text:span text:style-name="T42"> </text:span><text:span text:style-name="T64">i</text:span><text:span text:style-name="T65">n</text:span><text:span text:style-name="T42"> </text:span><text:span text:style-name="T102">mi</text:span><text:span text:style-name="T103">l</text:span><text:span text:style-name="T104">l</text:span><text:span text:style-name="T105">ig</text:span><text:span text:style-name="T67">ra</text:span><text:span text:style-name="T98">ms</text:span><text:span text:style-name="T99">"</text:span><text:span text:style-name="T52">,</text:span><text:span text:style-name="T42"> </text:span><text:span text:style-name="T61">W</text:span><text:span text:style-name="T93">E</text:span><text:span text:style-name="T44">I</text:span><text:span text:style-name="T50">G</text:span><text:span text:style-name="T94">H</text:span><text:span text:style-name="T106">T</text:span><text:span text:style-name="T107">/</text:span><text:span text:style-name="T101">1</text:span><text:span text:style-name="T43">00</text:span><text:span text:style-name="T47">0</text:span><text:span text:style-name="T42"> </text:span><text:span text:style-name="T96">"</text:span><text:span text:style-name="T97">W</text:span><text:span text:style-name="T39">eight </text:span><text:span text:style-name="T19">in</text:span><text:span text:style-name="T85"> </text:span><text:span text:style-name="T19">kilograms"</text:span><text:span text:style-name="T85"> </text:span><text:span text:style-name="T19">from</text:span><text:span text:style-name="T85"> </text:span><text:span text:style-name="T19">p;</text:span></text:p>
      <text:p text:style-name="P3" loext:marker-style-name="T7"/>
      <text:p text:style-name="P3" loext:marker-style-name="T7"/>
      <text:p text:style-name="P3" loext:marker-style-name="T7"/>
      <text:p text:style-name="P26" loext:marker-style-name="T108"><draw:g text:anchor-type="char" draw:z-index="63" draw:style-name="gr5"><draw:polygon draw:style-name="gr3" draw:text-style-name="P5" svg:width="0.7087in" svg:height="0.1969in" svg:x="0.8075in" svg:y="0.1768in" svg:viewBox="0 0 1801 501" draw:points="1711,0 90,0 55,7 26,26 7,55 0,90 0,409 7,447 26,475 55,494 90,501 1711,501 1747,494 1775,475 1794,447 1801,409 1801,90 1794,55 1775,26 1747,7"><text:p/></draw:polygon><draw:custom-shape draw:style-name="gr6" draw:text-style-name="P27" svg:width="0.7098in" svg:height="0.198in" svg:x="0.8075in" svg:y="0.1772in"><text:p text:style-name="P6"><text:span text:style-name="T9">exercise</text:span><text:span text:style-name="T109"> </text:span><text:span text:style-name="T11">3</text:span></text:p><draw:enhanced-geometry draw:type="0"/></draw:custom-shape></draw:g></text:p>
      <text:p text:style-name="P8" loext:marker-style-name="T12"/>
      <text:list text:style-name="WWNum2">
        <text:list-item>
          <text:p text:style-name="P28" loext:marker-style-name="T13"><text:span text:style-name="T110">Display</text:span><text:span text:style-name="T111"> </text:span><text:span text:style-name="T110">all</text:span><text:span text:style-name="T112"> </text:span><text:span text:style-name="T110">the</text:span><text:span text:style-name="T112"> </text:span><text:span text:style-name="T110">Supplier</text:span><text:span text:style-name="T112"> </text:span><text:span text:style-name="T110">names</text:span><text:span text:style-name="T112"> </text:span><text:span text:style-name="T110">with</text:span><text:span text:style-name="T112"> </text:span><text:span text:style-name="T110">the</text:span><text:span text:style-name="T112"> </text:span><text:span text:style-name="T110">initial</text:span><text:span text:style-name="T112"> </text:span><text:span text:style-name="T110">letter</text:span><text:span text:style-name="T112"> </text:span><text:span text:style-name="T110">capital.</text:span></text:p>
        </text:list-item>
      </text:list>
      <text:p text:style-name="P10" loext:marker-style-name="T18"/>
      <text:p text:style-name="Text_20_body"><text:span text:style-name="T19">select</text:span><text:span text:style-name="T80"> </text:span><text:span text:style-name="T19">concat(upper(substr(sname,</text:span><text:span text:style-name="T80"> </text:span><text:span text:style-name="T19">1,</text:span><text:span text:style-name="T80"> </text:span><text:span text:style-name="T19">1)),substr(sname,</text:span><text:span text:style-name="T80"> </text:span><text:span text:style-name="T19">2))</text:span><text:span text:style-name="T80"> </text:span><text:span text:style-name="T19">"NAME"</text:span><text:span text:style-name="T80"> </text:span><text:span text:style-name="T19">from</text:span><text:span text:style-name="T113"> </text:span><text:span text:style-name="T19">s;</text:span></text:p>
      <text:list text:continue-numbering="true" text:style-name="WWNum2">
        <text:list-item>
          <text:p text:style-name="P29" loext:marker-style-name="T13"><text:span text:style-name="T33">Display</text:span><text:span text:style-name="T17"> </text:span><text:span text:style-name="T33">all</text:span><text:span text:style-name="T114"> </text:span><text:span text:style-name="T33">the</text:span><text:span text:style-name="T114"> </text:span><text:span text:style-name="T33">Supplier</text:span><text:span text:style-name="T17"> </text:span><text:span text:style-name="T33">names</text:span><text:span text:style-name="T114"> </text:span><text:span text:style-name="T33">in</text:span><text:span text:style-name="T114"> </text:span><text:span text:style-name="T33">upper</text:span><text:span text:style-name="T17"> </text:span><text:span text:style-name="T33">case.</text:span></text:p>
        </text:list-item>
      </text:list>
      <text:p text:style-name="P17" loext:marker-style-name="T54"/>
      <text:p text:style-name="Text_20_body"><text:span text:style-name="T19">select</text:span><text:span text:style-name="T77"> </text:span><text:span text:style-name="T19">upper(sname)</text:span><text:span text:style-name="T82"> </text:span><text:span text:style-name="T19">from</text:span><text:span text:style-name="T82"> </text:span><text:span text:style-name="T19">s;</text:span></text:p>
      <text:list text:continue-numbering="true" text:style-name="WWNum2">
        <text:list-item>
          <text:p text:style-name="P29" loext:marker-style-name="T13"><text:span text:style-name="T33">Display</text:span><text:span text:style-name="T83"> </text:span><text:span text:style-name="T33">all</text:span><text:span text:style-name="T83"> </text:span><text:span text:style-name="T33">the</text:span><text:span text:style-name="T53"> </text:span><text:span text:style-name="T33">Supplier</text:span><text:span text:style-name="T83"> </text:span><text:span text:style-name="T33">names</text:span><text:span text:style-name="T53"> </text:span><text:span text:style-name="T33">in</text:span><text:span text:style-name="T83"> </text:span><text:span text:style-name="T33">lower</text:span><text:span text:style-name="T83"> </text:span><text:span text:style-name="T33">case.</text:span></text:p>
        </text:list-item>
      </text:list>
      <text:p text:style-name="P17" loext:marker-style-name="T54"/>
      <text:p text:style-name="P22"><text:span text:style-name="T76">select</text:span><text:span text:style-name="T77"> </text:span><text:span text:style-name="T76">lower(sname)</text:span><text:span text:style-name="T77"> </text:span><text:span text:style-name="T76">from</text:span><text:span text:style-name="T82"> </text:span><text:span text:style-name="T19">s;</text:span></text:p>
      <text:list text:continue-numbering="true" text:style-name="WWNum2">
        <text:list-item>
          <text:p text:style-name="P30" loext:marker-style-name="T13"><text:span text:style-name="T33">Display</text:span><text:span text:style-name="T17"> </text:span><text:span text:style-name="T33">all</text:span><text:span text:style-name="T17"> </text:span><text:span text:style-name="T33">the</text:span><text:span text:style-name="T17"> </text:span><text:span text:style-name="T33">Supplier</text:span><text:span text:style-name="T17"> </text:span><text:span text:style-name="T33">names</text:span><text:span text:style-name="T17"> </text:span><text:span text:style-name="T33">padded</text:span><text:span text:style-name="T17"> </text:span><text:span text:style-name="T33">to</text:span><text:span text:style-name="T17"> </text:span><text:span text:style-name="T33">25</text:span><text:span text:style-name="T17"> </text:span><text:span text:style-name="T33">characters,</text:span><text:span text:style-name="T17"> </text:span><text:span text:style-name="T33">with</text:span><text:span text:style-name="T17"> </text:span><text:span text:style-name="T33">spaces</text:span><text:span text:style-name="T114"> </text:span><text:span text:style-name="T33">on</text:span><text:span text:style-name="T17"> </text:span><text:span text:style-name="T33">the</text:span><text:span text:style-name="T17"> </text:span><text:span text:style-name="T33">left.</text:span></text:p>
        </text:list-item>
      </text:list>
      <text:p text:style-name="P17" loext:marker-style-name="T54"/>
      <text:p text:style-name="Text_20_body"><text:span text:style-name="T19">select</text:span><text:span text:style-name="T115"> </text:span><text:span text:style-name="T19">lpad(sname,</text:span><text:span text:style-name="T79"> </text:span><text:span text:style-name="T19">25,</text:span><text:span text:style-name="T79"> </text:span><text:span text:style-name="T19">'</text:span><text:span text:style-name="T79"> </text:span><text:span text:style-name="T19">')</text:span><text:span text:style-name="T79"> </text:span><text:span text:style-name="T19">from</text:span><text:span text:style-name="T79"> </text:span><text:span text:style-name="T19">s;</text:span></text:p>
      <text:list text:continue-numbering="true" text:style-name="WWNum2">
        <text:list-item>
          <text:p text:style-name="P31" loext:marker-style-name="T13"><text:span text:style-name="T116">Display</text:span><text:span text:style-name="T17"> </text:span><text:span text:style-name="T116">all</text:span><text:span text:style-name="T17"> </text:span><text:span text:style-name="T116">the</text:span><text:span text:style-name="T17"> </text:span><text:span text:style-name="T116">Supplier</text:span><text:span text:style-name="T17"> </text:span><text:span text:style-name="T116">names</text:span><text:span text:style-name="T114"> </text:span><text:span text:style-name="T116">(with</text:span><text:span text:style-name="T17"> </text:span><text:span text:style-name="T116">‘la’</text:span><text:span text:style-name="T17"> </text:span><text:span text:style-name="T116">replaced</text:span><text:span text:style-name="T17"> </text:span><text:span text:style-name="T14">by</text:span><text:span text:style-name="T17"> </text:span><text:span text:style-name="T14">‘ro’).</text:span><text:span text:style-name="T117"> </text:span><draw:frame draw:style-name="fr2" draw:name="image4.png" text:anchor-type="as-char" svg:width="0.1256in" svg:height="0.1256in" draw:z-index="68"><draw:image xlink:href="Pictures/100000010000001900000019A16B9B03.png" xlink:type="simple" xlink:show="embed" xlink:actuate="onLoad" draw:mime-type="image/png"/></draw:frame><text:span text:style-name="T118"><text:s text:c="3"/></text:span><text:span text:style-name="T119"><text:s/></text:span><text:span text:style-name="T33">HINT:</text:span><text:span text:style-name="T17"> </text:span><text:span text:style-name="T33">REPLACE.</text:span></text:p>
        </text:list-item>
      </text:list>
      <text:p text:style-name="P32"><text:span text:style-name="T87">sel</text:span><text:span text:style-name="T55">e</text:span><text:span text:style-name="T56">c</text:span><text:span text:style-name="T88">t</text:span><text:span text:style-name="T42"> </text:span><text:span text:style-name="T75">sna</text:span><text:span text:style-name="T64">me</text:span><text:span text:style-name="T65">,</text:span><text:span text:style-name="T42"> </text:span><text:span text:style-name="T120">r</text:span><text:span text:style-name="T121">ep</text:span><text:span text:style-name="T122">l</text:span><text:span text:style-name="T67">a</text:span><text:span text:style-name="T61">c</text:span><text:span text:style-name="T123">e</text:span><text:span text:style-name="T39">(</text:span><text:span text:style-name="T75">sna</text:span><text:span text:style-name="T64">me</text:span><text:span text:style-name="T65">,</text:span><text:span text:style-name="T42"> </text:span><text:span text:style-name="T48">'</text:span><text:span text:style-name="T104">l</text:span><text:span text:style-name="T67">a</text:span><text:span text:style-name="T124">'</text:span><text:span text:style-name="T52">,</text:span><text:span text:style-name="T42"> </text:span><text:span text:style-name="T48">'</text:span><text:span text:style-name="T120">r</text:span><text:span text:style-name="T50">o</text:span><text:span text:style-name="T48">'</text:span><text:span text:style-name="T41">)</text:span><text:span text:style-name="T42"> </text:span><text:span text:style-name="T103">f</text:span><text:span text:style-name="T120">r</text:span><text:span text:style-name="T50">o</text:span><text:span text:style-name="T125">m</text:span><text:span text:style-name="T42"> </text:span><text:span text:style-name="T126">s;</text:span></text:p>
      <text:list text:continue-numbering="true" text:style-name="WWNum2">
        <text:list-item>
          <text:p text:style-name="P30" loext:marker-style-name="T13"><text:span text:style-name="T127">Implement</text:span><text:span text:style-name="T17"> </text:span><text:span text:style-name="T127">the</text:span><text:span text:style-name="T17"> </text:span><text:span text:style-name="T127">above</text:span><text:span text:style-name="T17"> </text:span><text:span text:style-name="T127">command</text:span><text:span text:style-name="T17"> </text:span><text:span text:style-name="T127">such</text:span><text:span text:style-name="T114"> </text:span><text:span text:style-name="T127">that</text:span><text:span text:style-name="T17"> </text:span><text:span text:style-name="T116">‘l’</text:span><text:span text:style-name="T17"> </text:span><text:span text:style-name="T116">is</text:span><text:span text:style-name="T17"> </text:span><text:span text:style-name="T116">replaced</text:span><text:span text:style-name="T17"> </text:span><text:span text:style-name="T116">with</text:span><text:span text:style-name="T114"> </text:span><text:span text:style-name="T116">‘r’</text:span><text:span text:style-name="T17"> </text:span><text:span text:style-name="T116">and</text:span><text:span text:style-name="T17"> </text:span><text:span text:style-name="T116">‘a’</text:span><text:span text:style-name="T17"> </text:span><text:span text:style-name="T116">is</text:span><text:span text:style-name="T114"> </text:span><text:span text:style-name="T116">replaced</text:span><text:span text:style-name="T17"> </text:span><text:span text:style-name="T116">with</text:span><text:span text:style-name="T17"> </text:span><text:span text:style-name="T116">‘o’.</text:span></text:p>
        </text:list-item>
      </text:list>
      <text:p text:style-name="P17" loext:marker-style-name="T54"/>
      <text:p text:style-name="Text_20_body"><text:span text:style-name="T87">sel</text:span><text:span text:style-name="T55">e</text:span><text:span text:style-name="T56">c</text:span><text:span text:style-name="T88">t</text:span><text:span text:style-name="T42"> </text:span><text:span text:style-name="T75">sna</text:span><text:span text:style-name="T64">me</text:span><text:span text:style-name="T65">,</text:span><text:span text:style-name="T42"> </text:span><text:span text:style-name="T120">r</text:span><text:span text:style-name="T121">ep</text:span><text:span text:style-name="T122">l</text:span><text:span text:style-name="T67">a</text:span><text:span text:style-name="T61">c</text:span><text:span text:style-name="T123">e</text:span><text:span text:style-name="T39">(</text:span><text:span text:style-name="T120">r</text:span><text:span text:style-name="T121">ep</text:span><text:span text:style-name="T122">l</text:span><text:span text:style-name="T67">a</text:span><text:span text:style-name="T61">c</text:span><text:span text:style-name="T123">e</text:span><text:span text:style-name="T39">(</text:span><text:span text:style-name="T75">sna</text:span><text:span text:style-name="T64">me</text:span><text:span text:style-name="T65">,</text:span><text:span text:style-name="T42"> </text:span><text:span text:style-name="T48">'</text:span><text:span text:style-name="T104">l</text:span><text:span text:style-name="T124">'</text:span><text:span text:style-name="T52">,</text:span><text:span text:style-name="T42"> </text:span><text:span text:style-name="T48">'</text:span><text:span text:style-name="T68">r</text:span><text:span text:style-name="T48">'</text:span><text:span text:style-name="T39">)</text:span><text:span text:style-name="T52">,</text:span><text:span text:style-name="T42"> </text:span><text:span text:style-name="T48">'</text:span><text:span text:style-name="T67">a</text:span><text:span text:style-name="T124">'</text:span><text:span text:style-name="T52">,</text:span><text:span text:style-name="T42"> </text:span><text:span text:style-name="T48">'</text:span><text:span text:style-name="T50">o</text:span><text:span text:style-name="T48">'</text:span><text:span text:style-name="T41">)</text:span><text:span text:style-name="T42"> </text:span><text:span text:style-name="T103">f</text:span><text:span text:style-name="T120">r</text:span><text:span text:style-name="T50">o</text:span><text:span text:style-name="T125">m</text:span><text:span text:style-name="T42"> </text:span><text:span text:style-name="T126">s;</text:span></text:p>
      <text:list text:continue-numbering="true" text:style-name="WWNum2">
        <text:list-item>
          <text:p text:style-name="P33" loext:marker-style-name="T13"><text:span text:style-name="T33">Display</text:span><text:span text:style-name="T35"> </text:span><text:span text:style-name="T33">the</text:span><text:span text:style-name="T35"> </text:span><text:span text:style-name="T33">Supplier</text:span><text:span text:style-name="T35"> </text:span><text:span text:style-name="T33">names</text:span><text:span text:style-name="T128"> </text:span><text:span text:style-name="T33">and</text:span><text:span text:style-name="T35"> </text:span><text:span text:style-name="T33">the</text:span><text:span text:style-name="T35"> </text:span><text:span text:style-name="T33">lengths</text:span><text:span text:style-name="T35"> </text:span><text:span text:style-name="T33">of</text:span><text:span text:style-name="T128"> </text:span><text:span text:style-name="T33">the</text:span><text:span text:style-name="T35"> </text:span><text:span text:style-name="T33">names.</text:span></text:p>
        </text:list-item>
      </text:list>
      <text:p text:style-name="P17" loext:marker-style-name="T54"/>
      <text:p text:style-name="Text_20_body"><text:span text:style-name="T19">select</text:span><text:span text:style-name="T129"> </text:span><text:span text:style-name="T19">sname,</text:span><text:span text:style-name="T77"> </text:span><text:span text:style-name="T19">length(sname)</text:span><text:span text:style-name="T77"> </text:span><text:span text:style-name="T19">from</text:span><text:span text:style-name="T77"> </text:span><text:span text:style-name="T19">s;</text:span></text:p>
      <text:list text:continue-numbering="true" text:style-name="WWNum2">
        <text:list-item>
          <text:p text:style-name="P30" loext:marker-style-name="T13"><text:span text:style-name="T33">Use</text:span><text:span text:style-name="T83"> </text:span><text:span text:style-name="T33">the</text:span><text:span text:style-name="T83"> </text:span><text:span text:style-name="T33">soundex</text:span><text:span text:style-name="T83"> </text:span><text:span text:style-name="T33">function</text:span><text:span text:style-name="T53"> </text:span><text:span text:style-name="T33">to</text:span><text:span text:style-name="T83"> </text:span><text:span text:style-name="T33">search</text:span><text:span text:style-name="T83"> </text:span><text:span text:style-name="T33">for</text:span><text:span text:style-name="T83"> </text:span><text:span text:style-name="T33">a</text:span><text:span text:style-name="T53"> </text:span><text:span text:style-name="T33">supplier</text:span><text:span text:style-name="T83"> </text:span><text:span text:style-name="T33">by</text:span><text:span text:style-name="T83"> </text:span><text:span text:style-name="T33">the</text:span><text:span text:style-name="T83"> </text:span><text:span text:style-name="T33">name</text:span><text:span text:style-name="T53"> </text:span><text:span text:style-name="T33">of</text:span><text:span text:style-name="T83"> </text:span><text:span text:style-name="T33">‘BLOKE’.</text:span></text:p>
        </text:list-item>
      </text:list>
      <text:p text:style-name="P17" loext:marker-style-name="T54"/>
      <text:p text:style-name="Text_20_body"><text:span text:style-name="T19">select</text:span><text:span text:style-name="T130"> </text:span><text:span text:style-name="T19">sname</text:span><text:span text:style-name="T130"> </text:span><text:span text:style-name="T19">from</text:span><text:span text:style-name="T131"> </text:span><text:span text:style-name="T19">s</text:span></text:p>
      <text:p text:style-name="P18"><text:span text:style-name="T39">whe</text:span><text:span text:style-name="T40">r</text:span><text:span text:style-name="T41">e</text:span><text:span text:style-name="T42"> </text:span><text:span text:style-name="T92">so</text:span><text:span text:style-name="T132">und</text:span><text:span text:style-name="T133">e</text:span><text:span text:style-name="T39">x(</text:span><text:span text:style-name="T75">sna</text:span><text:span text:style-name="T123">me</text:span><text:span text:style-name="T41">)</text:span><text:span text:style-name="T42"> </text:span><text:span text:style-name="T47">=</text:span><text:span text:style-name="T42"> </text:span><text:span text:style-name="T92">so</text:span><text:span text:style-name="T132">und</text:span><text:span text:style-name="T133">e</text:span><text:span text:style-name="T39">x(</text:span><text:span text:style-name="T48">'</text:span><text:span text:style-name="T134">B</text:span><text:span text:style-name="T73">L</text:span><text:span text:style-name="T135">OK</text:span><text:span text:style-name="T93">E</text:span><text:span text:style-name="T48">'</text:span><text:span text:style-name="T39">)</text:span><text:span text:style-name="T52">;</text:span></text:p>
      <text:list text:continue-numbering="true" text:style-name="WWNum2">
        <text:list-item>
          <text:p text:style-name="P29" loext:marker-style-name="T13"><text:span text:style-name="T116">Display</text:span><text:span text:style-name="T17"> </text:span><text:span text:style-name="T116">the</text:span><text:span text:style-name="T17"> </text:span><text:span text:style-name="T116">Supplier</text:span><text:span text:style-name="T17"> </text:span><text:span text:style-name="T116">name</text:span><text:span text:style-name="T17"> </text:span><text:span text:style-name="T116">and</text:span><text:span text:style-name="T114"> </text:span><text:span text:style-name="T14">the</text:span><text:span text:style-name="T17"> </text:span><text:span text:style-name="T14">status</text:span><text:span text:style-name="T17"> </text:span><text:span text:style-name="T14">(as</text:span><text:span text:style-name="T17"> </text:span><text:span text:style-name="T14">Ten,</text:span><text:span text:style-name="T17"> </text:span><text:span text:style-name="T14">Twenty,</text:span><text:span text:style-name="T114"> </text:span><text:span text:style-name="T14">Thirty,</text:span><text:span text:style-name="T17"> </text:span><text:span text:style-name="T14">etc.).</text:span></text:p>
        </text:list-item>
      </text:list>
      <text:p text:style-name="P17" loext:marker-style-name="T54"/>
      <text:p text:style-name="P34"><text:span text:style-name="T76">select</text:span><text:span text:style-name="T77"> </text:span><text:span text:style-name="T19">sname,</text:span><text:span text:style-name="T77"> </text:span><text:span text:style-name="T19">status,</text:span><text:span text:style-name="T136"> </text:span><text:span text:style-name="T27">case</text:span></text:p>
      <text:p text:style-name="P35"><text:span text:style-name="T55">when status </text:span><text:span text:style-name="T56">= 10 then 'Ten'</text:span><text:span text:style-name="T36"> </text:span><text:span text:style-name="T56">when</text:span><text:span text:style-name="T37"> </text:span><text:span text:style-name="T56">status</text:span><text:span text:style-name="T37"> </text:span><text:span text:style-name="T56">=</text:span><text:span text:style-name="T37"> </text:span><text:span text:style-name="T56">20</text:span><text:span text:style-name="T37"> </text:span><text:span text:style-name="T56">then</text:span><text:span text:style-name="T57"> </text:span><text:span text:style-name="T56">'Twenty'</text:span><text:span text:style-name="T38"> </text:span><text:span text:style-name="T56">when status </text:span><text:span text:style-name="T36">= 30 then 'Thirty'</text:span><text:span text:style-name="T27"> </text:span><text:span text:style-name="T137">else</text:span><text:span text:style-name="T138"> </text:span><text:span text:style-name="T139">'None'</text:span></text:p>
      <text:p text:style-name="P36"><text:span text:style-name="T36">end</text:span><text:span text:style-name="T140"> </text:span><text:span text:style-name="T36">"Solution"</text:span></text:p>
      <text:p text:style-name="P37"><text:span text:style-name="T76">from</text:span><text:span text:style-name="T77"> </text:span><text:span text:style-name="T19">s;</text:span></text:p>
      <text:list text:continue-numbering="true" text:style-name="WWNum2">
        <text:list-item>
          <text:p text:style-name="P38" loext:marker-style-name="T13"><text:span text:style-name="T16">Display</text:span><text:span text:style-name="T15"> </text:span><text:span text:style-name="T16">the</text:span><text:span text:style-name="T15"> </text:span><text:span text:style-name="T16">current</text:span><text:span text:style-name="T17"> </text:span><text:span text:style-name="T16">day</text:span><text:span text:style-name="T15"> </text:span><text:span text:style-name="T16">(e.g.</text:span><text:span text:style-name="T15"> </text:span><text:span text:style-name="T16">Thursday).</text:span><text:span text:style-name="T141"> </text:span><text:span text:style-name="T33">select</text:span><text:span text:style-name="T15"> </text:span><text:span text:style-name="T33">dayname(sysdate());</text:span></text:p>
        </text:list-item>
      </text:list>
      <text:p text:style-name="P39" loext:marker-style-name="T8"><draw:g text:anchor-type="char" draw:z-index="64" draw:style-name="gr5"><draw:polygon draw:style-name="gr3" draw:text-style-name="P5" svg:width="0.7445in" svg:height="0.1976in" svg:x="0.8075in" svg:y="0.1547in" svg:viewBox="0 0 1892 503" draw:points="1801,0 90,0 55,7 26,26 7,56 0,92 0,411 7,447 26,475 55,494 90,503 1801,503 1836,494 1866,475 1885,447 1892,411 1892,92 1885,56 1866,26 1836,7"><text:p/></draw:polygon><draw:custom-shape draw:style-name="gr7" draw:text-style-name="P27" svg:width="0.7461in" svg:height="0.198in" svg:x="0.8075in" svg:y="0.1547in"><text:p text:style-name="P6"><text:span text:style-name="T142">exercise</text:span><text:span text:style-name="T10"> </text:span><text:span text:style-name="T143">4</text:span></text:p><draw:enhanced-geometry draw:type="0"/></draw:custom-shape></draw:g></text:p>
      <text:p text:style-name="P3" loext:marker-style-name="T7"/>
      <text:p text:style-name="P3" loext:marker-style-name="T7"/>
      <text:list text:style-name="WWNum3">
        <text:list-item>
          <text:p text:style-name="P40" loext:marker-style-name="T13"><text:span text:style-name="T16">Display</text:span><text:span text:style-name="T53"> </text:span><text:span text:style-name="T16">the</text:span><text:span text:style-name="T15"> </text:span><text:span text:style-name="T16">minimum</text:span><text:span text:style-name="T15"> </text:span><text:span text:style-name="T16">Status</text:span><text:span text:style-name="T15"> </text:span><text:span text:style-name="T16">in</text:span><text:span text:style-name="T53"> </text:span><text:span text:style-name="T16">the</text:span><text:span text:style-name="T15"> </text:span><text:span text:style-name="T16">Supplier</text:span><text:span text:style-name="T15"> </text:span><text:span text:style-name="T33">table.</text:span><text:span text:style-name="T141"> </text:span><text:span text:style-name="T33">select</text:span><text:span text:style-name="T15"> </text:span><text:span text:style-name="T33">sname,</text:span><text:span text:style-name="T17"> </text:span><text:span text:style-name="T33">min(status)</text:span><text:span text:style-name="T17"> </text:span><text:span text:style-name="T33">from</text:span><text:span text:style-name="T15"> </text:span><text:span text:style-name="T33">s;</text:span></text:p>
        </text:list-item>
        <text:list-item>
          <text:p text:style-name="P41" loext:marker-style-name="T13"><text:span text:style-name="T16">Display</text:span><text:span text:style-name="T53"> </text:span><text:span text:style-name="T16">the</text:span><text:span text:style-name="T53"> </text:span><text:span text:style-name="T16">maximum</text:span><text:span text:style-name="T15"> </text:span><text:span text:style-name="T16">Weight</text:span><text:span text:style-name="T53"> </text:span><text:span text:style-name="T16">in</text:span><text:span text:style-name="T15"> </text:span><text:span text:style-name="T16">the</text:span><text:span text:style-name="T53"> </text:span><text:span text:style-name="T16">Parts</text:span><text:span text:style-name="T15"> </text:span><text:span text:style-name="T16">table.</text:span></text:p>
        </text:list-item>
      </text:list>
      <text:p text:style-name="P17" loext:marker-style-name="T54"/>
      <text:p text:style-name="Text_20_body"><text:span text:style-name="T81">select</text:span><text:span text:style-name="T82"> </text:span><text:span text:style-name="T81">pname,</text:span><text:span text:style-name="T82"> </text:span><text:span text:style-name="T81">max(weight)</text:span><text:span text:style-name="T82"> </text:span><text:span text:style-name="T81">from</text:span><text:span text:style-name="T82"> </text:span><text:span text:style-name="T76">p;</text:span></text:p>
      <text:list text:continue-numbering="true" text:style-name="WWNum3">
        <text:list-item>
          <text:p text:style-name="P42" loext:marker-style-name="T13"><text:span text:style-name="T33">Display</text:span><text:span text:style-name="T53"> </text:span><text:span text:style-name="T33">the</text:span><text:span text:style-name="T53"> </text:span><text:span text:style-name="T33">average</text:span><text:span text:style-name="T15"> </text:span><text:span text:style-name="T33">Weight</text:span><text:span text:style-name="T53"> </text:span><text:span text:style-name="T33">of</text:span><text:span text:style-name="T53"> </text:span><text:span text:style-name="T33">the</text:span><text:span text:style-name="T15"> </text:span><text:span text:style-name="T33">Parts.</text:span></text:p>
        </text:list-item>
      </text:list>
      <text:p text:style-name="P17" loext:marker-style-name="T54"/>
      <text:p text:style-name="Text_20_body"><text:span text:style-name="T81">select</text:span><text:span text:style-name="T82"> </text:span><text:span text:style-name="T76">avg(weight)</text:span><text:span text:style-name="T82"> </text:span><text:span text:style-name="T76">from</text:span><text:span text:style-name="T82"> </text:span><text:span text:style-name="T76">p;</text:span></text:p>
      <text:list text:continue-numbering="true" text:style-name="WWNum3">
        <text:list-item>
          <text:p text:style-name="P43" loext:marker-style-name="T13"><text:span text:style-name="T144">Display</text:span><text:span text:style-name="T17"> </text:span><text:span text:style-name="T127">the</text:span><text:span text:style-name="T114"> </text:span><text:span text:style-name="T127">total</text:span><text:span text:style-name="T114"> </text:span><text:span text:style-name="T127">Quantity</text:span><text:span text:style-name="T114"> </text:span><text:span text:style-name="T127">sold</text:span><text:span text:style-name="T17"> </text:span><text:span text:style-name="T127">for</text:span><text:span text:style-name="T114"> </text:span><text:span text:style-name="T127">part</text:span><text:span text:style-name="T114"> </text:span><text:span text:style-name="T127">‘P1’.</text:span></text:p>
        </text:list-item>
      </text:list>
      <text:p text:style-name="P17" loext:marker-style-name="T54"/>
      <text:p text:style-name="P44"><text:span text:style-name="T19">select</text:span><text:span text:style-name="T82"> </text:span><text:span text:style-name="T19">*</text:span><text:span text:style-name="T82"> </text:span><text:span text:style-name="T19">from</text:span><text:span text:style-name="T85"> </text:span><text:span text:style-name="T19">spj</text:span><text:span text:style-name="T136"> </text:span><text:span text:style-name="T19">order</text:span><text:span text:style-name="T82"> </text:span><text:span text:style-name="T19">by</text:span><text:span text:style-name="T82"> </text:span><text:span text:style-name="T19">2;</text:span></text:p>
      <text:p text:style-name="P45"><text:span text:style-name="T76">select</text:span><text:span text:style-name="T77"> </text:span><text:span text:style-name="T19">sum(qty)</text:span><text:span text:style-name="T77"> </text:span><text:span text:style-name="T19">from</text:span><text:span text:style-name="T77"> </text:span><text:span text:style-name="T19">spj</text:span></text:p>
      <text:p text:style-name="P46"><draw:g text:anchor-type="char" draw:z-index="65" draw:style-name="gr8"><draw:frame draw:style-name="gr9" draw:text-style-name="P47" svg:width="0.2343in" svg:height="0.198in" svg:x="1.2575in" svg:y="0.1165in"><draw:image xlink:href="Pictures/100000010000002C00000026A642F673.png" xlink:type="simple" xlink:show="embed" xlink:actuate="onLoad" draw:mime-type="image/png"><text:p/></draw:image></draw:frame><draw:custom-shape draw:style-name="gr10" draw:text-style-name="P27" svg:width="0.2343in" svg:height="0.198in" svg:x="1.2575in" svg:y="0.1165in"><text:p text:style-name="P6"><text:span text:style-name="T145">P#</text:span></text:p><draw:enhanced-geometry draw:type="0"/></draw:custom-shape></draw:g><text:span text:style-name="T146">where<text:tab/></text:span><text:span text:style-name="T139">=</text:span><text:span text:style-name="T138"> </text:span><text:span text:style-name="T139">'P1';</text:span></text:p>
      <text:list text:continue-numbering="true" text:style-name="WWNum3">
        <text:list-item>
          <text:p text:style-name="P42" loext:marker-style-name="T13"><text:span text:style-name="T14">Display</text:span><text:span text:style-name="T15"> </text:span><text:span text:style-name="T14">the</text:span><text:span text:style-name="T15"> </text:span><text:span text:style-name="T14">total</text:span><text:span text:style-name="T15"> </text:span><text:span text:style-name="T16">Quantity</text:span><text:span text:style-name="T15"> </text:span><text:span text:style-name="T16">sold</text:span><text:span text:style-name="T15"> </text:span><text:span text:style-name="T16">for</text:span><text:span text:style-name="T15"> </text:span><text:span text:style-name="T16">each</text:span><text:span text:style-name="T15"> </text:span><text:span text:style-name="T16">part.</text:span></text:p>
        </text:list-item>
      </text:list>
      <text:p text:style-name="P12" loext:marker-style-name="T26"/>
      <text:p text:style-name="P48"><draw:frame draw:style-name="fr1" draw:name="Image2" text:anchor-type="char" svg:x="1.2484in" svg:y="0.0583in" svg:width="0.2335in" svg:height="0.198in" draw:z-index="2"><draw:image xlink:href="Pictures/100000010000002D000000260B1F7447.png" xlink:type="simple" xlink:show="embed" xlink:actuate="onLoad" draw:mime-type="image/png"/></draw:frame><text:span text:style-name="T19">select </text:span><text:span text:style-name="T147">P# </text:span><text:span text:style-name="T19">, sum(qty) from spj</text:span><text:span text:style-name="T148"> </text:span><text:span text:style-name="T19">group</text:span><text:span text:style-name="T85"> </text:span><text:span text:style-name="T19">by</text:span><text:span text:style-name="T85"> </text:span><text:span text:style-name="T19">1</text:span></text:p>
      <text:p text:style-name="P45"><text:span text:style-name="T78">order</text:span><text:span text:style-name="T149"> </text:span><text:span text:style-name="T78">by</text:span><text:span text:style-name="T149"> </text:span><text:span text:style-name="T78">1;</text:span></text:p>
      <text:list text:continue-numbering="true" text:style-name="WWNum3">
        <text:list-item>
          <text:p text:style-name="P43" loext:marker-style-name="T13"><text:span text:style-name="T16">Display</text:span><text:span text:style-name="T53"> </text:span><text:span text:style-name="T16">the</text:span><text:span text:style-name="T53"> </text:span><text:span text:style-name="T33">average</text:span><text:span text:style-name="T53"> </text:span><text:span text:style-name="T33">Quantity</text:span><text:span text:style-name="T53"> </text:span><text:span text:style-name="T33">sold</text:span><text:span text:style-name="T53"> </text:span><text:span text:style-name="T33">for</text:span><text:span text:style-name="T53"> </text:span><text:span text:style-name="T33">each</text:span><text:span text:style-name="T53"> </text:span><text:span text:style-name="T33">part.</text:span></text:p>
        </text:list-item>
      </text:list>
      <text:p text:style-name="P12" loext:marker-style-name="T26"/>
      <text:p text:style-name="P49"><draw:frame draw:style-name="fr1" draw:name="Image3" text:anchor-type="char" svg:x="1.2484in" svg:y="0.0583in" svg:width="0.2335in" svg:height="0.198in" draw:z-index="3"><draw:image xlink:href="Pictures/100000010000002D000000260B1F7447.png" xlink:type="simple" xlink:show="embed" xlink:actuate="onLoad" draw:mime-type="image/png"/></draw:frame><text:span text:style-name="T19">select </text:span><text:span text:style-name="T147">P# </text:span><text:span text:style-name="T19">, avg(qty) from spj</text:span><text:span text:style-name="T150"> </text:span><text:span text:style-name="T19">group</text:span><text:span text:style-name="T85"> </text:span><text:span text:style-name="T19">by</text:span><text:span text:style-name="T85"> </text:span><text:span text:style-name="T19">1</text:span></text:p>
      <text:p text:style-name="P45"><text:span text:style-name="T78">order</text:span><text:span text:style-name="T149"> </text:span><text:span text:style-name="T78">by</text:span><text:span text:style-name="T149"> </text:span><text:span text:style-name="T78">1;</text:span></text:p>
      <text:list text:continue-numbering="true" text:style-name="WWNum3">
        <text:list-item>
          <text:p text:style-name="P50" loext:marker-style-name="T13"><text:span text:style-name="T16">Display</text:span><text:span text:style-name="T53"> </text:span><text:span text:style-name="T16">the</text:span><text:span text:style-name="T53"> </text:span><text:span text:style-name="T16">maximum</text:span><text:span text:style-name="T15"> </text:span><text:span text:style-name="T16">Quantity</text:span><text:span text:style-name="T53"> </text:span><text:span text:style-name="T16">sold</text:span><text:span text:style-name="T53"> </text:span><text:span text:style-name="T16">for</text:span><text:span text:style-name="T15"> </text:span><text:span text:style-name="T16">each</text:span><text:span text:style-name="T53"> </text:span><text:span text:style-name="T16">part,</text:span><text:span text:style-name="T53"> </text:span><text:span text:style-name="T16">provided</text:span><text:span text:style-name="T15"> </text:span><text:span text:style-name="T16">the</text:span><text:span text:style-name="T53"> </text:span><text:span text:style-name="T16">maximum</text:span><text:span text:style-name="T53"> </text:span><text:span text:style-name="T16">Quantity</text:span><text:span text:style-name="T15"> </text:span><text:span text:style-name="T33">is</text:span><text:span text:style-name="T53"> </text:span><text:span text:style-name="T33">greater</text:span><text:span text:style-name="T15"> </text:span><text:span text:style-name="T33">than</text:span><text:span text:style-name="T151"> </text:span><text:span text:style-name="T33">800.</text:span></text:p>
        </text:list-item>
      </text:list>
      <text:p text:style-name="P51" loext:marker-style-name="T152"/>
      <text:p text:style-name="P52"><draw:frame draw:style-name="fr1" draw:name="Image4" text:anchor-type="char" svg:x="1.2484in" svg:y="0.0583in" svg:width="0.2335in" svg:height="0.198in" draw:z-index="4"><draw:image xlink:href="Pictures/100000010000002D000000260B1F7447.png" xlink:type="simple" xlink:show="embed" xlink:actuate="onLoad" draw:mime-type="image/png"/></draw:frame><text:span text:style-name="T76">select</text:span><text:span text:style-name="T153"> </text:span><text:span text:style-name="T147">P#</text:span><text:span text:style-name="T154"> </text:span><text:span text:style-name="T19">,</text:span><text:span text:style-name="T77"> </text:span><text:span text:style-name="T19">max(qty)</text:span><text:span text:style-name="T77"> </text:span><text:span text:style-name="T19">from</text:span><text:span text:style-name="T129"> </text:span><text:span text:style-name="T19">spj</text:span><text:span text:style-name="T136"> </text:span><text:span text:style-name="T19">where</text:span><text:span text:style-name="T115"> </text:span><text:span text:style-name="T19">qty</text:span><text:span text:style-name="T115"> </text:span><text:span text:style-name="T19">&gt;</text:span><text:span text:style-name="T115"> </text:span><text:span text:style-name="T19">800</text:span></text:p>
      <text:p text:style-name="P45"><text:span text:style-name="T76">group</text:span><text:span text:style-name="T77"> </text:span><text:span text:style-name="T19">by</text:span><text:span text:style-name="T77"> </text:span><text:span text:style-name="T19">1;</text:span></text:p>
      <text:list text:continue-numbering="true" text:style-name="WWNum3">
        <text:list-item>
          <text:p text:style-name="P53" loext:marker-style-name="T13"><text:span text:style-name="T33">Display</text:span><text:span text:style-name="T114"> </text:span><text:span text:style-name="T33">the</text:span><text:span text:style-name="T114"> </text:span><text:span text:style-name="T33">Status</text:span><text:span text:style-name="T114"> </text:span><text:span text:style-name="T33">and</text:span><text:span text:style-name="T114"> </text:span><text:span text:style-name="T33">the</text:span><text:span text:style-name="T114"> </text:span><text:span text:style-name="T33">count</text:span><text:span text:style-name="T114"> </text:span><text:span text:style-name="T33">of</text:span><text:span text:style-name="T114"> </text:span><text:span text:style-name="T33">Suppliers</text:span><text:span text:style-name="T114"> </text:span><text:span text:style-name="T33">with</text:span><text:span text:style-name="T114"> </text:span><text:span text:style-name="T33">that</text:span><text:span text:style-name="T114"> </text:span><text:span text:style-name="T33">Status.</text:span></text:p>
        </text:list-item>
      </text:list>
      <text:p text:style-name="P54"><text:span text:style-name="T19">select</text:span><text:span text:style-name="T115"> </text:span><text:span text:style-name="T19">status,</text:span><text:span text:style-name="T79"> </text:span><text:span text:style-name="T19">count(sname)</text:span><text:span text:style-name="T79"> </text:span><text:span text:style-name="T19">from</text:span><text:span text:style-name="T115"> </text:span><text:span text:style-name="T19">s</text:span></text:p>
      <text:p text:style-name="P20"><text:span text:style-name="T87">group</text:span><text:span text:style-name="T37"> </text:span><text:span text:style-name="T87">by</text:span><text:span text:style-name="T37"> </text:span><text:span text:style-name="T87">status;</text:span></text:p>
      <text:list text:continue-numbering="true" text:style-name="WWNum3">
        <text:list-item>
          <text:p text:style-name="P42" loext:marker-style-name="T13"><text:span text:style-name="T16">Display</text:span><text:span text:style-name="T53"> </text:span><text:span text:style-name="T16">the</text:span><text:span text:style-name="T53"> </text:span><text:span text:style-name="T16">count</text:span><text:span text:style-name="T53"> </text:span><text:span text:style-name="T16">of</text:span><text:span text:style-name="T53"> </text:span><text:span text:style-name="T16">Projects</text:span><text:span text:style-name="T53"> </text:span><text:span text:style-name="T16">going</text:span><text:span text:style-name="T53"> </text:span><text:span text:style-name="T16">on</text:span><text:span text:style-name="T53"> </text:span><text:span text:style-name="T33">in</text:span><text:span text:style-name="T53"> </text:span><text:span text:style-name="T33">different</text:span><text:span text:style-name="T53"> </text:span><text:span text:style-name="T33">cities.</text:span></text:p>
        </text:list-item>
      </text:list>
      <text:p text:style-name="P55"><text:span text:style-name="T78">select</text:span><text:span text:style-name="T149"> </text:span><text:span text:style-name="T78">city,</text:span><text:span text:style-name="T155"> </text:span><text:span text:style-name="T78">count(city)</text:span><text:span text:style-name="T155"> </text:span><text:span text:style-name="T78">from</text:span><text:span text:style-name="T155"> </text:span><text:span text:style-name="T78">j</text:span><text:span text:style-name="T156"> </text:span><text:span text:style-name="T78">group</text:span><text:span text:style-name="T157"> </text:span><text:span text:style-name="T78">by</text:span><text:span text:style-name="T149"> </text:span><text:span text:style-name="T78">city;</text:span></text:p>
      <text:list text:continue-numbering="true" text:style-name="WWNum3">
        <text:list-item>
          <text:p text:style-name="P56" loext:marker-style-name="T13"><text:span text:style-name="T25">What</text:span><text:span text:style-name="T22"> </text:span><text:span text:style-name="T25">is</text:span><text:span text:style-name="T22"> </text:span><text:span text:style-name="T25">the</text:span><text:span text:style-name="T22"> </text:span><text:span text:style-name="T25">difference</text:span><text:span text:style-name="T23"> </text:span><text:span text:style-name="T25">between</text:span><text:span text:style-name="T22"> </text:span><text:span text:style-name="T25">COUNT(Status)</text:span><text:span text:style-name="T22"> </text:span><text:span text:style-name="T25">and</text:span><text:span text:style-name="T23"> </text:span><text:span text:style-name="T25">COUNT(*)</text:span><text:span text:style-name="T22"> </text:span><text:span text:style-name="T86">?</text:span></text:p>
        </text:list-item>
      </text:list>
      <text:p text:style-name="P57"><text:span text:style-name="T19">select count(*) from s;</text:span><text:span text:style-name="T158"> </text:span><text:span text:style-name="T19">select</text:span><text:span text:style-name="T129"> </text:span><text:span text:style-name="T19">count(status)</text:span><text:span text:style-name="T77"> </text:span><text:span text:style-name="T19">from</text:span><text:span text:style-name="T129"> </text:span><text:span text:style-name="T19">s;</text:span></text:p>
      <text:list text:continue-numbering="true" text:style-name="WWNum3">
        <text:list-item>
          <text:p text:style-name="P58" loext:marker-style-name="T13"><text:span text:style-name="T33">Display</text:span><text:span text:style-name="T17"> </text:span><text:span text:style-name="T33">the</text:span><text:span text:style-name="T114"> </text:span><text:span text:style-name="T33">Status</text:span><text:span text:style-name="T114"> </text:span><text:span text:style-name="T33">and</text:span><text:span text:style-name="T114"> </text:span><text:span text:style-name="T33">the</text:span><text:span text:style-name="T114"> </text:span><text:span text:style-name="T33">Count</text:span><text:span text:style-name="T17"> </text:span><text:span text:style-name="T33">of</text:span><text:span text:style-name="T114"> </text:span><text:span text:style-name="T33">Suppliers</text:span><text:span text:style-name="T114"> </text:span><text:span text:style-name="T33">with</text:span><text:span text:style-name="T114"> </text:span><text:span text:style-name="T33">that</text:span><text:span text:style-name="T114"> </text:span><text:span text:style-name="T33">Status</text:span><text:span text:style-name="T17"> </text:span><text:span text:style-name="T33">in</text:span><text:span text:style-name="T114"> </text:span><text:span text:style-name="T33">the</text:span><text:span text:style-name="T114"> </text:span><text:span text:style-name="T33">following</text:span><text:span text:style-name="T114"> </text:span><text:span text:style-name="T33">format</text:span><text:span text:style-name="T114"> </text:span><text:span text:style-name="T33">as</text:span><text:span text:style-name="T114"> </text:span><text:span text:style-name="T33">shown</text:span><text:span text:style-name="T151"> </text:span><text:span text:style-name="T159">below:-</text:span></text:p>
        </text:list-item>
      </text:list>
      <text:p text:style-name="P59" loext:marker-style-name="T18"/>
      <text:p text:style-name="P60"><text:span text:style-name="T19">select</text:span><text:span text:style-name="T148"> </text:span><text:span text:style-name="T27">case</text:span></text:p>
      <text:p text:style-name="P35"><text:span text:style-name="T55">when status </text:span><text:span text:style-name="T56">= 10 then 'Ten'</text:span><text:span text:style-name="T36"> </text:span><text:span text:style-name="T56">when</text:span><text:span text:style-name="T37"> </text:span><text:span text:style-name="T56">status</text:span><text:span text:style-name="T37"> </text:span><text:span text:style-name="T56">=</text:span><text:span text:style-name="T37"> </text:span><text:span text:style-name="T56">20</text:span><text:span text:style-name="T37"> </text:span><text:span text:style-name="T56">then</text:span><text:span text:style-name="T57"> </text:span><text:span text:style-name="T56">'Twenty'</text:span><text:span text:style-name="T38"> </text:span><text:span text:style-name="T56">when status </text:span><text:span text:style-name="T36">= 30 then 'Thirty'</text:span><text:span text:style-name="T27"> </text:span><text:span text:style-name="T6">else</text:span><text:span text:style-name="T138"> </text:span><text:span text:style-name="T60">'NA'</text:span></text:p>
      <text:p text:style-name="P61"><text:span text:style-name="T55">end</text:span><text:span text:style-name="T57"> </text:span><text:span text:style-name="T55">"Status",</text:span><text:span text:style-name="T57"> </text:span><text:span text:style-name="T55">count(sname)</text:span><text:span text:style-name="T38"> </text:span><text:span text:style-name="T27">from</text:span><text:span text:style-name="T32"> </text:span><text:span text:style-name="T27">s</text:span></text:p>
      <text:p text:style-name="P45"><text:span text:style-name="T19">group</text:span><text:span text:style-name="T80"> </text:span><text:span text:style-name="T19">by</text:span><text:span text:style-name="T80"> </text:span><text:span text:style-name="T19">1</text:span></text:p>
      <text:p text:style-name="P62"><text:span text:style-name="T78">order</text:span><text:span text:style-name="T149"> </text:span><text:span text:style-name="T78">by</text:span><text:span text:style-name="T149"> </text:span><text:span text:style-name="T78">1;</text:span></text:p>
      <text:p text:style-name="P3" loext:marker-style-name="T7"/>
      <text:p text:style-name="P63" loext:marker-style-name="T160"><draw:g text:anchor-type="char" draw:z-index="66" draw:style-name="gr5"><draw:polygon draw:style-name="gr3" draw:text-style-name="P5" svg:width="0.7445in" svg:height="0.1969in" svg:x="0.8075in" svg:y="0.2421in" svg:viewBox="0 0 1892 501" draw:points="1801,0 90,0 55,7 26,26 7,55 0,92 0,411 7,447 26,475 55,494 90,501 1801,501 1836,494 1866,475 1885,447 1892,411 1892,92 1885,55 1866,26 1836,7"><text:p/></draw:polygon><draw:custom-shape draw:style-name="gr7" draw:text-style-name="P27" svg:width="0.7461in" svg:height="0.198in" svg:x="0.8075in" svg:y="0.2425in"><text:p text:style-name="P6"><text:span text:style-name="T142">exercise</text:span><text:span text:style-name="T161"> </text:span><text:span text:style-name="T143">5</text:span></text:p><draw:enhanced-geometry draw:type="0"/></draw:custom-shape></draw:g></text:p>
      <text:p text:style-name="P3" loext:marker-style-name="T7"/>
      <text:p text:style-name="P3" loext:marker-style-name="T7"/>
      <text:list text:style-name="WWNum4">
        <text:list-item>
          <text:p text:style-name="P64" loext:marker-style-name="T13"><text:span text:style-name="T33">Display</text:span><text:span text:style-name="T53"> </text:span><text:span text:style-name="T33">the</text:span><text:span text:style-name="T53"> </text:span><text:span text:style-name="T33">Supplier</text:span><text:span text:style-name="T53"> </text:span><text:span text:style-name="T33">name</text:span><text:span text:style-name="T53"> </text:span><text:span text:style-name="T33">and</text:span><text:span text:style-name="T15"> </text:span><text:span text:style-name="T33">the</text:span><text:span text:style-name="T53"> </text:span><text:span text:style-name="T33">Quantity</text:span><text:span text:style-name="T53"> </text:span><text:span text:style-name="T33">sold.</text:span><text:span text:style-name="T141"> </text:span><text:span text:style-name="T33">select</text:span><text:span text:style-name="T17"> </text:span><text:span text:style-name="T33">*</text:span><text:span text:style-name="T17"> </text:span><text:span text:style-name="T33">from</text:span><text:span text:style-name="T17"> </text:span><text:span text:style-name="T33">s;</text:span></text:p>
        </text:list-item>
      </text:list>
      <text:p text:style-name="P65"><draw:frame draw:style-name="fr1" draw:name="Image5" text:anchor-type="char" svg:x="1.3571in" svg:y="0.6484in" svg:width="0.2335in" svg:height="0.198in" draw:z-index="5"><draw:image xlink:href="Pictures/100000010000002D000000260B1F7447.png" xlink:type="simple" xlink:show="embed" xlink:actuate="onLoad" draw:mime-type="image/png"/></draw:frame><text:span text:style-name="T19">select</text:span><text:span text:style-name="T82"> </text:span><text:span text:style-name="T19">*</text:span><text:span text:style-name="T82"> </text:span><text:span text:style-name="T19">from</text:span><text:span text:style-name="T85"> </text:span><text:span text:style-name="T19">spj</text:span><text:span text:style-name="T136"> </text:span><text:span text:style-name="T78">order</text:span><text:span text:style-name="T42"> </text:span><text:span text:style-name="T78">by</text:span><text:span text:style-name="T42"> </text:span><text:span text:style-name="T78">1;</text:span></text:p>
      <text:p text:style-name="P66"><draw:frame draw:style-name="fr1" draw:name="Image6" text:anchor-type="char" svg:x="1.4102in" svg:y="0.2693in" svg:width="0.2335in" svg:height="0.198in" draw:z-index="6"><draw:image xlink:href="Pictures/100000010000002D000000260B1F7447.png" xlink:type="simple" xlink:show="embed" xlink:actuate="onLoad" draw:mime-type="image/png"/></draw:frame><draw:frame draw:style-name="fr1" draw:name="Image7" text:anchor-type="char" svg:x="2.0126in" svg:y="0.2693in" svg:width="0.2335in" svg:height="0.198in" draw:z-index="7"><draw:image xlink:href="Pictures/100000010000002D000000260B1F7447.png" xlink:type="simple" xlink:show="embed" xlink:actuate="onLoad" draw:mime-type="image/png"/></draw:frame><draw:frame draw:style-name="fr1" draw:name="Image8" text:anchor-type="char" svg:x="1.3571in" svg:y="0.5571in" svg:width="0.2335in" svg:height="0.198in" draw:z-index="8"><draw:image xlink:href="Pictures/100000010000002D000000260B1F7447.png" xlink:type="simple" xlink:show="embed" xlink:actuate="onLoad" draw:mime-type="image/png"/></draw:frame><text:span text:style-name="T19">select</text:span><text:span text:style-name="T129"> </text:span><text:span text:style-name="T19">s.</text:span><text:span text:style-name="T129"> </text:span><text:span text:style-name="T147">S#</text:span><text:span text:style-name="T162"> </text:span><text:span text:style-name="T19">,</text:span><text:span text:style-name="T129"> </text:span><text:span text:style-name="T19">s.sname,</text:span><text:span text:style-name="T129"> </text:span><text:span text:style-name="T19">spj.qty</text:span><text:span text:style-name="T77"> </text:span><text:span text:style-name="T19">from</text:span><text:span text:style-name="T129"> </text:span><text:span text:style-name="T19">spj,</text:span><text:span text:style-name="T129"> </text:span><text:span text:style-name="T19">s</text:span><text:span text:style-name="T136"> </text:span><text:span text:style-name="T19">where</text:span><text:span text:style-name="T85"> </text:span><text:span text:style-name="T19">(s.</text:span><text:span text:style-name="T20"> </text:span><text:span text:style-name="T147">S#</text:span><text:span text:style-name="T163"> </text:span><text:span text:style-name="T19">=</text:span><text:span text:style-name="T20"> </text:span><text:span text:style-name="T19">spj.</text:span><text:span text:style-name="T20"> </text:span><text:span text:style-name="T147">S#</text:span><text:span text:style-name="T164"> </text:span><text:span text:style-name="T19">);</text:span></text:p>
      <text:p text:style-name="P67"><draw:frame draw:style-name="fr1" draw:name="Image9" text:anchor-type="char" svg:x="1.4102in" svg:y="0.2965in" svg:width="0.2335in" svg:height="0.198in" draw:z-index="9"><draw:image xlink:href="Pictures/100000010000002D000000260B1F7447.png" xlink:type="simple" xlink:show="embed" xlink:actuate="onLoad" draw:mime-type="image/png"/></draw:frame><draw:frame draw:style-name="fr1" draw:name="Image10" text:anchor-type="char" svg:x="2.0126in" svg:y="0.2965in" svg:width="0.2335in" svg:height="0.198in" draw:z-index="10"><draw:image xlink:href="Pictures/100000010000002D000000260B1F7447.png" xlink:type="simple" xlink:show="embed" xlink:actuate="onLoad" draw:mime-type="image/png"/></draw:frame><text:span text:style-name="T19">select</text:span><text:span text:style-name="T77"> </text:span><text:span text:style-name="T19">s.</text:span><text:span text:style-name="T82"> </text:span><text:span text:style-name="T147">S#</text:span><text:span text:style-name="T165"> </text:span><text:span text:style-name="T19">,</text:span><text:span text:style-name="T82"> </text:span><text:span text:style-name="T19">s.sname,</text:span><text:span text:style-name="T82"> </text:span><text:span text:style-name="T19">sum(spj.qty)</text:span><text:span text:style-name="T82"> </text:span><text:span text:style-name="T19">"Total</text:span><text:span text:style-name="T82"> </text:span><text:span text:style-name="T19">Quantity"</text:span><text:span text:style-name="T82"> </text:span><text:span text:style-name="T19">from</text:span><text:span text:style-name="T82"> </text:span><text:span text:style-name="T19">spj,</text:span><text:span text:style-name="T82"> </text:span><text:span text:style-name="T19">s</text:span><text:span text:style-name="T148"> </text:span><text:span text:style-name="T27">where</text:span><text:span text:style-name="T32"> </text:span><text:span text:style-name="T27">(s.</text:span><text:span text:style-name="T31"> </text:span><text:span text:style-name="T29">S#</text:span><text:span text:style-name="T166"> </text:span><text:span text:style-name="T27">=</text:span><text:span text:style-name="T31"> </text:span><text:span text:style-name="T27">spj.</text:span><text:span text:style-name="T31"> </text:span><text:span text:style-name="T29">S#</text:span><text:span text:style-name="T30"> </text:span><text:span text:style-name="T27">)</text:span></text:p>
      <text:p text:style-name="P68"><text:span text:style-name="T19">group</text:span><text:span text:style-name="T80"> </text:span><text:span text:style-name="T19">by</text:span><text:span text:style-name="T80"> </text:span><text:span text:style-name="T19">1</text:span></text:p>
      <text:p text:style-name="P69"><text:span text:style-name="T78">order</text:span><text:span text:style-name="T149"> </text:span><text:span text:style-name="T78">by</text:span><text:span text:style-name="T149"> </text:span><text:span text:style-name="T78">1;</text:span></text:p>
      <text:p text:style-name="P70"><draw:frame draw:style-name="fr1" draw:name="Image11" text:anchor-type="char" svg:x="1.3571in" svg:y="0.0457in" svg:width="0.2335in" svg:height="0.198in" draw:z-index="11"><draw:image xlink:href="Pictures/100000010000002D000000260B1F7447.png" xlink:type="simple" xlink:show="embed" xlink:actuate="onLoad" draw:mime-type="image/png"/></draw:frame><draw:frame draw:style-name="fr1" draw:name="Image12" text:anchor-type="char" svg:x="2.1374in" svg:y="0.3598in" svg:width="0.2335in" svg:height="0.198in" draw:z-index="12"><draw:image xlink:href="Pictures/100000010000002D000000260B1F7447.png" xlink:type="simple" xlink:show="embed" xlink:actuate="onLoad" draw:mime-type="image/png"/></draw:frame><draw:frame draw:style-name="fr1" draw:name="Image13" text:anchor-type="char" svg:x="2.7398in" svg:y="0.3598in" svg:width="0.2335in" svg:height="0.198in" draw:z-index="13"><draw:image xlink:href="Pictures/100000010000002D000000260B1F7447.png" xlink:type="simple" xlink:show="embed" xlink:actuate="onLoad" draw:mime-type="image/png"/></draw:frame><text:span text:style-name="T19">select</text:span><text:span text:style-name="T77"> </text:span><text:span text:style-name="T19">s.</text:span><text:span text:style-name="T82"> </text:span><text:span text:style-name="T147">S#</text:span><text:span text:style-name="T162"> </text:span><text:span text:style-name="T19">,</text:span><text:span text:style-name="T82"> </text:span><text:span text:style-name="T19">s.sname,</text:span><text:span text:style-name="T77"> </text:span><text:span text:style-name="T19">sum(spj.qty)</text:span><text:span text:style-name="T82"> </text:span><text:span text:style-name="T19">"Total</text:span><text:span text:style-name="T77"> </text:span><text:span text:style-name="T19">Quantity"</text:span><text:span text:style-name="T82"> </text:span><text:span text:style-name="T19">from</text:span><text:span text:style-name="T77"> </text:span><text:span text:style-name="T19">spj</text:span><text:span text:style-name="T136"> </text:span><text:span text:style-name="T19">left</text:span><text:span text:style-name="T85"> </text:span><text:span text:style-name="T19">outer</text:span><text:span text:style-name="T85"> </text:span><text:span text:style-name="T19">join</text:span><text:span text:style-name="T85"> </text:span><text:span text:style-name="T19">s</text:span><text:span text:style-name="T20"> </text:span><text:span text:style-name="T19">on</text:span><text:span text:style-name="T85"> </text:span><text:span text:style-name="T19">(s.</text:span><text:span text:style-name="T85"> </text:span><text:span text:style-name="T147">S#</text:span><text:span text:style-name="T167"> </text:span><text:span text:style-name="T19">=</text:span><text:span text:style-name="T85"> </text:span><text:span text:style-name="T19">spj.</text:span><text:span text:style-name="T20"> </text:span><text:span text:style-name="T147">S#</text:span><text:span text:style-name="T168"> </text:span><text:span text:style-name="T19">)</text:span></text:p>
      <text:p text:style-name="P68"><text:span text:style-name="T19">group</text:span><text:span text:style-name="T80"> </text:span><text:span text:style-name="T19">by</text:span><text:span text:style-name="T80"> </text:span><text:span text:style-name="T19">1</text:span></text:p>
      <text:p text:style-name="P20"><text:span text:style-name="T78">order</text:span><text:span text:style-name="T149"> </text:span><text:span text:style-name="T78">by</text:span><text:span text:style-name="T149"> </text:span><text:span text:style-name="T78">1;</text:span></text:p>
      <text:list text:continue-numbering="true" text:style-name="WWNum4">
        <text:list-item>
          <text:p text:style-name="P71" loext:marker-style-name="T13"><text:span text:style-name="T33">Display</text:span><text:span text:style-name="T83"> </text:span><text:span text:style-name="T33">the</text:span><text:span text:style-name="T53"> </text:span><text:span text:style-name="T33">Part</text:span><text:span text:style-name="T83"> </text:span><text:span text:style-name="T33">name</text:span><text:span text:style-name="T53"> </text:span><text:span text:style-name="T33">and</text:span><text:span text:style-name="T53"> </text:span><text:span text:style-name="T33">Quantity</text:span><text:span text:style-name="T83"> </text:span><text:span text:style-name="T33">sold.</text:span></text:p>
        </text:list-item>
      </text:list>
      <text:p text:style-name="P12" loext:marker-style-name="T26"/>
      <text:p text:style-name="P72"><draw:frame draw:style-name="fr1" draw:name="Image14" text:anchor-type="char" svg:x="1.3661in" svg:y="0.0583in" svg:width="0.2335in" svg:height="0.198in" draw:z-index="14"><draw:image xlink:href="Pictures/100000010000002D000000260B1F7447.png" xlink:type="simple" xlink:show="embed" xlink:actuate="onLoad" draw:mime-type="image/png"/></draw:frame><draw:frame draw:style-name="fr1" draw:name="image5.png" text:anchor-type="char" svg:x="2.1654in" svg:y="0.372in" svg:width="0.2335in" svg:height="0.198in" draw:z-index="15"><draw:image xlink:href="Pictures/100000010000002C00000026A642F673.png" xlink:type="simple" xlink:show="embed" xlink:actuate="onLoad" draw:mime-type="image/png"/></draw:frame><draw:frame draw:style-name="fr1" draw:name="Image15" text:anchor-type="char" svg:x="2.7665in" svg:y="0.372in" svg:width="0.2335in" svg:height="0.198in" draw:z-index="16"><draw:image xlink:href="Pictures/100000010000002D000000260B1F7447.png" xlink:type="simple" xlink:show="embed" xlink:actuate="onLoad" draw:mime-type="image/png"/></draw:frame><text:span text:style-name="T81">select</text:span><text:span text:style-name="T82"> </text:span><text:span text:style-name="T81">p.</text:span><text:span text:style-name="T82"> </text:span><text:span text:style-name="T169">P#</text:span><text:span text:style-name="T165"> </text:span><text:span text:style-name="T81">,</text:span><text:span text:style-name="T82"> </text:span><text:span text:style-name="T76">p.pname,</text:span><text:span text:style-name="T82"> </text:span><text:span text:style-name="T76">sum(spj.qty)</text:span><text:span text:style-name="T82"> </text:span><text:span text:style-name="T76">"Total</text:span><text:span text:style-name="T82"> </text:span><text:span text:style-name="T76">Quantity"</text:span><text:span text:style-name="T82"> </text:span><text:span text:style-name="T76">from</text:span><text:span text:style-name="T82"> </text:span><text:span text:style-name="T76">spj</text:span><text:span text:style-name="T136"> </text:span><text:span text:style-name="T19">left</text:span><text:span text:style-name="T82"> </text:span><text:span text:style-name="T19">outer</text:span><text:span text:style-name="T82"> </text:span><text:span text:style-name="T19">join</text:span><text:span text:style-name="T82"> </text:span><text:span text:style-name="T19">p</text:span><text:span text:style-name="T85"> </text:span><text:span text:style-name="T19">on</text:span><text:span text:style-name="T82"> </text:span><text:span text:style-name="T19">(p.</text:span><text:span text:style-name="T82"> </text:span><text:span text:style-name="T147">P#</text:span><text:span text:style-name="T170"> </text:span><text:span text:style-name="T19">=</text:span><text:span text:style-name="T82"> </text:span><text:span text:style-name="T19">spj.</text:span><text:span text:style-name="T85"> </text:span><text:span text:style-name="T147">P#</text:span><text:span text:style-name="T165"> </text:span><text:span text:style-name="T19">)</text:span></text:p>
      <text:p text:style-name="P68"><text:span text:style-name="T19">group</text:span><text:span text:style-name="T80"> </text:span><text:span text:style-name="T19">by</text:span><text:span text:style-name="T80"> </text:span><text:span text:style-name="T19">1</text:span></text:p>
      <text:p text:style-name="P18"><text:span text:style-name="T78">order</text:span><text:span text:style-name="T149"> </text:span><text:span text:style-name="T78">by</text:span><text:span text:style-name="T149"> </text:span><text:span text:style-name="T78">1;</text:span></text:p>
      <text:list text:continue-numbering="true" text:style-name="WWNum4">
        <text:list-item>
          <text:p text:style-name="P71" loext:marker-style-name="T13"><text:span text:style-name="T16">Display</text:span><text:span text:style-name="T53"> </text:span><text:span text:style-name="T16">the</text:span><text:span text:style-name="T53"> </text:span><text:span text:style-name="T16">Project</text:span><text:span text:style-name="T53"> </text:span><text:span text:style-name="T16">name</text:span><text:span text:style-name="T53"> </text:span><text:span text:style-name="T33">and</text:span><text:span text:style-name="T15"> </text:span><text:span text:style-name="T33">Quantity</text:span><text:span text:style-name="T53"> </text:span><text:span text:style-name="T33">sold.</text:span></text:p>
        </text:list-item>
      </text:list>
      <text:p text:style-name="P12" loext:marker-style-name="T26"/>
      <text:p text:style-name="P73"><draw:frame draw:style-name="fr1" draw:name="Image16" text:anchor-type="char" svg:x="1.3209in" svg:y="0.0583in" svg:width="0.2335in" svg:height="0.198in" draw:z-index="17"><draw:image xlink:href="Pictures/100000010000002C00000026A642F673.png" xlink:type="simple" xlink:show="embed" xlink:actuate="onLoad" draw:mime-type="image/png"/></draw:frame><draw:frame draw:style-name="fr1" draw:name="Image17" text:anchor-type="char" svg:x="2.0752in" svg:y="0.372in" svg:width="0.2335in" svg:height="0.198in" draw:z-index="18"><draw:image xlink:href="Pictures/100000010000002D000000260B1F7447.png" xlink:type="simple" xlink:show="embed" xlink:actuate="onLoad" draw:mime-type="image/png"/></draw:frame><draw:frame draw:style-name="fr1" draw:name="Image18" text:anchor-type="char" svg:x="2.6681in" svg:y="0.372in" svg:width="0.2335in" svg:height="0.198in" draw:z-index="19"><draw:image xlink:href="Pictures/100000010000002D000000260B1F7447.png" xlink:type="simple" xlink:show="embed" xlink:actuate="onLoad" draw:mime-type="image/png"/></draw:frame><text:span text:style-name="T78">select</text:span><text:span text:style-name="T171"> </text:span><text:span text:style-name="T78">j. </text:span><text:span text:style-name="T172">J#</text:span><text:span text:style-name="T173"> </text:span><text:span text:style-name="T78">, j.jname,</text:span><text:span text:style-name="T171"> </text:span><text:span text:style-name="T78">sum(spj.qty) "Total Quantity"</text:span><text:span text:style-name="T171"> </text:span><text:span text:style-name="T78">from spj</text:span><text:span text:style-name="T156"> </text:span><text:span text:style-name="T78">left</text:span><text:span text:style-name="T42"> </text:span><text:span text:style-name="T78">outer</text:span><text:span text:style-name="T157"> </text:span><text:span text:style-name="T78">join</text:span><text:span text:style-name="T157"> </text:span><text:span text:style-name="T78">j</text:span><text:span text:style-name="T157"> </text:span><text:span text:style-name="T78">on</text:span><text:span text:style-name="T157"> </text:span><text:span text:style-name="T78">(j.</text:span><text:span text:style-name="T42"> </text:span><text:span text:style-name="T172">J#</text:span><text:span text:style-name="T174"> </text:span><text:span text:style-name="T78">=</text:span><text:span text:style-name="T157"> </text:span><text:span text:style-name="T78">spj.</text:span><text:span text:style-name="T157"> </text:span><text:span text:style-name="T172">J#</text:span><text:span text:style-name="T175"> </text:span><text:span text:style-name="T78">)</text:span></text:p>
      <text:p text:style-name="P68"><text:span text:style-name="T19">group</text:span><text:span text:style-name="T80"> </text:span><text:span text:style-name="T19">by</text:span><text:span text:style-name="T80"> </text:span><text:span text:style-name="T19">1</text:span></text:p>
      <text:p text:style-name="P20"><text:span text:style-name="T78">order</text:span><text:span text:style-name="T149"> </text:span><text:span text:style-name="T78">by</text:span><text:span text:style-name="T149"> </text:span><text:span text:style-name="T78">1;</text:span></text:p>
      <text:list text:continue-numbering="true" text:style-name="WWNum4">
        <text:list-item>
          <text:p text:style-name="P74" loext:marker-style-name="T13"><text:span text:style-name="T16">Display</text:span><text:span text:style-name="T53"> </text:span><text:span text:style-name="T16">the</text:span><text:span text:style-name="T53"> </text:span><text:span text:style-name="T16">Supplier</text:span><text:span text:style-name="T53"> </text:span><text:span text:style-name="T16">name,</text:span><text:span text:style-name="T53"> </text:span><text:span text:style-name="T16">Part</text:span><text:span text:style-name="T53"> </text:span><text:span text:style-name="T16">name,</text:span><text:span text:style-name="T53"> </text:span><text:span text:style-name="T16">Project</text:span><text:span text:style-name="T53"> </text:span><text:span text:style-name="T16">name</text:span><text:span text:style-name="T53"> </text:span><text:span text:style-name="T16">and</text:span><text:span text:style-name="T53"> </text:span><text:span text:style-name="T16">Quantity</text:span><text:span text:style-name="T53"> </text:span><text:span text:style-name="T33">sold.</text:span></text:p>
        </text:list-item>
      </text:list>
      <text:p text:style-name="P17" loext:marker-style-name="T54"/>
      <text:p text:style-name="P75"><draw:frame draw:style-name="fr1" draw:name="Image19" text:anchor-type="char" svg:x="2.1374in" svg:y="0.298in" svg:width="0.2335in" svg:height="0.198in" draw:z-index="20"><draw:image xlink:href="Pictures/100000010000002D000000260B1F7447.png" xlink:type="simple" xlink:show="embed" xlink:actuate="onLoad" draw:mime-type="image/png"/></draw:frame><draw:frame draw:style-name="fr1" draw:name="Image20" text:anchor-type="char" svg:x="2.7398in" svg:y="0.298in" svg:width="0.2335in" svg:height="0.198in" draw:z-index="21"><draw:image xlink:href="Pictures/100000010000002D000000260B1F7447.png" xlink:type="simple" xlink:show="embed" xlink:actuate="onLoad" draw:mime-type="image/png"/></draw:frame><draw:frame draw:style-name="fr1" draw:name="Image21" text:anchor-type="char" svg:x="2.1654in" svg:y="0.5846in" svg:width="0.2335in" svg:height="0.198in" draw:z-index="22"><draw:image xlink:href="Pictures/100000010000002C00000026A642F673.png" xlink:type="simple" xlink:show="embed" xlink:actuate="onLoad" draw:mime-type="image/png"/></draw:frame><draw:frame draw:style-name="fr1" draw:name="Image22" text:anchor-type="char" svg:x="2.7665in" svg:y="0.5846in" svg:width="0.2335in" svg:height="0.198in" draw:z-index="23"><draw:image xlink:href="Pictures/100000010000002D000000260B1F7447.png" xlink:type="simple" xlink:show="embed" xlink:actuate="onLoad" draw:mime-type="image/png"/></draw:frame><text:span text:style-name="T176">select</text:span><text:span text:style-name="T85"> </text:span><text:span text:style-name="T176">s.sname,</text:span><text:span text:style-name="T85"> </text:span><text:span text:style-name="T176">p.pname,</text:span><text:span text:style-name="T20"> </text:span><text:span text:style-name="T177">j.jname,</text:span><text:span text:style-name="T85"> </text:span><text:span text:style-name="T177">spj.qty</text:span><text:span text:style-name="T85"> </text:span><text:span text:style-name="T177">"Total</text:span><text:span text:style-name="T20"> </text:span><text:span text:style-name="T177">Quantity"</text:span><text:span text:style-name="T85"> </text:span><text:span text:style-name="T177">from</text:span><text:span text:style-name="T20"> </text:span><text:span text:style-name="T177">spj</text:span><text:span text:style-name="T148"> </text:span><text:span text:style-name="T19">left</text:span><text:span text:style-name="T85"> </text:span><text:span text:style-name="T19">outer</text:span><text:span text:style-name="T85"> </text:span><text:span text:style-name="T19">join</text:span><text:span text:style-name="T20"> </text:span><text:span text:style-name="T19">s</text:span><text:span text:style-name="T85"> </text:span><text:span text:style-name="T19">on</text:span><text:span text:style-name="T20"> </text:span><text:span text:style-name="T19">(s.</text:span><text:span text:style-name="T85"> </text:span><text:span text:style-name="T147">s#</text:span><text:span text:style-name="T163"> </text:span><text:span text:style-name="T19">=</text:span><text:span text:style-name="T85"> </text:span><text:span text:style-name="T19">spj.</text:span><text:span text:style-name="T20"> </text:span><text:span text:style-name="T147">S#</text:span><text:span text:style-name="T168"> </text:span><text:span text:style-name="T19">)</text:span></text:p>
      <text:p text:style-name="P68"><text:span text:style-name="T76">left</text:span><text:span text:style-name="T77"> </text:span><text:span text:style-name="T76">outer</text:span><text:span text:style-name="T77"> </text:span><text:span text:style-name="T76">join</text:span><text:span text:style-name="T77"> </text:span><text:span text:style-name="T76">p</text:span><text:span text:style-name="T77"> </text:span><text:span text:style-name="T76">on</text:span><text:span text:style-name="T77"> </text:span><text:span text:style-name="T76">(p.</text:span><text:span text:style-name="T77"> </text:span><text:span text:style-name="T178">p#</text:span><text:span text:style-name="T179"> </text:span><text:span text:style-name="T76">=</text:span><text:span text:style-name="T82"> </text:span><text:span text:style-name="T76">spj.</text:span><text:span text:style-name="T77"> </text:span><text:span text:style-name="T147">P#</text:span><text:span text:style-name="T162"> </text:span><text:span text:style-name="T19">)</text:span></text:p>
      <text:p text:style-name="P76"><draw:frame draw:style-name="fr1" draw:name="Image23" text:anchor-type="char" svg:x="2.0752in" svg:y="0.1165in" svg:width="0.2335in" svg:height="0.198in" draw:z-index="24"><draw:image xlink:href="Pictures/100000010000002D000000260B1F7447.png" xlink:type="simple" xlink:show="embed" xlink:actuate="onLoad" draw:mime-type="image/png"/></draw:frame><draw:frame draw:style-name="fr1" draw:name="Image24" text:anchor-type="char" svg:x="2.6681in" svg:y="0.1165in" svg:width="0.2335in" svg:height="0.198in" draw:z-index="25"><draw:image xlink:href="Pictures/100000010000002D000000260B1F7447.png" xlink:type="simple" xlink:show="embed" xlink:actuate="onLoad" draw:mime-type="image/png"/></draw:frame><text:span text:style-name="T78">left</text:span><text:span text:style-name="T180"> </text:span><text:span text:style-name="T78">outer</text:span><text:span text:style-name="T180"> </text:span><text:span text:style-name="T78">join</text:span><text:span text:style-name="T180"> </text:span><text:span text:style-name="T78">j</text:span><text:span text:style-name="T180"> </text:span><text:span text:style-name="T78">on</text:span><text:span text:style-name="T180"> </text:span><text:span text:style-name="T78">(j.</text:span><text:span text:style-name="T180"> </text:span><text:span text:style-name="T172">J#</text:span><text:span text:style-name="T181"> </text:span><text:span text:style-name="T78">=</text:span><text:span text:style-name="T180"> </text:span><text:span text:style-name="T78">spj.</text:span><text:span text:style-name="T180"> </text:span><text:span text:style-name="T172">J#</text:span><text:span text:style-name="T182"> </text:span><text:span text:style-name="T78">)</text:span><text:span text:style-name="T183"> </text:span><text:span text:style-name="T19">group</text:span><text:span text:style-name="T85"> </text:span><text:span text:style-name="T19">by</text:span><text:span text:style-name="T85"> </text:span><text:span text:style-name="T19">1</text:span></text:p>
      <text:p text:style-name="P77"><text:span text:style-name="T78">order by 1;</text:span><text:span text:style-name="T184"> </text:span><text:span text:style-name="T78">select</text:span><text:span text:style-name="T185"> </text:span><text:span text:style-name="T27">*</text:span><text:span text:style-name="T186"> </text:span><text:span text:style-name="T78">from</text:span><text:span text:style-name="T187"> </text:span><text:span text:style-name="T78">s;</text:span><text:span text:style-name="T183"> </text:span><text:span text:style-name="T78">select</text:span><text:span text:style-name="T188"> </text:span><text:span text:style-name="T27">*</text:span><text:span text:style-name="T56"> </text:span><text:span text:style-name="T78">from</text:span><text:span text:style-name="T189"> </text:span><text:span text:style-name="T78">p;</text:span><text:span text:style-name="T156"> </text:span><text:span text:style-name="T78">select</text:span><text:span text:style-name="T149"> </text:span><text:span text:style-name="T27">*</text:span><text:span text:style-name="T140"> </text:span><text:span text:style-name="T78">from</text:span><text:span text:style-name="T149"> </text:span><text:span text:style-name="T78">j;</text:span></text:p>
      <text:p text:style-name="P36"><text:span text:style-name="T76">select</text:span><text:span text:style-name="T77"> </text:span><text:span text:style-name="T76">*</text:span><text:span text:style-name="T82"> </text:span><text:span text:style-name="T76">from</text:span><text:span text:style-name="T77"> </text:span><text:span text:style-name="T19">spj;</text:span></text:p>
      <text:list text:continue-numbering="true" text:style-name="WWNum4">
        <text:list-item>
          <text:p text:style-name="P78" loext:marker-style-name="T13"><text:span text:style-name="T33">Display</text:span><text:span text:style-name="T83"> </text:span><text:span text:style-name="T33">the</text:span><text:span text:style-name="T83"> </text:span><text:span text:style-name="T33">Supplier</text:span><text:span text:style-name="T83"> </text:span><text:span text:style-name="T33">name,</text:span><text:span text:style-name="T53"> </text:span><text:span text:style-name="T33">Supplying</text:span><text:span text:style-name="T83"> </text:span><text:span text:style-name="T33">Parts</text:span><text:span text:style-name="T83"> </text:span><text:span text:style-name="T33">to</text:span><text:span text:style-name="T53"> </text:span><text:span text:style-name="T33">a</text:span><text:span text:style-name="T83"> </text:span><text:span text:style-name="T33">Project</text:span><text:span text:style-name="T83"> </text:span><text:span text:style-name="T33">in</text:span><text:span text:style-name="T83"> </text:span><text:span text:style-name="T33">the</text:span><text:span text:style-name="T53"> </text:span><text:span text:style-name="T33">same</text:span><text:span text:style-name="T83"> </text:span><text:span text:style-name="T33">City.</text:span></text:p>
        </text:list-item>
      </text:list>
      <text:p text:style-name="P17" loext:marker-style-name="T54"/>
      <text:p text:style-name="P79"><draw:frame draw:style-name="fr1" draw:name="image6.png" text:anchor-type="char" svg:x="2.2547in" svg:y="0.2965in" svg:width="0.2335in" svg:height="0.198in" draw:z-index="26"><draw:image xlink:href="Pictures/100000010000002D000000256A99B487.png" xlink:type="simple" xlink:show="embed" xlink:actuate="onLoad" draw:mime-type="image/png"/></draw:frame><draw:frame draw:style-name="fr1" draw:name="Image25" text:anchor-type="char" svg:x="2.7398in" svg:y="0.2965in" svg:width="0.2335in" svg:height="0.198in" draw:z-index="27"><draw:image xlink:href="Pictures/100000010000002D000000256A99B487.png" xlink:type="simple" xlink:show="embed" xlink:actuate="onLoad" draw:mime-type="image/png"/></draw:frame><draw:frame draw:style-name="fr1" draw:name="Image26" text:anchor-type="char" svg:x="2.2638in" svg:y="0.5839in" svg:width="0.2335in" svg:height="0.198in" draw:z-index="28"><draw:image xlink:href="Pictures/100000010000002C00000026A642F673.png" xlink:type="simple" xlink:show="embed" xlink:actuate="onLoad" draw:mime-type="image/png"/></draw:frame><draw:frame draw:style-name="fr1" draw:name="Image27" text:anchor-type="char" svg:x="2.7665in" svg:y="0.5839in" svg:width="0.2335in" svg:height="0.198in" draw:z-index="29"><draw:image xlink:href="Pictures/100000010000002D000000260B1F7447.png" xlink:type="simple" xlink:show="embed" xlink:actuate="onLoad" draw:mime-type="image/png"/></draw:frame><text:span text:style-name="T87">sel</text:span><text:span text:style-name="T55">e</text:span><text:span text:style-name="T56">c</text:span><text:span text:style-name="T88">t</text:span><text:span text:style-name="T42"> </text:span><text:span text:style-name="T126">s</text:span><text:span text:style-name="T190">.</text:span><text:span text:style-name="T61">c</text:span><text:span text:style-name="T62">it</text:span><text:span text:style-name="T191">y</text:span><text:span text:style-name="T52">,</text:span><text:span text:style-name="T42"> </text:span><text:span text:style-name="T192">j</text:span><text:span text:style-name="T193">.</text:span><text:span text:style-name="T192">j</text:span><text:span text:style-name="T126">na</text:span><text:span text:style-name="T123">m</text:span><text:span text:style-name="T41">e</text:span><text:span text:style-name="T42"> </text:span><text:span text:style-name="T96">"</text:span><text:span text:style-name="T194">P</text:span><text:span text:style-name="T195">r</text:span><text:span text:style-name="T50">o</text:span><text:span text:style-name="T192">j</text:span><text:span text:style-name="T55">e</text:span><text:span text:style-name="T56">c</text:span><text:span text:style-name="T196">t</text:span><text:span text:style-name="T197">"</text:span><text:span text:style-name="T52">,</text:span><text:span text:style-name="T42"> </text:span><text:span text:style-name="T126">s.</text:span><text:span text:style-name="T75">sna</text:span><text:span text:style-name="T123">m</text:span><text:span text:style-name="T41">e</text:span><text:span text:style-name="T42"> </text:span><text:span text:style-name="T96">"</text:span><text:span text:style-name="T198">Supp</text:span><text:span text:style-name="T50">l</text:span><text:span text:style-name="T62">ie</text:span><text:span text:style-name="T68">r</text:span><text:span text:style-name="T199">"</text:span><text:span text:style-name="T193">,</text:span><text:span text:style-name="T200">p</text:span><text:span text:style-name="T193">.</text:span><text:span text:style-name="T132">pna</text:span><text:span text:style-name="T123">m</text:span><text:span text:style-name="T41">e</text:span><text:span text:style-name="T42"> </text:span><text:span text:style-name="T96">"</text:span><text:span text:style-name="T66">P</text:span><text:span text:style-name="T67">a</text:span><text:span text:style-name="T201">r</text:span><text:span text:style-name="T202">t</text:span><text:span text:style-name="T203">s</text:span><text:span text:style-name="T204">"</text:span><text:span text:style-name="T42"> </text:span><text:span text:style-name="T103">f</text:span><text:span text:style-name="T120">r</text:span><text:span text:style-name="T50">o</text:span><text:span text:style-name="T125">m</text:span><text:span text:style-name="T42"> </text:span><text:span text:style-name="T39">spj </text:span><text:span text:style-name="T19">left</text:span><text:span text:style-name="T85"> </text:span><text:span text:style-name="T19">outer</text:span><text:span text:style-name="T20"> </text:span><text:span text:style-name="T19">join</text:span><text:span text:style-name="T85"> </text:span><text:span text:style-name="T19">s</text:span><text:span text:style-name="T20"> </text:span><text:span text:style-name="T19">on</text:span><text:span text:style-name="T85"> </text:span><text:span text:style-name="T19">(spj.</text:span><text:span text:style-name="T20"> </text:span><text:span text:style-name="T147">s#</text:span><text:span text:style-name="T163"> </text:span><text:span text:style-name="T19">=</text:span><text:span text:style-name="T85"> </text:span><text:span text:style-name="T19">s.</text:span><text:span text:style-name="T20"> </text:span><text:span text:style-name="T147">s#</text:span><text:span text:style-name="T164"> </text:span><text:span text:style-name="T19">)</text:span></text:p>
      <text:p text:style-name="P68"><text:span text:style-name="T76">left</text:span><text:span text:style-name="T77"> </text:span><text:span text:style-name="T76">outer</text:span><text:span text:style-name="T77"> </text:span><text:span text:style-name="T76">join</text:span><text:span text:style-name="T77"> </text:span><text:span text:style-name="T76">p</text:span><text:span text:style-name="T77"> </text:span><text:span text:style-name="T76">on</text:span><text:span text:style-name="T77"> </text:span><text:span text:style-name="T76">(spj.</text:span><text:span text:style-name="T77"> </text:span><text:span text:style-name="T178">p#</text:span><text:span text:style-name="T179"> </text:span><text:span text:style-name="T19">=</text:span><text:span text:style-name="T77"> </text:span><text:span text:style-name="T19">p.</text:span><text:span text:style-name="T77"> </text:span><text:span text:style-name="T147">p#</text:span><text:span text:style-name="T162"> </text:span><text:span text:style-name="T19">)</text:span></text:p>
      <text:p text:style-name="P80"><draw:frame draw:style-name="fr1" draw:name="Image28" text:anchor-type="char" svg:x="2.2189in" svg:y="0.1165in" svg:width="0.2335in" svg:height="0.198in" draw:z-index="30"><draw:image xlink:href="Pictures/100000010000002D000000260B1F7447.png" xlink:type="simple" xlink:show="embed" xlink:actuate="onLoad" draw:mime-type="image/png"/></draw:frame><draw:frame draw:style-name="fr1" draw:name="Image29" text:anchor-type="char" svg:x="2.6681in" svg:y="0.1165in" svg:width="0.2335in" svg:height="0.198in" draw:z-index="31"><draw:image xlink:href="Pictures/100000010000002D000000260B1F7447.png" xlink:type="simple" xlink:show="embed" xlink:actuate="onLoad" draw:mime-type="image/png"/></draw:frame><text:span text:style-name="T78">left</text:span><text:span text:style-name="T157"> </text:span><text:span text:style-name="T78">outer</text:span><text:span text:style-name="T157"> </text:span><text:span text:style-name="T78">join</text:span><text:span text:style-name="T149"> </text:span><text:span text:style-name="T78">j</text:span><text:span text:style-name="T157"> </text:span><text:span text:style-name="T78">on</text:span><text:span text:style-name="T149"> </text:span><text:span text:style-name="T78">(spj.</text:span><text:span text:style-name="T157"> </text:span><text:span text:style-name="T205">j#</text:span><text:span text:style-name="T206"> </text:span><text:span text:style-name="T78">=</text:span><text:span text:style-name="T157"> </text:span><text:span text:style-name="T78">j.</text:span><text:span text:style-name="T149"> </text:span><text:span text:style-name="T205">j#</text:span><text:span text:style-name="T207"> </text:span><text:span text:style-name="T78">)</text:span><text:span text:style-name="T156"> </text:span><text:span text:style-name="T78">order</text:span><text:span text:style-name="T42"> </text:span><text:span text:style-name="T78">by</text:span><text:span text:style-name="T42"> </text:span><text:span text:style-name="T78">1;</text:span></text:p>
      <text:list text:continue-numbering="true" text:style-name="WWNum4">
        <text:list-item>
          <text:p text:style-name="P81" loext:marker-style-name="T13"><text:span text:style-name="T14">Display</text:span><text:span text:style-name="T53"> </text:span><text:span text:style-name="T14">the</text:span><text:span text:style-name="T15"> </text:span><text:span text:style-name="T14">Part</text:span><text:span text:style-name="T15"> </text:span><text:span text:style-name="T14">name</text:span><text:span text:style-name="T15"> </text:span><text:span text:style-name="T16">that</text:span><text:span text:style-name="T15"> </text:span><text:span text:style-name="T16">is</text:span><text:span text:style-name="T15"> </text:span><text:span text:style-name="T16">‘Red’</text:span><text:span text:style-name="T15"> </text:span><text:span text:style-name="T16">is</text:span><text:span text:style-name="T15"> </text:span><text:span text:style-name="T16">color,</text:span><text:span text:style-name="T15"> </text:span><text:span text:style-name="T16">and</text:span><text:span text:style-name="T15"> </text:span><text:span text:style-name="T16">the</text:span><text:span text:style-name="T15"> </text:span><text:span text:style-name="T16">Quantity</text:span><text:span text:style-name="T15"> </text:span><text:span text:style-name="T16">sold.</text:span></text:p>
        </text:list-item>
      </text:list>
      <text:p text:style-name="P82"><draw:frame draw:style-name="fr1" draw:name="Image30" text:anchor-type="char" svg:x="1.3661in" svg:y="0.0457in" svg:width="0.2335in" svg:height="0.198in" draw:z-index="32"><draw:image xlink:href="Pictures/100000010000002D000000260B1F7447.png" xlink:type="simple" xlink:show="embed" xlink:actuate="onLoad" draw:mime-type="image/png"/></draw:frame><draw:frame draw:style-name="fr1" draw:name="Image31" text:anchor-type="char" svg:x="2.1654in" svg:y="0.3335in" svg:width="0.2335in" svg:height="0.198in" draw:z-index="33"><draw:image xlink:href="Pictures/100000010000002C00000026A642F673.png" xlink:type="simple" xlink:show="embed" xlink:actuate="onLoad" draw:mime-type="image/png"/></draw:frame><draw:frame draw:style-name="fr1" draw:name="Image32" text:anchor-type="char" svg:x="2.7665in" svg:y="0.3335in" svg:width="0.2335in" svg:height="0.198in" draw:z-index="34"><draw:image xlink:href="Pictures/100000010000002D000000260B1F7447.png" xlink:type="simple" xlink:show="embed" xlink:actuate="onLoad" draw:mime-type="image/png"/></draw:frame><draw:frame draw:style-name="fr1" draw:name="Image33" text:anchor-type="char" svg:x="1.3744in" svg:y="0.6201in" svg:width="0.2335in" svg:height="0.198in" draw:z-index="35"><draw:image xlink:href="Pictures/100000010000002D000000260B1F7447.png" xlink:type="simple" xlink:show="embed" xlink:actuate="onLoad" draw:mime-type="image/png"/></draw:frame><text:span text:style-name="T81">select</text:span><text:span text:style-name="T82"> </text:span><text:span text:style-name="T81">p.</text:span><text:span text:style-name="T85"> </text:span><text:span text:style-name="T169">p#</text:span><text:span text:style-name="T168"> </text:span><text:span text:style-name="T81">,</text:span><text:span text:style-name="T82"> </text:span><text:span text:style-name="T81">p.pname,</text:span><text:span text:style-name="T85"> </text:span><text:span text:style-name="T81">sum(spj.qty)</text:span><text:span text:style-name="T85"> </text:span><text:span text:style-name="T76">from</text:span><text:span text:style-name="T82"> </text:span><text:span text:style-name="T76">spj</text:span><text:span text:style-name="T136"> </text:span><text:span text:style-name="T19">left</text:span><text:span text:style-name="T77"> </text:span><text:span text:style-name="T19">outer</text:span><text:span text:style-name="T77"> </text:span><text:span text:style-name="T19">join</text:span><text:span text:style-name="T82"> </text:span><text:span text:style-name="T19">p</text:span><text:span text:style-name="T77"> </text:span><text:span text:style-name="T19">on</text:span><text:span text:style-name="T82"> </text:span><text:span text:style-name="T19">(p.</text:span><text:span text:style-name="T77"> </text:span><text:span text:style-name="T147">p#</text:span><text:span text:style-name="T208"> </text:span><text:span text:style-name="T19">=</text:span><text:span text:style-name="T77"> </text:span><text:span text:style-name="T19">spj.</text:span><text:span text:style-name="T82"> </text:span><text:span text:style-name="T147">p#</text:span><text:span text:style-name="T162"> </text:span><text:span text:style-name="T19">)</text:span></text:p>
      <text:p text:style-name="P83"><draw:frame draw:style-name="fr1" draw:name="Image34" text:anchor-type="char" svg:x="1.4193in" svg:y="0.2693in" svg:width="0.2335in" svg:height="0.198in" draw:z-index="36"><draw:image xlink:href="Pictures/100000010000002C00000026A642F673.png" xlink:type="simple" xlink:show="embed" xlink:actuate="onLoad" draw:mime-type="image/png"/></draw:frame><text:span text:style-name="T19">where p. </text:span><text:span text:style-name="T147">P#</text:span><text:span text:style-name="T209"> </text:span><text:span text:style-name="T19">in</text:span><text:span text:style-name="T158"> </text:span><text:span text:style-name="T19">(select</text:span><text:span text:style-name="T77"> </text:span><text:span text:style-name="T19">p.</text:span><text:span text:style-name="T77"> </text:span><text:span text:style-name="T147">P#</text:span><text:span text:style-name="T208"> </text:span><text:span text:style-name="T19">from</text:span><text:span text:style-name="T82"> </text:span><text:span text:style-name="T19">p</text:span><text:span text:style-name="T136"> </text:span><text:span text:style-name="T56">where color = 'red')</text:span><text:span text:style-name="T38"> </text:span><text:span text:style-name="T19">group</text:span><text:span text:style-name="T85"> </text:span><text:span text:style-name="T19">by</text:span><text:span text:style-name="T20"> </text:span><text:span text:style-name="T19">1</text:span></text:p>
      <text:p text:style-name="P36"><text:span text:style-name="T78">order</text:span><text:span text:style-name="T149"> </text:span><text:span text:style-name="T78">by</text:span><text:span text:style-name="T149"> </text:span><text:span text:style-name="T78">1;</text:span></text:p>
      <text:list text:continue-numbering="true" text:style-name="WWNum4">
        <text:list-item>
          <text:p text:style-name="P84" loext:marker-style-name="T13"><text:span text:style-name="T33">Display</text:span><text:span text:style-name="T114"> </text:span><text:span text:style-name="T33">all</text:span><text:span text:style-name="T114"> </text:span><text:span text:style-name="T33">the</text:span><text:span text:style-name="T34"> </text:span><text:span text:style-name="T33">Quantity</text:span><text:span text:style-name="T114"> </text:span><text:span text:style-name="T33">sold</text:span><text:span text:style-name="T114"> </text:span><text:span text:style-name="T33">by</text:span><text:span text:style-name="T34"> </text:span><text:span text:style-name="T33">Suppliers</text:span><text:span text:style-name="T114"> </text:span><text:span text:style-name="T33">with</text:span><text:span text:style-name="T34"> </text:span><text:span text:style-name="T33">the</text:span><text:span text:style-name="T114"> </text:span><text:span text:style-name="T33">Status</text:span><text:span text:style-name="T114"> </text:span><text:span text:style-name="T33">=</text:span><text:span text:style-name="T34"> </text:span><text:span text:style-name="T33">20.</text:span></text:p>
        </text:list-item>
      </text:list>
      <text:p text:style-name="P12" loext:marker-style-name="T26"/>
      <text:p text:style-name="P85"><draw:frame draw:style-name="fr1" draw:name="Image35" text:anchor-type="char" svg:x="1.3571in" svg:y="0.0583in" svg:width="0.2335in" svg:height="0.198in" draw:z-index="37"><draw:image xlink:href="Pictures/100000010000002D000000260B1F7447.png" xlink:type="simple" xlink:show="embed" xlink:actuate="onLoad" draw:mime-type="image/png"/></draw:frame><draw:frame draw:style-name="fr1" draw:name="Image36" text:anchor-type="char" svg:x="2.1374in" svg:y="0.3457in" svg:width="0.2335in" svg:height="0.198in" draw:z-index="38"><draw:image xlink:href="Pictures/100000010000002D000000260B1F7447.png" xlink:type="simple" xlink:show="embed" xlink:actuate="onLoad" draw:mime-type="image/png"/></draw:frame><draw:frame draw:style-name="fr1" draw:name="Image37" text:anchor-type="char" svg:x="2.7398in" svg:y="0.3457in" svg:width="0.2335in" svg:height="0.198in" draw:z-index="39"><draw:image xlink:href="Pictures/100000010000002D000000260B1F7447.png" xlink:type="simple" xlink:show="embed" xlink:actuate="onLoad" draw:mime-type="image/png"/></draw:frame><draw:frame draw:style-name="fr1" draw:name="Image38" text:anchor-type="char" svg:x="1.3661in" svg:y="0.6335in" svg:width="0.2335in" svg:height="0.198in" draw:z-index="40"><draw:image xlink:href="Pictures/100000010000002D000000260B1F7447.png" xlink:type="simple" xlink:show="embed" xlink:actuate="onLoad" draw:mime-type="image/png"/></draw:frame><draw:frame draw:style-name="fr1" draw:name="Image39" text:anchor-type="char" svg:x="1.4102in" svg:y="0.9201in" svg:width="0.2335in" svg:height="0.198in" draw:z-index="41"><draw:image xlink:href="Pictures/100000010000002D000000260B1F7447.png" xlink:type="simple" xlink:show="embed" xlink:actuate="onLoad" draw:mime-type="image/png"/></draw:frame><text:span text:style-name="T19">select</text:span><text:span text:style-name="T79"> </text:span><text:span text:style-name="T19">s.</text:span><text:span text:style-name="T80"> </text:span><text:span text:style-name="T147">s#</text:span><text:span text:style-name="T178"> </text:span><text:span text:style-name="T19">,</text:span><text:span text:style-name="T80"> </text:span><text:span text:style-name="T19">s.sname,</text:span><text:span text:style-name="T80"> </text:span><text:span text:style-name="T19">sum(qty)</text:span><text:span text:style-name="T79"> </text:span><text:span text:style-name="T19">from</text:span><text:span text:style-name="T80"> </text:span><text:span text:style-name="T19">spj</text:span><text:span text:style-name="T136"> </text:span><text:span text:style-name="T19">left outer join s on (s. </text:span><text:span text:style-name="T147">s# </text:span><text:span text:style-name="T19">= spj. </text:span><text:span text:style-name="T147">s# </text:span><text:span text:style-name="T19">)</text:span><text:span text:style-name="T158"> </text:span><text:span text:style-name="T19">where</text:span><text:span text:style-name="T85"> </text:span><text:span text:style-name="T19">s.</text:span><text:span text:style-name="T85"> </text:span><text:span text:style-name="T147">S#</text:span><text:span text:style-name="T167"> </text:span><text:span text:style-name="T19">in</text:span></text:p>
      <text:p text:style-name="P34"><text:span text:style-name="T56">(select</text:span><text:span text:style-name="T31"> </text:span><text:span text:style-name="T36">s.</text:span><text:span text:style-name="T37"> </text:span><text:span text:style-name="T210">s#</text:span><text:span text:style-name="T211"> </text:span><text:span text:style-name="T36">from</text:span><text:span text:style-name="T31"> </text:span><text:span text:style-name="T36">s</text:span><text:span text:style-name="T38"> </text:span><text:span text:style-name="T56">where status = 20)</text:span><text:span text:style-name="T36"> </text:span><text:span text:style-name="T19">group</text:span><text:span text:style-name="T85"> </text:span><text:span text:style-name="T19">by</text:span><text:span text:style-name="T20"> </text:span><text:span text:style-name="T19">1</text:span></text:p>
      <text:p text:style-name="P86"><text:span text:style-name="T78">order</text:span><text:span text:style-name="T149"> </text:span><text:span text:style-name="T78">by</text:span><text:span text:style-name="T149"> </text:span><text:span text:style-name="T78">1;</text:span></text:p>
      <text:list text:continue-numbering="true" text:style-name="WWNum4">
        <text:list-item>
          <text:p text:style-name="P87" loext:marker-style-name="T13"><text:span text:style-name="T16">Display</text:span><text:span text:style-name="T53"> </text:span><text:span text:style-name="T16">all</text:span><text:span text:style-name="T53"> </text:span><text:span text:style-name="T16">the</text:span><text:span text:style-name="T15"> </text:span><text:span text:style-name="T16">Parts</text:span><text:span text:style-name="T53"> </text:span><text:span text:style-name="T16">and</text:span><text:span text:style-name="T15"> </text:span><text:span text:style-name="T16">Quantity</text:span><text:span text:style-name="T53"> </text:span><text:span text:style-name="T33">with</text:span><text:span text:style-name="T15"> </text:span><text:span text:style-name="T33">a</text:span><text:span text:style-name="T53"> </text:span><text:span text:style-name="T33">Weight</text:span><text:span text:style-name="T15"> </text:span><text:span text:style-name="T33">&gt;</text:span><text:span text:style-name="T53"> </text:span><text:span text:style-name="T33">14.</text:span></text:p>
        </text:list-item>
      </text:list>
      <text:p text:style-name="P17" loext:marker-style-name="T54"/>
      <text:p text:style-name="P88"><draw:frame draw:style-name="fr1" draw:name="Image40" text:anchor-type="char" svg:x="2.3626in" svg:y="0.2693in" svg:width="0.2335in" svg:height="0.198in" draw:z-index="42"><draw:image xlink:href="Pictures/100000010000002C00000026A642F673.png" xlink:type="simple" xlink:show="embed" xlink:actuate="onLoad" draw:mime-type="image/png"/></draw:frame><draw:frame draw:style-name="fr1" draw:name="Image41" text:anchor-type="char" svg:x="2.8654in" svg:y="0.2693in" svg:width="0.2335in" svg:height="0.198in" draw:z-index="43"><draw:image xlink:href="Pictures/100000010000002D000000260B1F7447.png" xlink:type="simple" xlink:show="embed" xlink:actuate="onLoad" draw:mime-type="image/png"/></draw:frame><draw:frame draw:style-name="fr1" draw:name="Image42" text:anchor-type="char" svg:x="1.3744in" svg:y="0.5571in" svg:width="0.2335in" svg:height="0.198in" draw:z-index="44"><draw:image xlink:href="Pictures/100000010000002D000000260B1F7447.png" xlink:type="simple" xlink:show="embed" xlink:actuate="onLoad" draw:mime-type="image/png"/></draw:frame><draw:frame draw:style-name="fr1" draw:name="Image43" text:anchor-type="char" svg:x="1.4193in" svg:y="0.8445in" svg:width="0.2335in" svg:height="0.198in" draw:z-index="45"><draw:image xlink:href="Pictures/100000010000002C00000026A642F673.png" xlink:type="simple" xlink:show="embed" xlink:actuate="onLoad" draw:mime-type="image/png"/></draw:frame><text:span text:style-name="T176">select</text:span><text:span text:style-name="T85"> </text:span><text:span text:style-name="T176">p.pname,</text:span><text:span text:style-name="T20"> </text:span><text:span text:style-name="T176">p.weight,</text:span><text:span text:style-name="T20"> </text:span><text:span text:style-name="T176">spj.qty</text:span><text:span text:style-name="T20"> </text:span><text:span text:style-name="T177">from</text:span><text:span text:style-name="T20"> </text:span><text:span text:style-name="T177">p</text:span><text:span text:style-name="T136"> </text:span><text:span text:style-name="T76">left outer join spj on (spj. </text:span><text:span text:style-name="T147">p# </text:span><text:span text:style-name="T19">= p. </text:span><text:span text:style-name="T147">p# </text:span><text:span text:style-name="T19">)</text:span><text:span text:style-name="T158"> </text:span><text:span text:style-name="T19">where</text:span><text:span text:style-name="T82"> </text:span><text:span text:style-name="T19">p.</text:span><text:span text:style-name="T85"> </text:span><text:span text:style-name="T147">p#</text:span><text:span text:style-name="T212"> </text:span><text:span text:style-name="T19">in</text:span></text:p>
      <text:p text:style-name="P83"><text:span text:style-name="T19">(select</text:span><text:span text:style-name="T77"> </text:span><text:span text:style-name="T19">p.</text:span><text:span text:style-name="T77"> </text:span><text:span text:style-name="T147">p#</text:span><text:span text:style-name="T208"> </text:span><text:span text:style-name="T19">from</text:span><text:span text:style-name="T82"> </text:span><text:span text:style-name="T19">p</text:span><text:span text:style-name="T136"> </text:span><text:span text:style-name="T19">where weight &gt; 14)</text:span><text:span text:style-name="T158"> </text:span><text:span text:style-name="T78">order</text:span><text:span text:style-name="T42"> </text:span><text:span text:style-name="T78">by</text:span><text:span text:style-name="T42"> </text:span><text:span text:style-name="T78">1;</text:span></text:p>
      <text:p text:style-name="P89"><draw:frame draw:style-name="fr1" draw:name="Image44" text:anchor-type="char" svg:x="2.3626in" svg:y="0.2693in" svg:width="0.2335in" svg:height="0.198in" draw:z-index="46"><draw:image xlink:href="Pictures/100000010000002C00000026A642F673.png" xlink:type="simple" xlink:show="embed" xlink:actuate="onLoad" draw:mime-type="image/png"/></draw:frame><draw:frame draw:style-name="fr1" draw:name="Image45" text:anchor-type="char" svg:x="2.8654in" svg:y="0.2693in" svg:width="0.2335in" svg:height="0.198in" draw:z-index="47"><draw:image xlink:href="Pictures/100000010000002D000000260B1F7447.png" xlink:type="simple" xlink:show="embed" xlink:actuate="onLoad" draw:mime-type="image/png"/></draw:frame><draw:frame draw:style-name="fr1" draw:name="Image46" text:anchor-type="char" svg:x="1.3744in" svg:y="0.5571in" svg:width="0.2335in" svg:height="0.198in" draw:z-index="48"><draw:image xlink:href="Pictures/100000010000002D000000260B1F7447.png" xlink:type="simple" xlink:show="embed" xlink:actuate="onLoad" draw:mime-type="image/png"/></draw:frame><text:span text:style-name="T176">select</text:span><text:span text:style-name="T20"> </text:span><text:span text:style-name="T177">p.pname,</text:span><text:span text:style-name="T20"> </text:span><text:span text:style-name="T177">p.weight,</text:span><text:span text:style-name="T20"> </text:span><text:span text:style-name="T177">sum(spj.qty)</text:span><text:span text:style-name="T20"> </text:span><text:span text:style-name="T177">from</text:span><text:span text:style-name="T20"> </text:span><text:span text:style-name="T177">p</text:span><text:span text:style-name="T136"> </text:span><text:span text:style-name="T19">left</text:span><text:span text:style-name="T77"> </text:span><text:span text:style-name="T19">outer</text:span><text:span text:style-name="T77"> </text:span><text:span text:style-name="T19">join</text:span><text:span text:style-name="T129"> </text:span><text:span text:style-name="T19">spj</text:span><text:span text:style-name="T77"> </text:span><text:span text:style-name="T19">on</text:span><text:span text:style-name="T77"> </text:span><text:span text:style-name="T19">(spj.</text:span><text:span text:style-name="T77"> </text:span><text:span text:style-name="T147">p#</text:span><text:span text:style-name="T179"> </text:span><text:span text:style-name="T19">=</text:span><text:span text:style-name="T77"> </text:span><text:span text:style-name="T19">p.</text:span><text:span text:style-name="T77"> </text:span><text:span text:style-name="T147">p#</text:span><text:span text:style-name="T162"> </text:span><text:span text:style-name="T19">)</text:span></text:p>
      <text:p text:style-name="P83"><draw:frame draw:style-name="fr1" draw:name="Image47" text:anchor-type="char" svg:x="1.4193in" svg:y="0.2693in" svg:width="0.2335in" svg:height="0.198in" draw:z-index="49"><draw:image xlink:href="Pictures/100000010000002C00000026A642F673.png" xlink:type="simple" xlink:show="embed" xlink:actuate="onLoad" draw:mime-type="image/png"/></draw:frame><text:span text:style-name="T19">where p. </text:span><text:span text:style-name="T147">p#</text:span><text:span text:style-name="T209"> </text:span><text:span text:style-name="T19">in</text:span><text:span text:style-name="T158"> </text:span><text:span text:style-name="T19">(select</text:span><text:span text:style-name="T77"> </text:span><text:span text:style-name="T19">p.</text:span><text:span text:style-name="T77"> </text:span><text:span text:style-name="T147">p#</text:span><text:span text:style-name="T208"> </text:span><text:span text:style-name="T19">from</text:span><text:span text:style-name="T82"> </text:span><text:span text:style-name="T19">p</text:span><text:span text:style-name="T136"> </text:span><text:span text:style-name="T19">where weight &gt; 14)</text:span><text:span text:style-name="T158"> </text:span><text:span text:style-name="T19">group</text:span><text:span text:style-name="T85"> </text:span><text:span text:style-name="T19">by</text:span><text:span text:style-name="T20"> </text:span><text:span text:style-name="T19">1</text:span></text:p>
      <text:p text:style-name="P36"><text:span text:style-name="T78">order</text:span><text:span text:style-name="T149"> </text:span><text:span text:style-name="T78">by</text:span><text:span text:style-name="T149"> </text:span><text:span text:style-name="T78">1;</text:span></text:p>
      <text:list text:continue-numbering="true" text:style-name="WWNum4">
        <text:list-item>
          <text:p text:style-name="P90" loext:marker-style-name="T13"><text:span text:style-name="T33">Display</text:span><text:span text:style-name="T17"> </text:span><text:span text:style-name="T33">all</text:span><text:span text:style-name="T17"> </text:span><text:span text:style-name="T33">the</text:span><text:span text:style-name="T17"> </text:span><text:span text:style-name="T33">Project</text:span><text:span text:style-name="T114"> </text:span><text:span text:style-name="T33">names</text:span><text:span text:style-name="T17"> </text:span><text:span text:style-name="T33">and</text:span><text:span text:style-name="T17"> </text:span><text:span text:style-name="T33">City,</text:span><text:span text:style-name="T114"> </text:span><text:span text:style-name="T33">which</text:span><text:span text:style-name="T17"> </text:span><text:span text:style-name="T33">has</text:span><text:span text:style-name="T17"> </text:span><text:span text:style-name="T33">bought</text:span><text:span text:style-name="T17"> </text:span><text:span text:style-name="T33">more</text:span><text:span text:style-name="T114"> </text:span><text:span text:style-name="T33">than</text:span><text:span text:style-name="T17"> </text:span><text:span text:style-name="T33">500</text:span><text:span text:style-name="T17"> </text:span><text:span text:style-name="T33">Parts.</text:span></text:p>
        </text:list-item>
      </text:list>
      <text:p text:style-name="P17" loext:marker-style-name="T54"/>
      <text:p text:style-name="P91"><draw:frame draw:style-name="fr1" draw:name="Image48" text:anchor-type="char" svg:x="1.3299in" svg:y="0.2693in" svg:width="0.2335in" svg:height="0.198in" draw:z-index="50"><draw:image xlink:href="Pictures/100000010000002D000000260B1F7447.png" xlink:type="simple" xlink:show="embed" xlink:actuate="onLoad" draw:mime-type="image/png"/></draw:frame><draw:frame draw:style-name="fr1" draw:name="Image49" text:anchor-type="char" svg:x="1.922in" svg:y="0.2693in" svg:width="0.2335in" svg:height="0.198in" draw:z-index="51"><draw:image xlink:href="Pictures/100000010000002D000000260B1F7447.png" xlink:type="simple" xlink:show="embed" xlink:actuate="onLoad" draw:mime-type="image/png"/></draw:frame><text:span text:style-name="T78">select jname, j.city from j, spj</text:span><text:span text:style-name="T184"> </text:span><text:span text:style-name="T19">where</text:span><text:span text:style-name="T130"> </text:span><text:span text:style-name="T19">j.</text:span><text:span text:style-name="T131"> </text:span><text:span text:style-name="T147">J#</text:span><text:span text:style-name="T213"> </text:span><text:span text:style-name="T19">=</text:span><text:span text:style-name="T131"> </text:span><text:span text:style-name="T19">spj.</text:span><text:span text:style-name="T131"> </text:span><text:span text:style-name="T214">j#</text:span><text:span text:style-name="T215"> </text:span><text:span text:style-name="T19">and</text:span><text:span text:style-name="T131"> </text:span><text:span text:style-name="T19">qty</text:span><text:span text:style-name="T130"> </text:span><text:span text:style-name="T19">&gt;500</text:span><text:span text:style-name="T148"> </text:span><text:span text:style-name="T78">group</text:span><text:span text:style-name="T216"> </text:span><text:span text:style-name="T78">by</text:span><text:span text:style-name="T216"> </text:span><text:span text:style-name="T78">jname,</text:span><text:span text:style-name="T42"> </text:span><text:span text:style-name="T78">j.city;</text:span></text:p>
      <text:list text:continue-numbering="true" text:style-name="WWNum4">
        <text:list-item>
          <text:p text:style-name="P92" loext:marker-style-name="T13"><text:span text:style-name="T33">Display</text:span><text:span text:style-name="T83"> </text:span><text:span text:style-name="T33">all</text:span><text:span text:style-name="T53"> </text:span><text:span text:style-name="T33">the</text:span><text:span text:style-name="T53"> </text:span><text:span text:style-name="T33">Part</text:span><text:span text:style-name="T83"> </text:span><text:span text:style-name="T33">names</text:span><text:span text:style-name="T53"> </text:span><text:span text:style-name="T33">and</text:span><text:span text:style-name="T53"> </text:span><text:span text:style-name="T33">Quantity</text:span><text:span text:style-name="T53"> </text:span><text:span text:style-name="T33">sold</text:span><text:span text:style-name="T83"> </text:span><text:span text:style-name="T33">that</text:span><text:span text:style-name="T53"> </text:span><text:span text:style-name="T33">have</text:span><text:span text:style-name="T53"> </text:span><text:span text:style-name="T33">a</text:span><text:span text:style-name="T53"> </text:span><text:span text:style-name="T33">Weight</text:span><text:span text:style-name="T83"> </text:span><text:span text:style-name="T33">less</text:span><text:span text:style-name="T53"> </text:span><text:span text:style-name="T33">than</text:span><text:span text:style-name="T53"> </text:span><text:span text:style-name="T33">15.</text:span></text:p>
        </text:list-item>
      </text:list>
      <text:p text:style-name="P12" loext:marker-style-name="T26"/>
      <text:p text:style-name="P93"><draw:frame draw:style-name="fr1" draw:name="Image50" text:anchor-type="char" svg:x="1.3661in" svg:y="0.0583in" svg:width="0.2335in" svg:height="0.198in" draw:z-index="52"><draw:image xlink:href="Pictures/100000010000002D000000260B1F7447.png" xlink:type="simple" xlink:show="embed" xlink:actuate="onLoad" draw:mime-type="image/png"/></draw:frame><draw:frame draw:style-name="fr1" draw:name="Image51" text:anchor-type="char" svg:x="2.1654in" svg:y="0.3457in" svg:width="0.2335in" svg:height="0.198in" draw:z-index="53"><draw:image xlink:href="Pictures/100000010000002C00000026A642F673.png" xlink:type="simple" xlink:show="embed" xlink:actuate="onLoad" draw:mime-type="image/png"/></draw:frame><draw:frame draw:style-name="fr1" draw:name="Image52" text:anchor-type="char" svg:x="2.7665in" svg:y="0.3457in" svg:width="0.2335in" svg:height="0.198in" draw:z-index="54"><draw:image xlink:href="Pictures/100000010000002D000000260B1F7447.png" xlink:type="simple" xlink:show="embed" xlink:actuate="onLoad" draw:mime-type="image/png"/></draw:frame><draw:frame draw:style-name="fr1" draw:name="Image53" text:anchor-type="char" svg:x="1.3744in" svg:y="0.6339in" svg:width="0.2335in" svg:height="0.198in" draw:z-index="55"><draw:image xlink:href="Pictures/100000010000002D000000260B1F7447.png" xlink:type="simple" xlink:show="embed" xlink:actuate="onLoad" draw:mime-type="image/png"/></draw:frame><text:span text:style-name="T176">select</text:span><text:span text:style-name="T85"> </text:span><text:span text:style-name="T176">p.</text:span><text:span text:style-name="T85"> </text:span><text:span text:style-name="T217">p#</text:span><text:span text:style-name="T168"> </text:span><text:span text:style-name="T176">,</text:span><text:span text:style-name="T85"> </text:span><text:span text:style-name="T176">p.pname,</text:span><text:span text:style-name="T85"> </text:span><text:span text:style-name="T177">p.weight,</text:span><text:span text:style-name="T20"> </text:span><text:span text:style-name="T177">spj.qty</text:span><text:span text:style-name="T85"> </text:span><text:span text:style-name="T177">from</text:span><text:span text:style-name="T85"> </text:span><text:span text:style-name="T177">spj</text:span><text:span text:style-name="T136"> </text:span><text:span text:style-name="T19">left</text:span><text:span text:style-name="T77"> </text:span><text:span text:style-name="T19">outer</text:span><text:span text:style-name="T82"> </text:span><text:span text:style-name="T19">join</text:span><text:span text:style-name="T82"> </text:span><text:span text:style-name="T19">p</text:span><text:span text:style-name="T77"> </text:span><text:span text:style-name="T19">on</text:span><text:span text:style-name="T82"> </text:span><text:span text:style-name="T19">(p.</text:span><text:span text:style-name="T82"> </text:span><text:span text:style-name="T147">p#</text:span><text:span text:style-name="T218"> </text:span><text:span text:style-name="T19">=</text:span><text:span text:style-name="T77"> </text:span><text:span text:style-name="T19">spj.</text:span><text:span text:style-name="T82"> </text:span><text:span text:style-name="T147">p#</text:span><text:span text:style-name="T165"> </text:span><text:span text:style-name="T19">)</text:span></text:p>
      <text:p text:style-name="P94"><draw:frame draw:style-name="fr1" draw:name="Image54" text:anchor-type="char" svg:x="1.4193in" svg:y="0.2693in" svg:width="0.2335in" svg:height="0.198in" draw:z-index="56"><draw:image xlink:href="Pictures/100000010000002C00000026A642F673.png" xlink:type="simple" xlink:show="embed" xlink:actuate="onLoad" draw:mime-type="image/png"/></draw:frame><text:span text:style-name="T19">where p. </text:span><text:span text:style-name="T147">p#</text:span><text:span text:style-name="T209"> </text:span><text:span text:style-name="T19">in</text:span><text:span text:style-name="T158"> </text:span><text:span text:style-name="T19">(select p. </text:span><text:span text:style-name="T147">p#</text:span><text:span text:style-name="T209"> </text:span><text:span text:style-name="T19">from p</text:span><text:span text:style-name="T148"> </text:span><text:span text:style-name="T177">where</text:span><text:span text:style-name="T85"> </text:span><text:span text:style-name="T177">p.weight</text:span><text:span text:style-name="T85"> </text:span><text:span text:style-name="T81">&lt;</text:span><text:span text:style-name="T85"> </text:span><text:span text:style-name="T81">15)</text:span><text:span text:style-name="T136"> </text:span><text:span text:style-name="T19">group</text:span><text:span text:style-name="T85"> </text:span><text:span text:style-name="T19">by</text:span><text:span text:style-name="T20"> </text:span><text:span text:style-name="T19">1</text:span></text:p>
      <text:p text:style-name="P36"><text:span text:style-name="T78">order</text:span><text:span text:style-name="T149"> </text:span><text:span text:style-name="T78">by</text:span><text:span text:style-name="T149"> </text:span><text:span text:style-name="T78">1;</text:span></text:p>
      <text:p text:style-name="P3" loext:marker-style-name="T7"/>
      <text:p text:style-name="P3" loext:marker-style-name="T7"/>
      <text:p text:style-name="P3" loext:marker-style-name="T7"/>
      <text:p text:style-name="P3" loext:marker-style-name="T7"/>
      <text:p text:style-name="P95" loext:marker-style-name="T219"><draw:g text:anchor-type="char" draw:z-index="67" draw:style-name="gr5"><draw:polygon draw:style-name="gr3" draw:text-style-name="P5" svg:width="0.7087in" svg:height="0.1969in" svg:x="0.8075in" svg:y="0.2508in" svg:viewBox="0 0 1801 501" draw:points="1711,0 90,0 55,7 26,26 7,55 0,90 0,409 7,445 26,475 55,494 90,501 1711,501 1747,494 1775,475 1794,445 1801,409 1801,90 1794,55 1775,26 1747,7"><text:p/></draw:polygon><draw:custom-shape draw:style-name="gr6" draw:text-style-name="P27" svg:width="0.7098in" svg:height="0.198in" svg:x="0.8075in" svg:y="0.2508in"><text:p text:style-name="P6"><text:span text:style-name="T9">exercise</text:span><text:span text:style-name="T109"> </text:span><text:span text:style-name="T11">6</text:span></text:p><draw:enhanced-geometry draw:type="0"/></draw:custom-shape></draw:g></text:p>
      <text:p text:style-name="P96" loext:marker-style-name="T220"/>
      <text:list text:style-name="WWNum5">
        <text:list-item>
          <text:p text:style-name="P97" loext:marker-style-name="T13"><text:span text:style-name="T16">Display</text:span><text:span text:style-name="T53"> </text:span><text:span text:style-name="T16">all</text:span><text:span text:style-name="T15"> </text:span><text:span text:style-name="T16">the</text:span><text:span text:style-name="T53"> </text:span><text:span text:style-name="T16">Suppliers</text:span><text:span text:style-name="T15"> </text:span><text:span text:style-name="T16">with</text:span><text:span text:style-name="T53"> </text:span><text:span text:style-name="T16">the</text:span><text:span text:style-name="T15"> </text:span><text:span text:style-name="T16">same</text:span><text:span text:style-name="T53"> </text:span><text:span text:style-name="T16">Status</text:span><text:span text:style-name="T15"> </text:span><text:span text:style-name="T16">as</text:span><text:span text:style-name="T15"> </text:span><text:span text:style-name="T16">the</text:span><text:span text:style-name="T53"> </text:span><text:span text:style-name="T16">supplier,</text:span><text:span text:style-name="T15"> </text:span><text:span text:style-name="T33">‘CLARK’.</text:span></text:p>
        </text:list-item>
      </text:list>
      <text:p text:style-name="P10" loext:marker-style-name="T18"/>
      <text:p text:style-name="P94"><text:span text:style-name="T55">select </text:span><text:span text:style-name="T56">* from s</text:span><text:span text:style-name="T36"> </text:span><text:span text:style-name="T87">where </text:span><text:span text:style-name="T55">status =</text:span><text:span text:style-name="T56"> </text:span><text:span text:style-name="T87">(select</text:span><text:span text:style-name="T31"> </text:span><text:span text:style-name="T87">status</text:span><text:span text:style-name="T31"> </text:span><text:span text:style-name="T55">from</text:span><text:span text:style-name="T37"> </text:span><text:span text:style-name="T55">s</text:span></text:p>
      <text:p text:style-name="P86"><text:span text:style-name="T39">whe</text:span><text:span text:style-name="T40">r</text:span><text:span text:style-name="T41">e</text:span><text:span text:style-name="T42"> </text:span><text:span text:style-name="T75">sna</text:span><text:span text:style-name="T123">m</text:span><text:span text:style-name="T41">e</text:span><text:span text:style-name="T42"> </text:span><text:span text:style-name="T47">=</text:span><text:span text:style-name="T42"> </text:span><text:span text:style-name="T48">'</text:span><text:span text:style-name="T43">C</text:span><text:span text:style-name="T104">l</text:span><text:span text:style-name="T67">a</text:span><text:span text:style-name="T68">r</text:span><text:span text:style-name="T132">k</text:span><text:span text:style-name="T48">'</text:span><text:span text:style-name="T39">)</text:span><text:span text:style-name="T52">;</text:span></text:p>
      <text:list text:continue-numbering="true" text:style-name="WWNum5">
        <text:list-item>
          <text:p text:style-name="P98" loext:marker-style-name="T13"><text:span text:style-name="T16">Display</text:span><text:span text:style-name="T53"> </text:span><text:span text:style-name="T16">all</text:span><text:span text:style-name="T53"> </text:span><text:span text:style-name="T16">the</text:span><text:span text:style-name="T53"> </text:span><text:span text:style-name="T16">Employees</text:span><text:span text:style-name="T53"> </text:span><text:span text:style-name="T16">in</text:span><text:span text:style-name="T53"> </text:span><text:span text:style-name="T16">the</text:span><text:span text:style-name="T53"> </text:span><text:span text:style-name="T16">same</text:span><text:span text:style-name="T53"> </text:span><text:span text:style-name="T16">department</text:span><text:span text:style-name="T53"> </text:span><text:span text:style-name="T16">as</text:span><text:span text:style-name="T53"> </text:span><text:span text:style-name="T33">the</text:span><text:span text:style-name="T15"> </text:span><text:span text:style-name="T33">employee</text:span><text:span text:style-name="T53"> </text:span><text:span text:style-name="T33">‘MILLER’.</text:span></text:p>
        </text:list-item>
        <text:list-item>
          <text:p text:style-name="P99" loext:marker-style-name="T13"><text:span text:style-name="T16">Display</text:span><text:span text:style-name="T53"> </text:span><text:span text:style-name="T16">all</text:span><text:span text:style-name="T53"> </text:span><text:span text:style-name="T16">the</text:span><text:span text:style-name="T53"> </text:span><text:span text:style-name="T16">Parts</text:span><text:span text:style-name="T53"> </text:span><text:span text:style-name="T16">which</text:span><text:span text:style-name="T53"> </text:span><text:span text:style-name="T16">have</text:span><text:span text:style-name="T53"> </text:span><text:span text:style-name="T16">more</text:span><text:span text:style-name="T53"> </text:span><text:span text:style-name="T16">Weight</text:span><text:span text:style-name="T53"> </text:span><text:span text:style-name="T16">than</text:span><text:span text:style-name="T53"> </text:span><text:span text:style-name="T16">all</text:span><text:span text:style-name="T53"> </text:span><text:span text:style-name="T16">the</text:span><text:span text:style-name="T53"> </text:span><text:span text:style-name="T16">blue</text:span><text:span text:style-name="T15"> </text:span><text:span text:style-name="T33">parts.</text:span></text:p>
        </text:list-item>
      </text:list>
      <text:p text:style-name="P17" loext:marker-style-name="T54"/>
      <text:p text:style-name="P100"><text:span text:style-name="T19">select * from p</text:span><text:span text:style-name="T158"> </text:span><text:span text:style-name="T81">where</text:span><text:span text:style-name="T82"> </text:span><text:span text:style-name="T81">weight</text:span><text:span text:style-name="T82"> </text:span><text:span text:style-name="T81">&gt;</text:span><text:span text:style-name="T85"> </text:span><text:span text:style-name="T81">all</text:span></text:p>
      <text:p text:style-name="P45"><text:span text:style-name="T76">(select</text:span><text:span text:style-name="T77"> </text:span><text:span text:style-name="T76">max(weight)</text:span><text:span text:style-name="T82"> </text:span><text:span text:style-name="T19">from</text:span><text:span text:style-name="T82"> </text:span><text:span text:style-name="T19">p</text:span></text:p>
      <text:p text:style-name="P18"><text:span text:style-name="T39">whe</text:span><text:span text:style-name="T40">r</text:span><text:span text:style-name="T41">e</text:span><text:span text:style-name="T42"> </text:span><text:span text:style-name="T61">c</text:span><text:span text:style-name="T50">o</text:span><text:span text:style-name="T104">l</text:span><text:span text:style-name="T50">o</text:span><text:span text:style-name="T63">r</text:span><text:span text:style-name="T42"> </text:span><text:span text:style-name="T47">=</text:span><text:span text:style-name="T42"> </text:span><text:span text:style-name="T48">'</text:span><text:span text:style-name="T221">b</text:span><text:span text:style-name="T222">l</text:span><text:span text:style-name="T59">ue'</text:span><text:span text:style-name="T39">)</text:span><text:span text:style-name="T52">;</text:span></text:p>
      <text:list text:continue-numbering="true" text:style-name="WWNum5">
        <text:list-item>
          <text:p text:style-name="P101" loext:marker-style-name="T13"><text:span text:style-name="T14">Display</text:span><text:span text:style-name="T15"> </text:span><text:span text:style-name="T14">all</text:span><text:span text:style-name="T15"> </text:span><text:span text:style-name="T14">the</text:span><text:span text:style-name="T15"> </text:span><text:span text:style-name="T14">Projects</text:span><text:span text:style-name="T15"> </text:span><text:span text:style-name="T14">going</text:span><text:span text:style-name="T15"> </text:span><text:span text:style-name="T14">on</text:span><text:span text:style-name="T15"> </text:span><text:span text:style-name="T14">in</text:span><text:span text:style-name="T15"> </text:span><text:span text:style-name="T14">the</text:span><text:span text:style-name="T15"> </text:span><text:span text:style-name="T16">same</text:span><text:span text:style-name="T15"> </text:span><text:span text:style-name="T16">city</text:span><text:span text:style-name="T15"> </text:span><text:span text:style-name="T16">as</text:span><text:span text:style-name="T15"> </text:span><text:span text:style-name="T16">the</text:span><text:span text:style-name="T15"> </text:span><text:span text:style-name="T16">project</text:span><text:span text:style-name="T15"> </text:span><text:span text:style-name="T16">‘TAPE’.</text:span></text:p>
        </text:list-item>
      </text:list>
      <text:p text:style-name="P17" loext:marker-style-name="T54"/>
      <text:p text:style-name="P100"><text:span text:style-name="T19">select * from p</text:span><text:span text:style-name="T158"> </text:span><text:span text:style-name="T19">where city =</text:span><text:span text:style-name="T158"> </text:span><text:span text:style-name="T176">(select</text:span><text:span text:style-name="T85"> </text:span><text:span text:style-name="T177">city</text:span><text:span text:style-name="T85"> </text:span><text:span text:style-name="T177">from</text:span><text:span text:style-name="T85"> </text:span><text:span text:style-name="T223">j</text:span></text:p>
      <text:p text:style-name="P86"><text:span text:style-name="T39">whe</text:span><text:span text:style-name="T40">r</text:span><text:span text:style-name="T41">e</text:span><text:span text:style-name="T42"> </text:span><text:span text:style-name="T192">j</text:span><text:span text:style-name="T126">na</text:span><text:span text:style-name="T123">m</text:span><text:span text:style-name="T41">e</text:span><text:span text:style-name="T42"> </text:span><text:span text:style-name="T47">=</text:span><text:span text:style-name="T42"> </text:span><text:span text:style-name="T48">'</text:span><text:span text:style-name="T224">T</text:span><text:span text:style-name="T67">a</text:span><text:span text:style-name="T225">pe'</text:span><text:span text:style-name="T39">)</text:span><text:span text:style-name="T52">;</text:span></text:p>
      <text:list text:continue-numbering="true" text:style-name="WWNum5">
        <text:list-item>
          <text:p text:style-name="P98" loext:marker-style-name="T13"><text:span text:style-name="T16">Display</text:span><text:span text:style-name="T53"> </text:span><text:span text:style-name="T16">all</text:span><text:span text:style-name="T53"> </text:span><text:span text:style-name="T16">the</text:span><text:span text:style-name="T53"> </text:span><text:span text:style-name="T16">Parts</text:span><text:span text:style-name="T53"> </text:span><text:span text:style-name="T16">with</text:span><text:span text:style-name="T53"> </text:span><text:span text:style-name="T16">Weight</text:span><text:span text:style-name="T53"> </text:span><text:span text:style-name="T16">less</text:span><text:span text:style-name="T53"> </text:span><text:span text:style-name="T16">than</text:span><text:span text:style-name="T53"> </text:span><text:span text:style-name="T16">all</text:span><text:span text:style-name="T53"> </text:span><text:span text:style-name="T16">the</text:span><text:span text:style-name="T53"> </text:span><text:span text:style-name="T33">Green</text:span><text:span text:style-name="T53"> </text:span><text:span text:style-name="T33">parts.</text:span></text:p>
        </text:list-item>
      </text:list>
      <text:p text:style-name="P17" loext:marker-style-name="T54"/>
      <text:p text:style-name="P102"><text:span text:style-name="T19">select * from p</text:span><text:span text:style-name="T148"> </text:span><text:span text:style-name="T19">where</text:span><text:span text:style-name="T129"> </text:span><text:span text:style-name="T19">weight</text:span><text:span text:style-name="T129"> </text:span><text:span text:style-name="T19">&lt;</text:span></text:p>
      <text:p text:style-name="P45"><text:span text:style-name="T81">(select</text:span><text:span text:style-name="T82"> </text:span><text:span text:style-name="T76">min(weight)</text:span><text:span text:style-name="T82"> </text:span><text:span text:style-name="T76">from</text:span><text:span text:style-name="T85"> </text:span><text:span text:style-name="T76">p</text:span></text:p>
      <text:p text:style-name="P103"><text:span text:style-name="T39">whe</text:span><text:span text:style-name="T40">r</text:span><text:span text:style-name="T41">e</text:span><text:span text:style-name="T42"> </text:span><text:span text:style-name="T61">c</text:span><text:span text:style-name="T50">o</text:span><text:span text:style-name="T104">l</text:span><text:span text:style-name="T50">o</text:span><text:span text:style-name="T63">r</text:span><text:span text:style-name="T42"> </text:span><text:span text:style-name="T47">=</text:span><text:span text:style-name="T42"> </text:span><text:span text:style-name="T48">'</text:span><text:span text:style-name="T93">g</text:span><text:span text:style-name="T226">r</text:span><text:span text:style-name="T74">een</text:span><text:span text:style-name="T75">'</text:span><text:span text:style-name="T39">)</text:span><text:span text:style-name="T52">;</text:span></text:p>
      <text:list text:continue-numbering="true" text:style-name="WWNum5">
        <text:list-item>
          <text:p text:style-name="P101" loext:marker-style-name="T13"><text:span text:style-name="T33">Display</text:span><text:span text:style-name="T15"> </text:span><text:span text:style-name="T33">the</text:span><text:span text:style-name="T15"> </text:span><text:span text:style-name="T33">name</text:span><text:span text:style-name="T15"> </text:span><text:span text:style-name="T33">of</text:span><text:span text:style-name="T15"> </text:span><text:span text:style-name="T33">the</text:span><text:span text:style-name="T15"> </text:span><text:span text:style-name="T33">Supplier</text:span><text:span text:style-name="T17"> </text:span><text:span text:style-name="T33">who</text:span><text:span text:style-name="T15"> </text:span><text:span text:style-name="T33">has</text:span><text:span text:style-name="T15"> </text:span><text:span text:style-name="T33">sold</text:span><text:span text:style-name="T15"> </text:span><text:span text:style-name="T33">the</text:span><text:span text:style-name="T15"> </text:span><text:span text:style-name="T33">maximum</text:span><text:span text:style-name="T15"> </text:span><text:span text:style-name="T33">Quantity</text:span><text:span text:style-name="T17"> </text:span><text:span text:style-name="T33">(in</text:span><text:span text:style-name="T15"> </text:span><text:span text:style-name="T33">one</text:span><text:span text:style-name="T15"> </text:span><text:span text:style-name="T33">sale).</text:span></text:p>
        </text:list-item>
      </text:list>
      <text:p text:style-name="P104"><draw:frame draw:style-name="fr1" draw:name="Image55" text:anchor-type="char" svg:x="1.4102in" svg:y="0.5201in" svg:width="0.2335in" svg:height="0.198in" draw:z-index="57"><draw:image xlink:href="Pictures/100000010000002D000000256A99B487.png" xlink:type="simple" xlink:show="embed" xlink:actuate="onLoad" draw:mime-type="image/png"/></draw:frame><draw:frame draw:style-name="fr1" draw:name="Image56" text:anchor-type="char" svg:x="2.0126in" svg:y="0.5201in" svg:width="0.2335in" svg:height="0.198in" draw:z-index="58"><draw:image xlink:href="Pictures/100000010000002D000000256A99B487.png" xlink:type="simple" xlink:show="embed" xlink:actuate="onLoad" draw:mime-type="image/png"/></draw:frame><text:span text:style-name="T76">select</text:span><text:span text:style-name="T77"> </text:span><text:span text:style-name="T76">sname,</text:span><text:span text:style-name="T77"> </text:span><text:span text:style-name="T76">max(qty)</text:span><text:span text:style-name="T77"> </text:span><text:span text:style-name="T19">from</text:span><text:span text:style-name="T77"> </text:span><text:span text:style-name="T19">spj,</text:span><text:span text:style-name="T77"> </text:span><text:span text:style-name="T19">s</text:span><text:span text:style-name="T136"> </text:span><text:span text:style-name="T56">where</text:span><text:span text:style-name="T31"> </text:span><text:span text:style-name="T56">(s.</text:span><text:span text:style-name="T31"> </text:span><text:span text:style-name="T227">s#</text:span><text:span text:style-name="T228"> </text:span><text:span text:style-name="T36">=</text:span><text:span text:style-name="T31"> </text:span><text:span text:style-name="T36">spj.</text:span><text:span text:style-name="T37"> </text:span><text:span text:style-name="T210">s#</text:span><text:span text:style-name="T30"> </text:span><text:span text:style-name="T36">);</text:span></text:p>
      <text:list text:continue-numbering="true" text:style-name="WWNum5">
        <text:list-item>
          <text:p text:style-name="P105" loext:marker-style-name="T13"><text:span text:style-name="T14">Display</text:span><text:span text:style-name="T15"> </text:span><text:span text:style-name="T14">the</text:span><text:span text:style-name="T15"> </text:span><text:span text:style-name="T14">name</text:span><text:span text:style-name="T15"> </text:span><text:span text:style-name="T14">of</text:span><text:span text:style-name="T15"> </text:span><text:span text:style-name="T14">the</text:span><text:span text:style-name="T17"> </text:span><text:span text:style-name="T16">Employee</text:span><text:span text:style-name="T15"> </text:span><text:span text:style-name="T16">with</text:span><text:span text:style-name="T15"> </text:span><text:span text:style-name="T16">the</text:span><text:span text:style-name="T15"> </text:span><text:span text:style-name="T16">minimum</text:span><text:span text:style-name="T17"> </text:span><text:span text:style-name="T16">Salary.</text:span></text:p>
        </text:list-item>
      </text:list>
      <text:p text:style-name="P17" loext:marker-style-name="T54"/>
      <text:p text:style-name="Text_20_body"><text:span text:style-name="T81">select</text:span><text:span text:style-name="T82"> </text:span><text:span text:style-name="T81">ename,</text:span><text:span text:style-name="T82"> </text:span><text:span text:style-name="T81">min(sal)</text:span><text:span text:style-name="T82"> </text:span><text:span text:style-name="T81">from</text:span><text:span text:style-name="T85"> </text:span><text:span text:style-name="T76">emp;</text:span></text:p>
      <text:list text:continue-numbering="true" text:style-name="WWNum5">
        <text:list-item>
          <text:p text:style-name="P101" loext:marker-style-name="T13"><text:span text:style-name="T33">Display</text:span><text:span text:style-name="T17"> </text:span><text:span text:style-name="T33">the</text:span><text:span text:style-name="T17"> </text:span><text:span text:style-name="T33">name</text:span><text:span text:style-name="T17"> </text:span><text:span text:style-name="T33">of</text:span><text:span text:style-name="T17"> </text:span><text:span text:style-name="T33">the</text:span><text:span text:style-name="T17"> </text:span><text:span text:style-name="T33">Supplier</text:span><text:span text:style-name="T17"> </text:span><text:span text:style-name="T33">who</text:span><text:span text:style-name="T17"> </text:span><text:span text:style-name="T33">has</text:span><text:span text:style-name="T17"> </text:span><text:span text:style-name="T33">sold</text:span><text:span text:style-name="T17"> </text:span><text:span text:style-name="T33">the</text:span><text:span text:style-name="T114"> </text:span><text:span text:style-name="T33">maximum</text:span><text:span text:style-name="T17"> </text:span><text:span text:style-name="T33">overall</text:span><text:span text:style-name="T17"> </text:span><text:span text:style-name="T33">Quantity</text:span><text:span text:style-name="T17"> </text:span><text:span text:style-name="T33">(sum</text:span><text:span text:style-name="T17"> </text:span><text:span text:style-name="T33">of</text:span><text:span text:style-name="T17"> </text:span><text:span text:style-name="T33">Sales).</text:span></text:p>
        </text:list-item>
      </text:list>
      <text:p text:style-name="P17" loext:marker-style-name="T54"/>
      <text:p text:style-name="P106"><draw:frame draw:style-name="fr1" draw:name="Image57" text:anchor-type="char" svg:x="1.3744in" svg:y="0.2693in" svg:width="0.2335in" svg:height="0.198in" draw:z-index="59"><draw:image xlink:href="Pictures/100000010000002D000000260B1F7447.png" xlink:type="simple" xlink:show="embed" xlink:actuate="onLoad" draw:mime-type="image/png"/></draw:frame><draw:frame draw:style-name="fr1" draw:name="Image58" text:anchor-type="char" svg:x="1.9492in" svg:y="0.2693in" svg:width="0.2335in" svg:height="0.198in" draw:z-index="60"><draw:image xlink:href="Pictures/100000010000002D000000260B1F7447.png" xlink:type="simple" xlink:show="embed" xlink:actuate="onLoad" draw:mime-type="image/png"/></draw:frame><text:span text:style-name="T87">select </text:span><text:span text:style-name="T55">Sname, sum(Qty) from S,SPJ</text:span><text:span text:style-name="T56"> </text:span><text:span text:style-name="T27">where</text:span><text:span text:style-name="T32"> </text:span><text:span text:style-name="T27">S.</text:span><text:span text:style-name="T31"> </text:span><text:span text:style-name="T29">S#</text:span><text:span text:style-name="T30"> </text:span><text:span text:style-name="T27">=SPJ.</text:span><text:span text:style-name="T31"> </text:span><text:span text:style-name="T29">S#</text:span><text:span text:style-name="T166"> </text:span><text:span text:style-name="T27">group</text:span><text:span text:style-name="T31"> </text:span><text:span text:style-name="T27">by</text:span><text:span text:style-name="T32"> </text:span><text:span text:style-name="T27">Sname</text:span></text:p>
      <text:p text:style-name="P45"><text:span text:style-name="T19">having</text:span><text:span text:style-name="T113"> </text:span><text:span text:style-name="T19">sum(Qty)=(select</text:span><text:span text:style-name="T113"> </text:span><text:span text:style-name="T19">max(sum_qty)</text:span><text:span text:style-name="T113"> </text:span><text:span text:style-name="T19">from</text:span></text:p>
      <text:p text:style-name="P20"><draw:frame draw:style-name="fr1" draw:name="Image59" text:anchor-type="char" svg:x="3.8264in" svg:y="0.1165in" svg:width="0.2335in" svg:height="0.198in" draw:z-index="61"><draw:image xlink:href="Pictures/100000010000002C00000026A642F673.png" xlink:type="simple" xlink:show="embed" xlink:actuate="onLoad" draw:mime-type="image/png"/></draw:frame><text:span text:style-name="T55">(select</text:span><text:span text:style-name="T31"> </text:span><text:span text:style-name="T55">sum(Qty)</text:span><text:span text:style-name="T37"> </text:span><text:span text:style-name="T55">as</text:span><text:span text:style-name="T37"> </text:span><text:span text:style-name="T55">sum_qty</text:span><text:span text:style-name="T31"> </text:span><text:span text:style-name="T56">from</text:span><text:span text:style-name="T37"> </text:span><text:span text:style-name="T56">SPJ</text:span><text:span text:style-name="T37"> </text:span><text:span text:style-name="T56">group</text:span><text:span text:style-name="T37"> </text:span><text:span text:style-name="T56">by</text:span><text:span text:style-name="T229"> </text:span><text:span text:style-name="T227">S#</text:span><text:span text:style-name="T230"> </text:span><text:span text:style-name="T56">)</text:span><text:span text:style-name="T37"> </text:span><text:span text:style-name="T56">as</text:span><text:span text:style-name="T31"> </text:span><text:span text:style-name="T56">tempp);</text:span></text:p>
      <text:list text:continue-numbering="true" text:style-name="WWNum5">
        <text:list-item>
          <text:p text:style-name="P98" loext:marker-style-name="T13"><text:span text:style-name="T16">Display</text:span><text:span text:style-name="T53"> </text:span><text:span text:style-name="T16">the</text:span><text:span text:style-name="T53"> </text:span><text:span text:style-name="T16">name</text:span><text:span text:style-name="T53"> </text:span><text:span text:style-name="T16">of</text:span><text:span text:style-name="T15"> </text:span><text:span text:style-name="T16">the</text:span><text:span text:style-name="T53"> </text:span><text:span text:style-name="T16">Department</text:span><text:span text:style-name="T53"> </text:span><text:span text:style-name="T33">with</text:span><text:span text:style-name="T15"> </text:span><text:span text:style-name="T33">the</text:span><text:span text:style-name="T53"> </text:span><text:span text:style-name="T33">maximum</text:span><text:span text:style-name="T53"> </text:span><text:span text:style-name="T33">number</text:span><text:span text:style-name="T53"> </text:span><text:span text:style-name="T33">of</text:span><text:span text:style-name="T15"> </text:span><text:span text:style-name="T33">Employees.</text:span></text:p>
        </text:list-item>
      </text:list>
      <text:p text:style-name="P17" loext:marker-style-name="T54"/>
      <text:p text:style-name="P107"><text:span text:style-name="T87">SELECT d.deptno,</text:span><text:span text:style-name="T38"> </text:span><text:span text:style-name="T27">d.dname,</text:span><text:span text:style-name="T186"> </text:span><text:span text:style-name="T27">count(*)</text:span></text:p>
      <text:p text:style-name="P108"><text:span text:style-name="T55">FROM</text:span><text:span text:style-name="T37"> </text:span><text:span text:style-name="T56">emp</text:span><text:span text:style-name="T37"> </text:span><text:span text:style-name="T56">e,</text:span><text:span text:style-name="T38"> </text:span><text:span text:style-name="T19">dept</text:span><text:span text:style-name="T85"> </text:span><text:span text:style-name="T19">d</text:span></text:p>
      <text:p text:style-name="P109"><text:span text:style-name="T19">WHERE e.deptno = d.deptno</text:span><text:span text:style-name="T148"> </text:span><text:span text:style-name="T56">GROUP BY d.deptno</text:span><text:span text:style-name="T36"> </text:span><text:span text:style-name="T27">HAVING</text:span><text:span text:style-name="T32"> </text:span><text:span text:style-name="T27">count(*)</text:span><text:span text:style-name="T31"> </text:span><text:span text:style-name="T27">=</text:span></text:p>
      <text:p text:style-name="P86"><text:span text:style-name="T27">(SELECT</text:span><text:span text:style-name="T37"> </text:span><text:span text:style-name="T27">MAX(mycount)</text:span></text:p>
      <text:p text:style-name="P20"><text:span text:style-name="T231">FROM</text:span></text:p>
      <text:p text:style-name="P110"><text:span text:style-name="T27">(SELECT</text:span><text:span text:style-name="T232"> </text:span><text:span text:style-name="T27">COUNT(*)</text:span><text:span text:style-name="T233"> </text:span><text:span text:style-name="T27">mycount</text:span><text:span text:style-name="T38"> </text:span><text:span text:style-name="T27">FROM</text:span><text:span text:style-name="T31"> </text:span><text:span text:style-name="T27">emp</text:span></text:p>
      <text:p text:style-name="P22"><text:span text:style-name="T55">GROUP</text:span><text:span text:style-name="T31"> </text:span><text:span text:style-name="T55">BY</text:span><text:span text:style-name="T37"> </text:span><text:span text:style-name="T56">deptno)</text:span><text:span text:style-name="T37"> </text:span><text:span text:style-name="T56">a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Trebuchet MS1" fo:font-family="'Trebuchet MS'" style:font-family-generic="swiss" style:font-pitch="variable" fo:language="en" fo:country="US" style:font-name-asian="Trebuchet MS2" style:font-family-asian="'Trebuchet MS'" style:font-family-generic-asian="system" style:font-pitch-asian="variable" style:language-asian="en" style:country-asian="US" style:font-name-complex="Trebuchet MS2" style:font-family-complex="'Trebuchet M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083in"/>
      <style:text-properties style:font-name="Trebuchet MS1" fo:font-family="'Trebuchet MS'" style:font-family-generic="swiss" style:font-pitch="variable" fo:font-size="9.5pt" fo:language="en" fo:country="US" style:font-name-asian="Trebuchet MS2" style:font-family-asian="'Trebuchet MS'" style:font-family-generic-asian="system" style:font-pitch-asian="variable" style:font-size-asian="9.5pt" style:language-asian="en" style:country-asian="US" style:font-name-complex="Trebuchet MS2" style:font-family-complex="'Trebuchet MS'" style:font-family-generic-complex="system" style:font-pitch-complex="variable" style:font-size-complex="9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left="0.1134in" fo:margin-top="0.0591in" fo:margin-bottom="0in" style:contextual-spacing="false"/>
      <style:text-properties style:font-name="Trebuchet MS1" fo:font-family="'Trebuchet MS'" style:font-family-generic="swiss" style:font-pitch="variable" fo:font-size="13.5pt" fo:language="en" fo:country="US" style:font-name-asian="Trebuchet MS2" style:font-family-asian="'Trebuchet MS'" style:font-family-generic-asian="system" style:font-pitch-asian="variable" style:font-size-asian="13.5pt" style:language-asian="en" style:country-asian="US" style:font-name-complex="Trebuchet MS2" style:font-family-complex="'Trebuchet MS'" style:font-family-generic-complex="system" style:font-pitch-complex="variable" style:font-size-complex="13.5pt" style:language-complex="ar" style:country-complex="SA"/>
    </style:style>
    <style:style style:name="List_20_Paragraph" style:display-name="List Paragraph" style:family="paragraph" style:parent-style-name="Standard">
      <style:paragraph-properties fo:margin-left="0.5756in" fo:margin-top="0.0992in" fo:margin-bottom="0in" style:contextual-spacing="false" fo:text-indent="-0.239in" style:auto-text-indent="false"/>
      <style:text-properties style:font-name="Trebuchet MS1" fo:font-family="'Trebuchet MS'" style:font-family-generic="swiss" style:font-pitch="variable" fo:language="en" fo:country="US" style:font-name-asian="Trebuchet MS2" style:font-family-asian="'Trebuchet MS'" style:font-family-generic-asian="system" style:font-pitch-asian="variable" style:language-asian="en" style:country-asian="US" style:font-name-complex="Trebuchet MS2" style:font-family-complex="'Trebuchet MS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1f2225" loext:opacity="100%" style:font-name="Trebuchet MS1" fo:font-family="'Trebuchet MS'" style:font-family-generic="swiss" style:font-pitch="variable" fo:font-size="9.5pt" fo:letter-spacing="-0.0055in" fo:language="en" fo:country="US" style:font-name-asian="Trebuchet MS2" style:font-family-asian="'Trebuchet MS'" style:font-family-generic-asian="system" style:font-pitch-asian="variable" style:font-size-asian="9.5pt" style:language-asian="en" style:country-asian="US" style:font-name-complex="Trebuchet MS2" style:font-family-complex="'Trebuchet MS'" style:font-family-generic-complex="system" style:font-pitch-complex="variable" style:font-size-complex="9.5pt" style:language-complex="ar" style:country-complex="SA" style:text-scale="87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color="#1f2225" loext:opacity="100%" style:font-name="Trebuchet MS1" fo:font-family="'Trebuchet MS'" style:font-family-generic="swiss" style:font-pitch="variable" fo:font-size="9.5pt" fo:letter-spacing="-0.0055in" fo:language="en" fo:country="US" style:font-name-asian="Trebuchet MS2" style:font-family-asian="'Trebuchet MS'" style:font-family-generic-asian="system" style:font-pitch-asian="variable" style:font-size-asian="9.5pt" style:language-asian="en" style:country-asian="US" style:font-name-complex="Trebuchet MS2" style:font-family-complex="'Trebuchet MS'" style:font-family-generic-complex="system" style:font-pitch-complex="variable" style:font-size-complex="9.5pt" style:language-complex="ar" style:country-complex="SA" style:text-scale="87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color="#1f2225" loext:opacity="100%" style:font-name="Trebuchet MS1" fo:font-family="'Trebuchet MS'" style:font-family-generic="swiss" style:font-pitch="variable" fo:font-size="9.5pt" fo:letter-spacing="-0.0055in" fo:language="en" fo:country="US" style:font-name-asian="Trebuchet MS2" style:font-family-asian="'Trebuchet MS'" style:font-family-generic-asian="system" style:font-pitch-asian="variable" style:font-size-asian="9.5pt" style:language-asian="en" style:country-asian="US" style:font-name-complex="Trebuchet MS2" style:font-family-complex="'Trebuchet MS'" style:font-family-generic-complex="system" style:font-pitch-complex="variable" style:font-size-complex="9.5pt" style:language-complex="ar" style:country-complex="SA" style:text-scale="87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color="#1f2225" loext:opacity="100%" style:font-name="Trebuchet MS1" fo:font-family="'Trebuchet MS'" style:font-family-generic="swiss" style:font-pitch="variable" fo:font-size="9.5pt" fo:letter-spacing="-0.0055in" fo:language="en" fo:country="US" style:font-name-asian="Trebuchet MS2" style:font-family-asian="'Trebuchet MS'" style:font-family-generic-asian="system" style:font-pitch-asian="variable" style:font-size-asian="9.5pt" style:language-asian="en" style:country-asian="US" style:font-name-complex="Trebuchet MS2" style:font-family-complex="'Trebuchet MS'" style:font-family-generic-complex="system" style:font-pitch-complex="variable" style:font-size-complex="9.5pt" style:language-complex="ar" style:country-complex="SA" style:text-scale="87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color="#1f2225" loext:opacity="100%" style:font-name="Trebuchet MS1" fo:font-family="'Trebuchet MS'" style:font-family-generic="swiss" style:font-pitch="variable" fo:font-size="9.5pt" fo:letter-spacing="-0.0071in" fo:language="en" fo:country="US" style:font-name-asian="Trebuchet MS2" style:font-family-asian="'Trebuchet MS'" style:font-family-generic-asian="system" style:font-pitch-asian="variable" style:font-size-asian="9.5pt" style:language-asian="en" style:country-asian="US" style:font-name-complex="Trebuchet MS2" style:font-family-complex="'Trebuchet MS'" style:font-family-generic-complex="system" style:font-pitch-complex="variable" style:font-size-complex="9.5pt" style:language-complex="ar" style:country-complex="SA" style:text-scale="104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291in" fo:margin-left="0.3417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0.9736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1.6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2.2264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2.8528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4.105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4.7319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5.358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291in" fo:margin-left="0.1083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0.76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1.411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2.061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2.711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3.361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4.011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4.661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5.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291in" fo:margin-left="0.1083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0.76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1.411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2.061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2.711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3.361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4.011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4.661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5.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291in" fo:margin-left="0.3417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0.9736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1.6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2.2264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2.8528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3.4791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4.1055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4.7319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2291in" fo:margin-left="5.358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7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382in" fo:margin-left="0.3417in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382in" fo:margin-left="0.9736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382in" fo:margin-left="1.6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382in" fo:margin-left="2.2264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382in" fo:margin-left="2.8528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382in" fo:margin-left="3.4791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382in" fo:margin-left="4.1055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382in" fo:margin-left="4.7319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382in" fo:margin-left="5.358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left="0in" fo:margin-right="0in" fo:line-height="5%"/>
      <style:text-properties fo:font-size="10pt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8.2681in" fo:page-height="11.6929in" style:num-format="1" style:print-orientation="portrait" fo:margin-top="0.722in" fo:margin-bottom="0.4335in" fo:margin-left="0.7362in" fo:margin-right="0.91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62in" fo:margin-left="0in" fo:margin-right="0in" fo:margin-top="0.09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4335in" fo:margin-left="0.7362in" fo:margin-right="0.9165in" style:writing-mode="lr-tb" style:layout-grid-color="#c0c0c0" style:layout-grid-lines="263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5in" fo:margin-bottom="0.4335in" fo:margin-left="0.7362in" fo:margin-right="0.9165in" style:writing-mode="lr-tb" style:layout-grid-color="#c0c0c0" style:layout-grid-lines="263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62in" fo:margin-left="0in" fo:margin-right="0in" fo:margin-top="0.09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  <style:master-page style:name="Converted1" style:page-layout-name="Mpm2" draw:style-name="Mdp1"/>
    <style:master-page style:name="Converted2" style:page-layout-name="Mpm3" draw:style-name="Mdp1">
      <style:footer>
        <text:p text:style-name="MP1" loext:marker-style-name="MT1"/>
      </style:footer>
    </style:master-page>
    <style:master-page style:name="Converted3" style:page-layout-name="Mpm3" draw:style-name="Mdp1">
      <style:footer>
        <text:p text:style-name="MP1" loext:marker-style-name="MT1"/>
      </style:footer>
    </style:master-page>
    <style:master-page style:name="Converted4" style:page-layout-name="Mpm3" draw:style-name="Mdp1">
      <style:footer>
        <text:p text:style-name="MP1" loext:marker-style-name="MT1"/>
      </style:footer>
    </style:master-page>
    <style:master-page style:name="Converted5" style:page-layout-name="Mpm3" draw:style-name="Mdp1">
      <style:footer>
        <text:p text:style-name="MP1" loext:marker-style-name="MT1"/>
      </style:footer>
    </style:master-page>
    <style:master-page style:name="Converted6" style:page-layout-name="Mpm3" draw:style-name="Mdp1">
      <style:footer>
        <text:p text:style-name="MP1" loext:marker-style-name="MT1"/>
      </style:footer>
    </style:master-page>
    <style:master-page style:name="Converted7" style:page-layout-name="Mpm3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8:33:31</meta:creation-date>
    <dc:date>2024-10-29T00:10:29.020000000</dc:date>
    <meta:editing-duration>PT6M44S</meta:editing-duration>
    <meta:generator>LibreOffice/24.8.0.3$Windows_X86_64 LibreOffice_project/0bdf1299c94fe897b119f97f3c613e9dca6be583</meta:generator>
    <meta:editing-cycles>1</meta:editing-cycles>
    <meta:document-statistic meta:table-count="0" meta:image-count="64" meta:object-count="0" meta:page-count="8" meta:paragraph-count="161" meta:word-count="1493" meta:character-count="7723" meta:non-whitespace-character-count="6438"/>
    <meta:user-defined meta:name="AppVersion">12.0000</meta:user-defined>
    <meta:user-defined meta:name="Created" meta:value-type="date">2024-10-20T00:00:00</meta:user-defined>
    <meta:user-defined meta:name="LastSaved" meta:value-type="date">2024-10-28T00:00:00</meta:user-defined>
    <meta:template xlink:type="simple" xlink:actuate="onRequest" xlink:title="Normal" xlink:href=""/>
  </office:meta>
</office:document-meta>
</file>